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26.74mm"/>
    </style:style>
    <style:style style:name="co3" style:family="table-column">
      <style:table-column-properties fo:break-before="auto" style:column-width="38.81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156.37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43.57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4.2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4.15mm" fo:break-before="auto" style:use-optimal-row-height="fals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06.93mm" fo:break-before="auto" style:use-optimal-row-height="tru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40.1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8.24mm" fo:break-before="auto" style:use-optimal-row-height="tru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6"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ro8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9"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7"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3" office:value-type="string" calcext:value-type="string">
            <text:p>設定内容（Firefox 52）</text:p>
          </table:table-cell>
          <table:table-cell table:style-name="ce43"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50" office:value-type="string" calcext:value-type="string">
            <text:p>-</text:p>
          </table:table-cell>
          <table:table-cell table:style-name="ce7" table:formula="of:=IF([.M2]=&quot;&quot;;&quot;?&quot;;IF([.O2]=&quot;&quot;;&quot;新規&quot;;IF([.M2]=[.O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6"/>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50" office:value-type="string" calcext:value-type="string">
            <text:p>!define PRODUCT_FULL_NAME <text:s/>"（名前）"</text:p>
          </table:table-cell>
          <table:table-cell table:style-name="ce7" table:formula="of:=IF([.M3]=&quot;&quot;;&quot;?&quot;;IF([.O3]=&quot;&quot;;&quot;新規&quot;;IF([.M3]=[.O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6"/>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50" office:value-type="string" calcext:value-type="string">
            <text:p>-</text:p>
          </table:table-cell>
          <table:table-cell table:style-name="ce7" table:formula="of:=IF([.M4]=&quot;&quot;;&quot;?&quot;;IF([.O4]=&quot;&quot;;&quot;新規&quot;;IF([.M4]=[.O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6"/>
        </table:table-row>
        <table:table-row table:style-name="ro2">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50" office:value-type="string" calcext:value-type="string">
            <text:p>!define PRODUCT_NAME <text:s/>"（名前）"</text:p>
          </table:table-cell>
          <table:table-cell table:style-name="ce7" table:formula="of:=IF([.M5]=&quot;&quot;;&quot;?&quot;;IF([.O5]=&quot;&quot;;&quot;新規&quot;;IF([.M5]=[.O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6"/>
        </table:table-row>
        <table:table-row table:style-name="ro2">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6"/>
        </table:table-row>
        <table:table-row table:style-name="ro2">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6"/>
        </table:table-row>
        <table:table-row table:style-name="ro2">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6"/>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50" office:value-type="string" calcext:value-type="string">
            <text:p>-</text:p>
          </table:table-cell>
          <table:table-cell table:style-name="ce7" table:formula="of:=IF([.M9]=&quot;&quot;;&quot;?&quot;;IF([.O9]=&quot;&quot;;&quot;新規&quot;;IF([.M9]=[.O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6"/>
        </table:table-row>
        <table:table-row table:style-name="ro4">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6"/>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50" office:value-type="string" calcext:value-type="string">
            <text:p>-</text:p>
          </table:table-cell>
          <table:table-cell table:style-name="ce7" table:formula="of:=IF([.M11]=&quot;&quot;;&quot;?&quot;;IF([.O11]=&quot;&quot;;&quot;新規&quot;;IF([.M11]=[.O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6"/>
        </table:table-row>
        <table:table-row table:style-name="ro5">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6"/>
        </table:table-row>
        <table:table-row table:style-name="ro2">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50" office:value-type="string" calcext:value-type="string">
            <text:p>!define PRODUCT_LANGUAGE "Japanese"</text:p>
          </table:table-cell>
          <table:table-cell table:style-name="ce7" table:formula="of:=IF([.M13]=&quot;&quot;;&quot;?&quot;;IF([.O13]=&quot;&quot;;&quot;新規&quot;;IF([.M13]=[.O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6"/>
        </table:table-row>
        <table:table-row table:style-name="ro2">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50" office:value-type="string" calcext:value-type="string">
            <text:p>!define PRODUCT_LANGUAGE "English"</text:p>
          </table:table-cell>
          <table:table-cell table:style-name="ce7" table:formula="of:=IF([.M14]=&quot;&quot;;&quot;?&quot;;IF([.O14]=&quot;&quot;;&quot;新規&quot;;IF([.M14]=[.O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6"/>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6"/>
        </table:table-row>
        <table:table-row table:style-name="ro2">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6"/>
        </table:table-row>
        <table:table-row table:style-name="ro2">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50" office:value-type="string" calcext:value-type="string">
            <text:p>-</text:p>
          </table:table-cell>
          <table:table-cell table:style-name="ce7" table:formula="of:=IF([.M17]=&quot;&quot;;&quot;?&quot;;IF([.O17]=&quot;&quot;;&quot;新規&quot;;IF([.M17]=[.O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6"/>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50"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6"/>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50" office:value-type="string" calcext:value-type="string">
            <text:p>-</text:p>
          </table:table-cell>
          <table:table-cell table:style-name="ce7" table:formula="of:=IF([.M19]=&quot;&quot;;&quot;?&quot;;IF([.O19]=&quot;&quot;;&quot;新規&quot;;IF([.M19]=[.O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6"/>
        </table:table-row>
        <table:table-row table:style-name="ro2">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50"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6"/>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50"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6"/>
        </table:table-row>
        <table:table-row table:style-name="ro2">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50"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6"/>
        </table:table-row>
        <table:table-row table:style-name="ro7">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50"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6"/>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6"/>
        </table:table-row>
        <table:table-row table:style-name="ro8">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6"/>
        </table:table-row>
        <table:table-row table:style-name="ro2">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6"/>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6"/>
        </table:table-row>
        <table:table-row table:style-name="ro9">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4"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6"/>
        </table:table-row>
        <table:table-row table:style-name="ro2">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6"/>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6"/>
        </table:table-row>
        <table:table-row table:style-name="ro10">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6"/>
        </table:table-row>
        <table:table-row table:style-name="ro2">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6"/>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6"/>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50" office:value-type="string" calcext:value-type="string">
            <text:p>-</text:p>
          </table:table-cell>
          <table:table-cell table:style-name="ce7" table:formula="of:=IF([.M34]=&quot;&quot;;&quot;?&quot;;IF([.O34]=&quot;&quot;;&quot;新規&quot;;IF([.M34]=[.O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6"/>
        </table:table-row>
        <table:table-row table:style-name="ro11">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6"/>
        </table:table-row>
        <table:table-row table:style-name="ro2">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50" office:value-type="string" calcext:value-type="string">
            <text:p>-</text:p>
          </table:table-cell>
          <table:table-cell table:style-name="ce7" table:formula="of:=IF([.M36]=&quot;&quot;;&quot;?&quot;;IF([.O36]=&quot;&quot;;&quot;新規&quot;;IF([.M36]=[.O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6"/>
        </table:table-row>
        <table:table-row table:style-name="ro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50" office:value-type="string" calcext:value-type="string">
            <text:p>-</text:p>
          </table:table-cell>
          <table:table-cell table:style-name="ce7" table:formula="of:=IF([.M37]=&quot;&quot;;&quot;?&quot;;IF([.O37]=&quot;&quot;;&quot;新規&quot;;IF([.M37]=[.O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6"/>
        </table:table-row>
        <table:table-row table:style-name="ro3">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50" office:value-type="string" calcext:value-type="string">
            <text:p>-</text:p>
          </table:table-cell>
          <table:table-cell table:style-name="ce7" table:formula="of:=IF([.M38]=&quot;&quot;;&quot;?&quot;;IF([.O38]=&quot;&quot;;&quot;新規&quot;;IF([.M38]=[.O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6"/>
        </table:table-row>
        <table:table-row table:style-name="ro12">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6"/>
        </table:table-row>
        <table:table-row table:style-name="ro2">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50" office:value-type="string" calcext:value-type="string">
            <text:p>-</text:p>
          </table:table-cell>
          <table:table-cell table:style-name="ce7" table:formula="of:=IF([.M40]=&quot;&quot;;&quot;?&quot;;IF([.O40]=&quot;&quot;;&quot;新規&quot;;IF([.M40]=[.O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6"/>
        </table:table-row>
        <table:table-row table:style-name="ro6">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50"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6"/>
        </table:table-row>
        <table:table-row table:style-name="ro4">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50"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6"/>
        </table:table-row>
        <table:table-row table:style-name="ro13">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6"/>
        </table:table-row>
        <table:table-row table:style-name="ro14">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6"/>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6"/>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6"/>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6"/>
        </table:table-row>
        <table:table-row table:style-name="ro6">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6"/>
        </table:table-row>
        <table:table-row table:style-name="ro6">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6"/>
        </table:table-row>
        <table:table-row table:style-name="ro15">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6"/>
        </table:table-row>
        <table:table-row table:style-name="ro16">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6"/>
        </table:table-row>
        <table:table-row table:style-name="ro17">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6"/>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6"/>
        </table:table-row>
        <table:table-row table:style-name="ro6">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9"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6"/>
        </table:table-row>
        <table:table-row table:style-name="ro4">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6"/>
        </table:table-row>
        <table:table-row table:style-name="ro4">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6"/>
        </table:table-row>
        <table:table-row table:style-name="ro2">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6"/>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5"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5"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6"/>
        </table:table-row>
        <table:table-row table:style-name="ro1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6"/>
        </table:table-row>
        <table:table-row table:style-name="ro1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6"/>
        </table:table-row>
        <table:table-row table:style-name="ro2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6"/>
        </table:table-row>
        <table:table-row table:style-name="ro2">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6"/>
        </table:table-row>
        <table:table-row table:style-name="ro6">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6"/>
        </table:table-row>
        <table:table-row table:style-name="ro18">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6"/>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6"/>
        </table:table-row>
        <table:table-row table:style-name="ro21">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4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text:span text:style-name="T2"/></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6"/>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6"/>
        </table:table-row>
        <table:table-row table:style-name="ro2">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6"/>
        </table:table-row>
        <table:table-row table:style-name="ro10">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51"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6"/>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6"/>
        </table:table-row>
        <table:table-row table:style-name="ro21">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6"/>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6"/>
        </table:table-row>
        <table:table-row table:style-name="ro3">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6"/>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6"/>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6"/>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6">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6"/>
        </table:table-row>
        <table:table-row table:style-name="ro2">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50" office:value-type="string" calcext:value-type="string">
            <text:p>lockPref("javascript.enabled", true);</text:p>
          </table:table-cell>
          <table:table-cell table:style-name="ce7" table:formula="of:=IF([.M81]=&quot;&quot;;&quot;?&quot;;IF([.O81]=&quot;&quot;;&quot;新規&quot;;IF([.M81]=[.O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6"/>
        </table:table-row>
        <table:table-row table:style-name="ro2">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50" office:value-type="string" calcext:value-type="string">
            <text:p>lockPref("javascript.enabled", false);</text:p>
          </table:table-cell>
          <table:table-cell table:style-name="ce7" table:formula="of:=IF([.M83]=&quot;&quot;;&quot;?&quot;;IF([.O83]=&quot;&quot;;&quot;新規&quot;;IF([.M83]=[.O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50" office:value-type="string" calcext:value-type="string">
            <text:p>-</text:p>
          </table:table-cell>
          <table:table-cell table:style-name="ce7" table:formula="of:=IF([.M85]=&quot;&quot;;&quot;?&quot;;IF([.O85]=&quot;&quot;;&quot;新規&quot;;IF([.M85]=[.O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6"/>
        </table:table-row>
        <table:table-row table:style-name="ro2">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50"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6"/>
        </table:table-row>
        <table:table-row table:style-name="ro2">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50"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6"/>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50" office:value-type="string" calcext:value-type="string">
            <text:p>-</text:p>
          </table:table-cell>
          <table:table-cell table:style-name="ce7" table:formula="of:=IF([.M88]=&quot;&quot;;&quot;?&quot;;IF([.O88]=&quot;&quot;;&quot;新規&quot;;IF([.M88]=[.O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6"/>
        </table:table-row>
        <table:table-row table:style-name="ro2">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50" office:value-type="string" calcext:value-type="string">
            <text:p>lockPref("full-screen-api.enabled", true);</text:p>
          </table:table-cell>
          <table:table-cell table:style-name="ce7" table:formula="of:=IF([.M90]=&quot;&quot;;&quot;?&quot;;IF([.O90]=&quot;&quot;;&quot;新規&quot;;IF([.M90]=[.O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6"/>
        </table:table-row>
        <table:table-row table:style-name="ro6">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6"/>
        </table:table-row>
        <table:table-row table:style-name="ro2">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50" office:value-type="string" calcext:value-type="string">
            <text:p>lockPref("full-screen-api.enabled", false);</text:p>
          </table:table-cell>
          <table:table-cell table:style-name="ce7" table:formula="of:=IF([.M92]=&quot;&quot;;&quot;?&quot;;IF([.O92]=&quot;&quot;;&quot;新規&quot;;IF([.M92]=[.O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2"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6"/>
        </table:table-row>
        <table:table-row table:style-name="ro2">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2"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6"/>
        </table:table-row>
        <table:table-row table:style-name="ro2">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6"/>
        </table:table-row>
        <table:table-row table:style-name="ro2">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6"/>
        </table:table-row>
        <table:table-row table:style-name="ro2">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6"/>
        </table:table-row>
        <table:table-row table:style-name="ro10">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6"/>
        </table:table-row>
        <table:table-row table:style-name="ro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6"/>
        </table:table-row>
        <table:table-row table:style-name="ro21">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6"/>
        </table:table-row>
        <table:table-row table:style-name="ro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6"/>
        </table:table-row>
        <table:table-row table:style-name="ro2">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6"/>
        </table:table-row>
        <table:table-row table:style-name="ro4">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6"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6"/>
        </table:table-row>
        <table:table-row table:style-name="ro4">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6"/>
        </table:table-row>
        <table:table-row table:style-name="ro2">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6"/>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6"/>
        </table:table-row>
        <table:table-row table:style-name="ro30">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4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text:span text:style-name="T7"/></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4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text:span text:style-name="T7"/></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6"/>
        </table:table-row>
        <table:table-row table:style-name="ro20">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6"/>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6"/>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6"/>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6"/>
        </table:table-row>
        <table:table-row table:style-name="ro2">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6"/>
        </table:table-row>
        <table:table-row table:style-name="ro30">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アドオンのインストール時の警告</text:p>
          </table:table-cell>
          <table:table-cell table:style-name="ce20" office:value-type="string" calcext:value-type="string" table:number-columns-spanned="1" table:number-rows-spanned="2">
            <text:p>-</text:p>
          </table:table-cell>
          <table:table-cell table:style-name="ce7" office:value-type="string" calcext:value-type="string">
            <text:p>警告する（既定）</text:p>
          </table:table-cell>
          <table:table-cell table:style-name="ce4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text:span text:style-name="T2"/></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6"/>
        </table:table-row>
        <table:table-row table:style-name="ro30">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4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text:span text:style-name="T2"/></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6"/>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6"/>
        </table:table-row>
        <table:table-row table:style-name="ro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6"/>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6"/>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51" office:value-type="string" calcext:value-type="string">
            <text:p>Firefox 31の時点で廃止</text:p>
          </table:table-cell>
          <table:table-cell table:style-name="ce7" table:formula="of:=IF([.M135]=&quot;&quot;;&quot;?&quot;;IF([.O135]=&quot;&quot;;&quot;新規&quot;;IF([.M135]=[.O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6"/>
        </table:table-row>
        <table:table-row table:style-name="ro6">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6"/>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4"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6"/>
        </table:table-row>
        <table:table-row table:style-name="ro6">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6"/>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6"/>
        </table:table-row>
        <table:table-row table:style-name="ro2">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6"/>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6"/>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6"/>
        </table:table-row>
        <table:table-row table:style-name="ro4">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6"/>
        </table:table-row>
        <table:table-row table:style-name="ro2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6"/>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6"/>
        </table:table-row>
        <table:table-row table:style-name="ro4">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6"/>
        </table:table-row>
        <table:table-row table:style-name="ro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6"/>
        </table:table-row>
        <table:table-row table:style-name="ro4">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6"/>
        </table:table-row>
        <table:table-row table:style-name="ro4">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6"/>
        </table:table-row>
        <table:table-row table:style-name="ro2">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6"/>
        </table:table-row>
        <table:table-row table:style-name="ro2">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6"/>
        </table:table-row>
        <table:table-row table:style-name="ro2">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50"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6"/>
        </table:table-row>
        <table:table-row table:style-name="ro4">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51"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6"/>
        </table:table-row>
        <table:table-row table:style-name="ro4">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51"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6"/>
        </table:table-row>
        <table:table-row table:style-name="ro2">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50"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6"/>
        </table:table-row>
        <table:table-row table:style-name="ro2">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6"/>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6"/>
        </table:table-row>
        <table:table-row table:style-name="ro18">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6"/>
        </table:table-row>
        <table:table-row table:style-name="ro2">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6"/>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50" office:value-type="string" calcext:value-type="string">
            <text:p>-</text:p>
          </table:table-cell>
          <table:table-cell table:style-name="ce7" table:formula="of:=IF([.M166]=&quot;&quot;;&quot;?&quot;;IF([.O166]=&quot;&quot;;&quot;新規&quot;;IF([.M166]=[.O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6"/>
        </table:table-row>
        <table:table-row table:style-name="ro2">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50" office:value-type="string" calcext:value-type="string">
            <text:p>lockPref("browser.search.geoip.url", "");</text:p>
          </table:table-cell>
          <table:table-cell table:style-name="ce7" table:formula="of:=IF([.M167]=&quot;&quot;;&quot;?&quot;;IF([.O167]=&quot;&quot;;&quot;新規&quot;;IF([.M167]=[.O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6"/>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6"/>
        </table:table-row>
        <table:table-row table:style-name="ro6">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6"/>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6"/>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6"/>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50" office:value-type="string" calcext:value-type="string">
            <text:p>-</text:p>
          </table:table-cell>
          <table:table-cell table:style-name="ce7" table:formula="of:=IF([.M174]=&quot;&quot;;&quot;?&quot;;IF([.O174]=&quot;&quot;;&quot;新規&quot;;IF([.M174]=[.O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6"/>
        </table:table-row>
        <table:table-row table:style-name="ro21">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6"/>
        </table:table-row>
        <table:table-row table:style-name="ro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6"/>
        </table:table-row>
        <table:table-row table:style-name="ro26">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6"/>
        </table:table-row>
        <table:table-row table:style-name="ro2">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6"/>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6"/>
        </table:table-row>
        <table:table-row table:style-name="ro33">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6"/>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6"/>
        </table:table-row>
        <table:table-row table:style-name="ro3">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6"/>
        </table:table-row>
        <table:table-row table:style-name="ro15">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2"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3"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4"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6"/>
        </table:table-row>
        <table:table-row table:style-name="ro2">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50"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6"/>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4"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6"/>
        </table:table-row>
        <table:table-row table:style-name="ro2">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M195]=&quot;&quot;;&quot;?&quot;;IF([.O195]=&quot;&quot;;&quot;新規&quot;;IF([.M195]=[.O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6"/>
        </table:table-row>
        <table:table-row table:style-name="ro50">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6"/>
        </table:table-row>
        <table:table-row table:style-name="ro6">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50" office:value-type="string" calcext:value-type="string">
            <text:p>-</text:p>
          </table:table-cell>
          <table:table-cell table:style-name="ce7" table:formula="of:=IF([.M197]=&quot;&quot;;&quot;?&quot;;IF([.O197]=&quot;&quot;;&quot;新規&quot;;IF([.M197]=[.O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6"/>
        </table:table-row>
        <table:table-row table:style-name="ro2">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50" office:value-type="string" calcext:value-type="string">
            <text:p>-</text:p>
          </table:table-cell>
          <table:table-cell table:style-name="ce7" table:formula="of:=IF([.M198]=&quot;&quot;;&quot;?&quot;;IF([.O198]=&quot;&quot;;&quot;新規&quot;;IF([.M198]=[.O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6"/>
        </table:table-row>
        <table:table-row table:style-name="ro2">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50"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6"/>
        </table:table-row>
        <table:table-row table:style-name="ro6">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6"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02]=&quot;&quot;;&quot;?&quot;;IF([.M202]=&quot;&quot;;&quot;新規&quot;;IF([.K202]=[.M202];&quot;&quot;;&quot;変更あり&quot;)))">
            <text:p/>
          </table:table-cell>
          <table:table-cell table:style-name="ce41" office:value-type="string" calcext:value-type="string">
            <text:p>-</text:p>
          </table:table-cell>
          <table:table-cell table:style-name="ce7" table:formula="of:=IF([.M202]=&quot;&quot;;&quot;?&quot;;IF([.O202]=&quot;&quot;;&quot;新規&quot;;IF([.M202]=[.O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6"/>
        </table:table-row>
        <table:table-row table:style-name="ro51">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6"/>
        </table:table-row>
        <table:table-row table:style-name="ro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50"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6"/>
        </table:table-row>
        <table:table-row table:style-name="ro2">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50"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6"/>
        </table:table-row>
        <table:table-row table:style-name="ro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206]=&quot;&quot;;&quot;?&quot;;IF([.M206]=&quot;&quot;;&quot;新規&quot;;IF([.K206]=[.M206];&quot;&quot;;&quot;変更あり&quot;)))">
            <text:p/>
          </table:table-cell>
          <table:table-cell table:style-name="ce41"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1"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6"/>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1"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6"/>
        </table:table-row>
        <table:table-row table:style-name="ro55">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5]=&quot;&quot;;&quot;?&quot;;IF([.M215]=&quot;&quot;;&quot;新規&quot;;IF([.K215]=[.M215];&quot;&quot;;&quot;変更あり&quot;)))">
            <text:p/>
          </table:table-cell>
          <table:table-cell table:style-name="ce41"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7]=&quot;&quot;;&quot;?&quot;;IF([.M217]=&quot;&quot;;&quot;新規&quot;;IF([.K217]=[.M217];&quot;&quot;;&quot;変更あり&quot;)))">
            <text:p/>
          </table:table-cell>
          <table:table-cell table:style-name="ce41"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1"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9]=&quot;&quot;;&quot;?&quot;;IF([.M219]=&quot;&quot;;&quot;新規&quot;;IF([.K219]=[.M219];&quot;&quot;;&quot;変更あり&quot;)))">
            <text:p/>
          </table:table-cell>
          <table:table-cell table:style-name="ce41"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6"/>
        </table:table-row>
        <table:table-row table:style-name="ro54">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6"/>
        </table:table-row>
        <table:table-row table:style-name="ro54">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6"/>
        </table:table-row>
        <table:table-row table:style-name="ro54">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1"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6"/>
        </table:table-row>
        <table:table-row table:style-name="ro56">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5]=&quot;&quot;;&quot;?&quot;;IF([.M225]=&quot;&quot;;&quot;新規&quot;;IF([.K225]=[.M225];&quot;&quot;;&quot;変更あり&quot;)))">
            <text:p/>
          </table:table-cell>
          <table:table-cell table:style-name="ce50" office:value-type="string" calcext:value-type="string">
            <text:p>-</text:p>
          </table:table-cell>
          <table:table-cell table:style-name="ce7" table:formula="of:=IF([.M225]=&quot;&quot;;&quot;?&quot;;IF([.O225]=&quot;&quot;;&quot;新規&quot;;IF([.M225]=[.O225];&quot;&quot;;&quot;○&quot;)))">
            <text:p/>
          </table:table-cell>
          <table:table-cell table:style-name="ce50" office:value-type="string" calcext:value-type="string">
            <text:p>-</text:p>
          </table:table-cell>
          <table:table-cell table:style-name="ce50" table:number-columns-repeated="2"/>
          <table:table-cell table:style-name="ce58" table:formula="of:=IFERROR(VLOOKUP([.$C225];[$'verify-targets-to-chapters'.$A$1:.$B$999];2;0);IF([.$A225]=&quot;&quot;;&quot;&quot;;&quot;省略&quot;))">
            <text:p/>
          </table:table-cell>
          <table:table-cell table:number-columns-repeated="1006"/>
        </table:table-row>
        <table:table-row table:style-name="ro2">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6]=&quot;&quot;;&quot;?&quot;;IF([.M226]=&quot;&quot;;&quot;新規&quot;;IF([.K226]=[.M226];&quot;&quot;;&quot;変更あり&quot;)))">
            <text:p/>
          </table:table-cell>
          <table:table-cell table:style-name="ce50" office:value-type="string" calcext:value-type="string">
            <text:p>[XRE]</text:p>
            <text:p>EnableProfileMigrator=0</text:p>
          </table:table-cell>
          <table:table-cell table:style-name="ce7" table:formula="of:=IF([.M226]=&quot;&quot;;&quot;?&quot;;IF([.O226]=&quot;&quot;;&quot;新規&quot;;IF([.M226]=[.O226];&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6];[$'verify-targets-to-chapters'.$A$1:.$B$999];2;0);IF([.$A226]=&quot;&quot;;&quot;&quot;;&quot;省略&quot;))">
            <text:p/>
          </table:table-cell>
          <table:table-cell table:number-columns-repeated="1006"/>
        </table:table-row>
        <table:table-row table:style-name="ro56">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7]=&quot;&quot;;&quot;?&quot;;IF([.M227]=&quot;&quot;;&quot;新規&quot;;IF([.K227]=[.M227];&quot;&quot;;&quot;変更あり&quot;)))">
            <text:p/>
          </table:table-cell>
          <table:table-cell table:style-name="ce8" office:value-type="string" calcext:value-type="string">
            <text:p>-</text:p>
          </table:table-cell>
          <table:table-cell table:style-name="ce7" table:formula="of:=IF([.M227]=&quot;&quot;;&quot;?&quot;;IF([.O227]=&quot;&quot;;&quot;新規&quot;;IF([.M227]=[.O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6"/>
        </table:table-row>
        <table:table-row table:style-name="ro5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8]=&quot;&quot;;&quot;?&quot;;IF([.M228]=&quot;&quot;;&quot;新規&quot;;IF([.K228]=[.M228];&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8]=&quot;&quot;;&quot;?&quot;;IF([.O228]=&quot;&quot;;&quot;新規&quot;;IF([.M228]=[.O228];&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28];[$'verify-targets-to-chapters'.$A$1:.$B$999];2;0);IF([.$A228]=&quot;&quot;;&quot;&quot;;&quot;省略&quot;))">
            <text:p/>
          </table:table-cell>
          <table:table-cell table:number-columns-repeated="1006"/>
        </table:table-row>
        <table:table-row table:style-name="ro25">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9]=&quot;&quot;;&quot;?&quot;;IF([.M229]=&quot;&quot;;&quot;新規&quot;;IF([.K229]=[.M229];&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9]=&quot;&quot;;&quot;?&quot;;IF([.O229]=&quot;&quot;;&quot;新規&quot;;IF([.M229]=[.O229];&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6"/>
        </table:table-row>
        <table:table-row table:style-name="ro6">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0]=&quot;&quot;;&quot;?&quot;;IF([.M230]=&quot;&quot;;&quot;新規&quot;;IF([.K230]=[.M230];&quot;&quot;;&quot;変更あり&quot;)))">
            <text:p/>
          </table:table-cell>
          <table:table-cell table:style-name="ce8" office:value-type="string" calcext:value-type="string">
            <text:p>lockPref("browser.shell.checkDefaultBrowser", true);</text:p>
          </table:table-cell>
          <table:table-cell table:style-name="ce7" table:formula="of:=IF([.M230]=&quot;&quot;;&quot;?&quot;;IF([.O230]=&quot;&quot;;&quot;新規&quot;;IF([.M230]=[.O230];&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0];[$'verify-targets-to-chapters'.$A$1:.$B$999];2;0);IF([.$A230]=&quot;&quot;;&quot;&quot;;&quot;省略&quot;))">
            <text:p/>
          </table:table-cell>
          <table:table-cell table:number-columns-repeated="1006"/>
        </table:table-row>
        <table:table-row table:style-name="ro58">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1]=&quot;&quot;;&quot;?&quot;;IF([.M231]=&quot;&quot;;&quot;新規&quot;;IF([.K231]=[.M231];&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1]=&quot;&quot;;&quot;?&quot;;IF([.O231]=&quot;&quot;;&quot;新規&quot;;IF([.M231]=[.O231];&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3]=&quot;&quot;;&quot;?&quot;;IF([.M233]=&quot;&quot;;&quot;新規&quot;;IF([.K233]=[.M233];&quot;&quot;;&quot;変更あり&quot;)))">
            <text:p/>
          </table:table-cell>
          <table:table-cell table:style-name="ce8" office:value-type="string" calcext:value-type="string">
            <text:p>lockPref("browser.startup.homepage_override.mstone", "ignore");</text:p>
          </table:table-cell>
          <table:table-cell table:style-name="ce7" table:formula="of:=IF([.M233]=&quot;&quot;;&quot;?&quot;;IF([.O233]=&quot;&quot;;&quot;新規&quot;;IF([.M233]=[.O233];&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3];[$'verify-targets-to-chapters'.$A$1:.$B$999];2;0);IF([.$A233]=&quot;&quot;;&quot;&quot;;&quot;省略&quot;))">
            <text:p/>
          </table:table-cell>
          <table:table-cell table:number-columns-repeated="1006"/>
        </table:table-row>
        <table:table-row table:style-name="ro2">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50" office:value-type="string" calcext:value-type="string">
            <text:p>-</text:p>
          </table:table-cell>
          <table:table-cell table:style-name="ce50" table:number-columns-repeated="2"/>
          <table:table-cell table:style-name="ce58" table:formula="of:=IFERROR(VLOOKUP([.$C234];[$'verify-targets-to-chapters'.$A$1:.$B$999];2;0);IF([.$A234]=&quot;&quot;;&quot;&quot;;&quot;省略&quot;))">
            <text:p/>
          </table:table-cell>
          <table:table-cell table:number-columns-repeated="1006"/>
        </table:table-row>
        <table:table-row table:style-name="ro46">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5]=&quot;&quot;;&quot;?&quot;;IF([.M235]=&quot;&quot;;&quot;新規&quot;;IF([.K235]=[.M235];&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5]=&quot;&quot;;&quot;?&quot;;IF([.O235]=&quot;&quot;;&quot;新規&quot;;IF([.M235]=[.O235];&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6"/>
        </table:table-row>
        <table:table-row table:style-name="ro20">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7]=&quot;&quot;;&quot;?&quot;;IF([.O237]=&quot;&quot;;&quot;新規&quot;;IF([.M237]=[.O237];&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7];[$'verify-targets-to-chapters'.$A$1:.$B$999];2;0);IF([.$A237]=&quot;&quot;;&quot;&quot;;&quot;省略&quot;))">
            <text:p/>
          </table:table-cell>
          <table:table-cell table:number-columns-repeated="1006"/>
        </table:table-row>
        <table:table-row table:style-name="ro2">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8]=&quot;&quot;;&quot;?&quot;;IF([.M238]=&quot;&quot;;&quot;新規&quot;;IF([.K238]=[.M238];&quot;&quot;;&quot;変更あり&quot;)))">
            <text:p/>
          </table:table-cell>
          <table:table-cell table:style-name="ce8" office:value-type="string" calcext:value-type="string">
            <text:p>lockPref("browser.disableResetPrompt", false);</text:p>
          </table:table-cell>
          <table:table-cell table:style-name="ce7" table:formula="of:=IF([.M238]=&quot;&quot;;&quot;?&quot;;IF([.O238]=&quot;&quot;;&quot;新規&quot;;IF([.M238]=[.O238];&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38];[$'verify-targets-to-chapters'.$A$1:.$B$999];2;0);IF([.$A238]=&quot;&quot;;&quot;&quot;;&quot;省略&quot;))">
            <text:p/>
          </table:table-cell>
          <table:table-cell table:number-columns-repeated="1006"/>
        </table:table-row>
        <table:table-row table:style-name="ro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disableResetPrompt", true);</text:p>
          </table:table-cell>
          <table:table-cell table:style-name="ce7" table:formula="of:=IF([.M239]=&quot;&quot;;&quot;?&quot;;IF([.O239]=&quot;&quot;;&quot;新規&quot;;IF([.M239]=[.O239];&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39];[$'verify-targets-to-chapters'.$A$1:.$B$999];2;0);IF([.$A239]=&quot;&quot;;&quot;&quot;;&quot;省略&quot;))">
            <text:p/>
          </table:table-cell>
          <table:table-cell table:number-columns-repeated="1006"/>
        </table:table-row>
        <table:table-row table:style-name="ro2">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6"/>
        </table:table-row>
        <table:table-row table:style-name="ro28">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1]=&quot;&quot;;&quot;?&quot;;IF([.M241]=&quot;&quot;;&quot;新規&quot;;IF([.K241]=[.M241];&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1]=&quot;&quot;;&quot;?&quot;;IF([.O241]=&quot;&quot;;&quot;新規&quot;;IF([.M241]=[.O241];&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6"/>
        </table:table-row>
        <table:table-row table:style-name="ro2">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2]=&quot;&quot;;&quot;?&quot;;IF([.M242]=&quot;&quot;;&quot;新規&quot;;IF([.K242]=[.M242];&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M242]=&quot;&quot;;&quot;?&quot;;IF([.O242]=&quot;&quot;;&quot;新規&quot;;IF([.M242]=[.O242];&quot;&quot;;&quot;○&quot;)))">
            <text:p/>
          </table:table-cell>
          <table:table-cell table:style-name="ce50" office:value-type="string" calcext:value-type="string">
            <text:p>-</text:p>
          </table:table-cell>
          <table:table-cell table:style-name="ce50" table:number-columns-repeated="2"/>
          <table:table-cell table:style-name="ce58" table:formula="of:=IFERROR(VLOOKUP([.$C242];[$'verify-targets-to-chapters'.$A$1:.$B$999];2;0);IF([.$A242]=&quot;&quot;;&quot;&quot;;&quot;省略&quot;))">
            <text:p/>
          </table:table-cell>
          <table:table-cell table:number-columns-repeated="1006"/>
        </table:table-row>
        <table:table-row table:style-name="ro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3]=&quot;&quot;;&quot;?&quot;;IF([.M243]=&quot;&quot;;&quot;新規&quot;;IF([.K243]=[.M243];&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M243]=&quot;&quot;;&quot;?&quot;;IF([.O243]=&quot;&quot;;&quot;新規&quot;;IF([.M243]=[.O243];&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6"/>
        </table:table-row>
        <table:table-row table:style-name="ro59">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5]=&quot;&quot;;&quot;?&quot;;IF([.M245]=&quot;&quot;;&quot;新規&quot;;IF([.K245]=[.M245];&quot;&quot;;&quot;変更あり&quot;)))">
            <text:p/>
          </table:table-cell>
          <table:table-cell table:style-name="ce4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5]=&quot;&quot;;&quot;?&quot;;IF([.O245]=&quot;&quot;;&quot;新規&quot;;IF([.M245]=[.O245];&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5];[$'verify-targets-to-chapters'.$A$1:.$B$999];2;0);IF([.$A245]=&quot;&quot;;&quot;&quot;;&quot;省略&quot;))">
            <text:p/>
          </table:table-cell>
          <table:table-cell table:number-columns-repeated="1006"/>
        </table:table-row>
        <table:table-row table:style-name="ro2">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50" office:value-type="string" calcext:value-type="string">
            <text:p>-</text:p>
          </table:table-cell>
          <table:table-cell table:style-name="ce50" table:number-columns-repeated="2"/>
          <table:table-cell table:style-name="ce58" table:formula="of:=IFERROR(VLOOKUP([.$C246];[$'verify-targets-to-chapters'.$A$1:.$B$999];2;0);IF([.$A246]=&quot;&quot;;&quot;&quot;;&quot;省略&quot;))">
            <text:p/>
          </table:table-cell>
          <table:table-cell table:number-columns-repeated="1006"/>
        </table:table-row>
        <table:table-row table:style-name="ro3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4"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7]=&quot;&quot;;&quot;?&quot;;IF([.M247]=&quot;&quot;;&quot;新規&quot;;IF([.K247]=[.M247];&quot;&quot;;&quot;変更あり&quot;)))">
            <text:p/>
          </table:table-cell>
          <table:table-cell table:style-name="ce44"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7]=&quot;&quot;;&quot;?&quot;;IF([.O247]=&quot;&quot;;&quot;新規&quot;;IF([.M247]=[.O247];&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47];[$'verify-targets-to-chapters'.$A$1:.$B$999];2;0);IF([.$A247]=&quot;&quot;;&quot;&quot;;&quot;省略&quot;))">
            <text:p/>
          </table:table-cell>
          <table:table-cell table:number-columns-repeated="1006"/>
        </table:table-row>
        <table:table-row table:style-name="ro6">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48];[$'verify-targets-to-chapters'.$A$1:.$B$999];2;0);IF([.$A248]=&quot;&quot;;&quot;&quot;;&quot;省略&quot;))">
            <text:p/>
          </table:table-cell>
          <table:table-cell table:number-columns-repeated="1006"/>
        </table:table-row>
        <table:table-row table:style-name="ro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9]=&quot;&quot;;&quot;?&quot;;IF([.M249]=&quot;&quot;;&quot;新規&quot;;IF([.K249]=[.M249];&quot;&quot;;&quot;変更あり&quot;)))">
            <text:p/>
          </table:table-cell>
          <table:table-cell table:style-name="ce8" office:value-type="string" calcext:value-type="string">
            <text:p>lockPref("browser.urlbar.trimURLs", false);</text:p>
          </table:table-cell>
          <table:table-cell table:style-name="ce7" table:formula="of:=IF([.M249]=&quot;&quot;;&quot;?&quot;;IF([.O249]=&quot;&quot;;&quot;新規&quot;;IF([.M249]=[.O249];&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49];[$'verify-targets-to-chapters'.$A$1:.$B$999];2;0);IF([.$A249]=&quot;&quot;;&quot;&quot;;&quot;省略&quot;))">
            <text:p/>
          </table:table-cell>
          <table:table-cell table:number-columns-repeated="1006"/>
        </table:table-row>
        <table:table-row table:style-name="ro60">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0];[$'verify-targets-to-chapters'.$A$1:.$B$999];2;0);IF([.$A250]=&quot;&quot;;&quot;&quot;;&quot;省略&quot;))">
            <text:p/>
          </table:table-cell>
          <table:table-cell table:number-columns-repeated="1006"/>
        </table:table-row>
        <table:table-row table:style-name="ro61">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1]=&quot;&quot;;&quot;?&quot;;IF([.M251]=&quot;&quot;;&quot;新規&quot;;IF([.K251]=[.M251];&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1]=&quot;&quot;;&quot;?&quot;;IF([.O251]=&quot;&quot;;&quot;新規&quot;;IF([.M251]=[.O251];&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1];[$'verify-targets-to-chapters'.$A$1:.$B$999];2;0);IF([.$A251]=&quot;&quot;;&quot;&quot;;&quot;省略&quot;))">
            <text:p/>
          </table:table-cell>
          <table:table-cell table:number-columns-repeated="1006"/>
        </table:table-row>
        <table:table-row table:style-name="ro62">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2]=&quot;&quot;;&quot;?&quot;;IF([.M252]=&quot;&quot;;&quot;新規&quot;;IF([.K252]=[.M252];&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2]=&quot;&quot;;&quot;?&quot;;IF([.O252]=&quot;&quot;;&quot;新規&quot;;IF([.M252]=[.O252];&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2];[$'verify-targets-to-chapters'.$A$1:.$B$999];2;0);IF([.$A252]=&quot;&quot;;&quot;&quot;;&quot;省略&quot;))">
            <text:p/>
          </table:table-cell>
          <table:table-cell table:number-columns-repeated="1006"/>
        </table:table-row>
        <table:table-row table:style-name="ro21">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3]=&quot;&quot;;&quot;?&quot;;IF([.M253]=&quot;&quot;;&quot;新規&quot;;IF([.K253]=[.M253];&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3]=&quot;&quot;;&quot;?&quot;;IF([.O253]=&quot;&quot;;&quot;新規&quot;;IF([.M253]=[.O253];&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3];[$'verify-targets-to-chapters'.$A$1:.$B$999];2;0);IF([.$A253]=&quot;&quot;;&quot;&quot;;&quot;省略&quot;))">
            <text:p/>
          </table:table-cell>
          <table:table-cell table:number-columns-repeated="1006"/>
        </table:table-row>
        <table:table-row table:style-name="ro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4]=&quot;&quot;;&quot;?&quot;;IF([.M254]=&quot;&quot;;&quot;新規&quot;;IF([.K254]=[.M254];&quot;&quot;;&quot;変更あり&quot;)))">
            <text:p/>
          </table:table-cell>
          <table:table-cell table:style-name="ce8" office:value-type="string" calcext:value-type="string">
            <text:p>-</text:p>
          </table:table-cell>
          <table:table-cell table:style-name="ce7" table:formula="of:=IF([.M254]=&quot;&quot;;&quot;?&quot;;IF([.O254]=&quot;&quot;;&quot;新規&quot;;IF([.M254]=[.O254];&quot;&quot;;&quot;○&quot;)))">
            <text:p/>
          </table:table-cell>
          <table:table-cell table:style-name="ce50" office:value-type="string" calcext:value-type="string">
            <text:p>-</text:p>
          </table:table-cell>
          <table:table-cell table:style-name="ce50" table:number-columns-repeated="2"/>
          <table:table-cell table:style-name="ce58" table:formula="of:=IFERROR(VLOOKUP([.$C254];[$'verify-targets-to-chapters'.$A$1:.$B$999];2;0);IF([.$A254]=&quot;&quot;;&quot;&quot;;&quot;省略&quot;))">
            <text:p/>
          </table:table-cell>
          <table:table-cell table:number-columns-repeated="1006"/>
        </table:table-row>
        <table:table-row table:style-name="ro6">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5]=&quot;&quot;;&quot;?&quot;;IF([.M255]=&quot;&quot;;&quot;新規&quot;;IF([.K255]=[.M255];&quot;&quot;;&quot;変更あり&quot;)))">
            <text:p/>
          </table:table-cell>
          <table:table-cell table:style-name="ce8" office:value-type="string" calcext:value-type="string">
            <text:p>lockPref("browser.download.lastDir.savePerSite", false);</text:p>
          </table:table-cell>
          <table:table-cell table:style-name="ce7" table:formula="of:=IF([.M255]=&quot;&quot;;&quot;?&quot;;IF([.O255]=&quot;&quot;;&quot;新規&quot;;IF([.M255]=[.O255];&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5];[$'verify-targets-to-chapters'.$A$1:.$B$999];2;0);IF([.$A255]=&quot;&quot;;&quot;&quot;;&quot;省略&quot;))">
            <text:p/>
          </table:table-cell>
          <table:table-cell table:number-columns-repeated="1006"/>
        </table:table-row>
        <table:table-row table:style-name="ro6">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download.lastDir.savePerSite", true);</text:p>
          </table:table-cell>
          <table:table-cell table:style-name="ce7" table:formula="of:=IF([.M256]=&quot;&quot;;&quot;?&quot;;IF([.O256]=&quot;&quot;;&quot;新規&quot;;IF([.M256]=[.O256];&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56];[$'verify-targets-to-chapters'.$A$1:.$B$999];2;0);IF([.$A256]=&quot;&quot;;&quot;&quot;;&quot;省略&quot;))">
            <text:p/>
          </table:table-cell>
          <table:table-cell table:number-columns-repeated="1006"/>
        </table:table-row>
        <table:table-row table:style-name="ro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7" office:value-type="string" calcext:value-type="string">
            <text:p>lockPref("browser.download.useDownloadDir", false);</text:p>
          </table:table-cell>
          <table:table-cell table:style-name="ce10" table:formula="of:=IF([.K257]=&quot;&quot;;&quot;?&quot;;IF([.M257]=&quot;&quot;;&quot;新規&quot;;IF([.K257]=[.M2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57];[$'verify-targets-to-chapters'.$A$1:.$B$999];2;0);IF([.$A257]=&quot;&quot;;&quot;&quot;;&quot;省略&quot;))">
            <text:p/>
          </table:table-cell>
          <table:table-cell table:number-columns-repeated="1006"/>
        </table:table-row>
        <table:table-row table:style-name="ro6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tabs.warnOnClose", true);</text:p>
          </table:table-cell>
          <table:table-cell table:style-name="ce7" table:formula="of:=IF([.M258]=&quot;&quot;;&quot;?&quot;;IF([.O258]=&quot;&quot;;&quot;新規&quot;;IF([.M258]=[.O258];&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58];[$'verify-targets-to-chapters'.$A$1:.$B$999];2;0);IF([.$A258]=&quot;&quot;;&quot;&quot;;&quot;省略&quot;))">
            <text:p/>
          </table:table-cell>
          <table:table-cell table:number-columns-repeated="1006"/>
        </table:table-row>
        <table:table-row table:style-name="ro64">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 false);</text:p>
          </table:table-cell>
          <table:table-cell table:style-name="ce7" table:formula="of:=IF([.M259]=&quot;&quot;;&quot;?&quot;;IF([.O259]=&quot;&quot;;&quot;新規&quot;;IF([.M259]=[.O259];&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59];[$'verify-targets-to-chapters'.$A$1:.$B$999];2;0);IF([.$A259]=&quot;&quot;;&quot;&quot;;&quot;省略&quot;))">
            <text:p/>
          </table:table-cell>
          <table:table-cell table:number-columns-repeated="1006"/>
        </table:table-row>
        <table:table-row table:style-name="ro35">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0]=&quot;&quot;;&quot;?&quot;;IF([.M260]=&quot;&quot;;&quot;新規&quot;;IF([.K260]=[.M260];&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0]=&quot;&quot;;&quot;?&quot;;IF([.O260]=&quot;&quot;;&quot;新規&quot;;IF([.M260]=[.O260];&quot;&quot;;&quot;○&quot;)))" office:value-type="string" office:string-value="新規" calcext:value-type="string">
            <text:p>新規</text:p>
          </table:table-cell>
          <table:table-cell table:style-name="ce50" table:number-columns-repeated="3"/>
          <table:table-cell table:style-name="ce58"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OtherTabs", true);</text:p>
          </table:table-cell>
          <table:table-cell table:style-name="ce7" table:formula="of:=IF([.M261]=&quot;&quot;;&quot;?&quot;;IF([.O261]=&quot;&quot;;&quot;新規&quot;;IF([.M261]=[.O261];&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1];[$'verify-targets-to-chapters'.$A$1:.$B$999];2;0);IF([.$A261]=&quot;&quot;;&quot;&quot;;&quot;省略&quot;))">
            <text:p/>
          </table:table-cell>
          <table:table-cell table:number-columns-repeated="1006"/>
        </table:table-row>
        <table:table-row table:style-name="ro6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CloseOtherTabs", false);</text:p>
          </table:table-cell>
          <table:table-cell table:style-name="ce7" table:formula="of:=IF([.M262]=&quot;&quot;;&quot;?&quot;;IF([.O262]=&quot;&quot;;&quot;新規&quot;;IF([.M262]=[.O262];&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2];[$'verify-targets-to-chapters'.$A$1:.$B$999];2;0);IF([.$A262]=&quot;&quot;;&quot;&quot;;&quot;省略&quot;))">
            <text:p/>
          </table:table-cell>
          <table:table-cell table:number-columns-repeated="1006"/>
        </table:table-row>
        <table:table-row table:style-name="ro18">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3]=&quot;&quot;;&quot;?&quot;;IF([.M263]=&quot;&quot;;&quot;新規&quot;;IF([.K263]=[.M263];&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3]=&quot;&quot;;&quot;?&quot;;IF([.O263]=&quot;&quot;;&quot;新規&quot;;IF([.M263]=[.O263];&quot;&quot;;&quot;○&quot;)))" office:value-type="string" office:string-value="新規" calcext:value-type="string">
            <text:p>新規</text:p>
          </table:table-cell>
          <table:table-cell table:style-name="ce50" table:number-columns-repeated="3"/>
          <table:table-cell table:style-name="ce58" table:formula="of:=IFERROR(VLOOKUP([.$C263];[$'verify-targets-to-chapters'.$A$1:.$B$999];2;0);IF([.$A263]=&quot;&quot;;&quot;&quot;;&quot;省略&quot;))">
            <text:p/>
          </table:table-cell>
          <table:table-cell table:number-columns-repeated="1006"/>
        </table:table-row>
        <table:table-row table:style-name="ro6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Open", true);</text:p>
          </table:table-cell>
          <table:table-cell table:style-name="ce7" table:formula="of:=IF([.M264]=&quot;&quot;;&quot;?&quot;;IF([.O264]=&quot;&quot;;&quot;新規&quot;;IF([.M264]=[.O264];&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4];[$'verify-targets-to-chapters'.$A$1:.$B$999];2;0);IF([.$A264]=&quot;&quot;;&quot;&quot;;&quot;省略&quot;))">
            <text:p/>
          </table:table-cell>
          <table:table-cell table:number-columns-repeated="1006"/>
        </table:table-row>
        <table:table-row table:style-name="ro6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5]=&quot;&quot;;&quot;?&quot;;IF([.M265]=&quot;&quot;;&quot;新規&quot;;IF([.K265]=[.M265];&quot;&quot;;&quot;変更あり&quot;)))">
            <text:p/>
          </table:table-cell>
          <table:table-cell table:style-name="ce8" office:value-type="string" calcext:value-type="string">
            <text:p>lockPref("browser.tabs.warnOnOpen", false);</text:p>
          </table:table-cell>
          <table:table-cell table:style-name="ce7" table:formula="of:=IF([.M265]=&quot;&quot;;&quot;?&quot;;IF([.O265]=&quot;&quot;;&quot;新規&quot;;IF([.M265]=[.O265];&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5];[$'verify-targets-to-chapters'.$A$1:.$B$999];2;0);IF([.$A265]=&quot;&quot;;&quot;&quot;;&quot;省略&quot;))">
            <text:p/>
          </table:table-cell>
          <table:table-cell table:number-columns-repeated="1006"/>
        </table:table-row>
        <table:table-row table:style-name="ro3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6]=&quot;&quot;;&quot;?&quot;;IF([.M266]=&quot;&quot;;&quot;新規&quot;;IF([.K266]=[.M266];&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6]=&quot;&quot;;&quot;?&quot;;IF([.O266]=&quot;&quot;;&quot;新規&quot;;IF([.M266]=[.O266];&quot;&quot;;&quot;○&quot;)))" office:value-type="string" office:string-value="新規" calcext:value-type="string">
            <text:p>新規</text:p>
          </table:table-cell>
          <table:table-cell table:style-name="ce50" table:number-columns-repeated="3"/>
          <table:table-cell table:style-name="ce58" table:formula="of:=IFERROR(VLOOKUP([.$C266];[$'verify-targets-to-chapters'.$A$1:.$B$999];2;0);IF([.$A266]=&quot;&quot;;&quot;&quot;;&quot;省略&quot;))">
            <text:p/>
          </table:table-cell>
          <table:table-cell table:number-columns-repeated="1006"/>
        </table:table-row>
        <table:table-row table:style-name="ro5">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7]=&quot;&quot;;&quot;?&quot;;IF([.M267]=&quot;&quot;;&quot;新規&quot;;IF([.K267]=[.M267];&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M267]=&quot;&quot;;&quot;?&quot;;IF([.O267]=&quot;&quot;;&quot;新規&quot;;IF([.M267]=[.O267];&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67];[$'verify-targets-to-chapters'.$A$1:.$B$999];2;0);IF([.$A267]=&quot;&quot;;&quot;&quot;;&quot;省略&quot;))">
            <text:p/>
          </table:table-cell>
          <table:table-cell table:number-columns-repeated="1006"/>
        </table:table-row>
        <table:table-row table:style-name="ro6">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8]=&quot;&quot;;&quot;?&quot;;IF([.M268]=&quot;&quot;;&quot;新規&quot;;IF([.K268]=[.M268];&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M268]=&quot;&quot;;&quot;?&quot;;IF([.O268]=&quot;&quot;;&quot;新規&quot;;IF([.M268]=[.O268];&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68];[$'verify-targets-to-chapters'.$A$1:.$B$999];2;0);IF([.$A268]=&quot;&quot;;&quot;&quot;;&quot;省略&quot;))">
            <text:p/>
          </table:table-cell>
          <table:table-cell table:number-columns-repeated="1006"/>
        </table:table-row>
        <table:table-row table:style-name="ro2">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9]=&quot;&quot;;&quot;?&quot;;IF([.M269]=&quot;&quot;;&quot;新規&quot;;IF([.K269]=[.M269];&quot;&quot;;&quot;変更あり&quot;)))">
            <text:p/>
          </table:table-cell>
          <table:table-cell table:style-name="ce7" office:value-type="string" calcext:value-type="string">
            <text:p>-</text:p>
          </table:table-cell>
          <table:table-cell table:style-name="ce7" table:formula="of:=IF([.M269]=&quot;&quot;;&quot;?&quot;;IF([.O269]=&quot;&quot;;&quot;新規&quot;;IF([.M269]=[.O269];&quot;&quot;;&quot;○&quot;)))">
            <text:p/>
          </table:table-cell>
          <table:table-cell table:style-name="ce50" office:value-type="string" calcext:value-type="string">
            <text:p>-</text:p>
          </table:table-cell>
          <table:table-cell table:style-name="ce50" table:number-columns-repeated="2"/>
          <table:table-cell table:style-name="ce58" table:formula="of:=IFERROR(VLOOKUP([.$C269];[$'verify-targets-to-chapters'.$A$1:.$B$999];2;0);IF([.$A269]=&quot;&quot;;&quot;&quot;;&quot;省略&quot;))">
            <text:p/>
          </table:table-cell>
          <table:table-cell table:number-columns-repeated="1006"/>
        </table:table-row>
        <table:table-row table:style-name="ro39">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0]=&quot;&quot;;&quot;?&quot;;IF([.M270]=&quot;&quot;;&quot;新規&quot;;IF([.K270]=[.M270];&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0]=&quot;&quot;;&quot;?&quot;;IF([.O270]=&quot;&quot;;&quot;新規&quot;;IF([.M270]=[.O270];&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0];[$'verify-targets-to-chapters'.$A$1:.$B$999];2;0);IF([.$A270]=&quot;&quot;;&quot;&quot;;&quot;省略&quot;))">
            <text:p/>
          </table:table-cell>
          <table:table-cell table:number-columns-repeated="1006"/>
        </table:table-row>
        <table:table-row table:style-name="ro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1]=&quot;&quot;;&quot;?&quot;;IF([.M271]=&quot;&quot;;&quot;新規&quot;;IF([.K271]=[.M271];&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1];[$'verify-targets-to-chapters'.$A$1:.$B$999];2;0);IF([.$A271]=&quot;&quot;;&quot;&quot;;&quot;省略&quot;))">
            <text:p/>
          </table:table-cell>
          <table:table-cell table:number-columns-repeated="1006"/>
        </table:table-row>
        <table:table-row table:style-name="ro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2]=&quot;&quot;;&quot;?&quot;;IF([.M272]=&quot;&quot;;&quot;新規&quot;;IF([.K272]=[.M272];&quot;&quot;;&quot;変更あり&quot;)))">
            <text:p/>
          </table:table-cell>
          <table:table-cell table:style-name="ce50" office:value-type="string" calcext:value-type="string">
            <text:p>-</text:p>
          </table:table-cell>
          <table:table-cell table:style-name="ce7" table:formula="of:=IF([.M272]=&quot;&quot;;&quot;?&quot;;IF([.O272]=&quot;&quot;;&quot;新規&quot;;IF([.M272]=[.O272];&quot;&quot;;&quot;○&quot;)))">
            <text:p/>
          </table:table-cell>
          <table:table-cell table:style-name="ce50" office:value-type="string" calcext:value-type="string">
            <text:p>-</text:p>
          </table:table-cell>
          <table:table-cell table:style-name="ce50" table:number-columns-repeated="2"/>
          <table:table-cell table:style-name="ce58" table:formula="of:=IFERROR(VLOOKUP([.$C272];[$'verify-targets-to-chapters'.$A$1:.$B$999];2;0);IF([.$A272]=&quot;&quot;;&quot;&quot;;&quot;省略&quot;))">
            <text:p/>
          </table:table-cell>
          <table:table-cell table:number-columns-repeated="1006"/>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3]=&quot;&quot;;&quot;?&quot;;IF([.M273]=&quot;&quot;;&quot;新規&quot;;IF([.K273]=[.M273];&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M273]=&quot;&quot;;&quot;?&quot;;IF([.O273]=&quot;&quot;;&quot;新規&quot;;IF([.M273]=[.O273];&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6"/>
        </table:table-row>
        <table:table-row table:style-name="ro2">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4]=&quot;&quot;;&quot;?&quot;;IF([.M274]=&quot;&quot;;&quot;新規&quot;;IF([.K274]=[.M274];&quot;&quot;;&quot;変更あり&quot;)))">
            <text:p/>
          </table:table-cell>
          <table:table-cell table:style-name="ce8" office:value-type="string" calcext:value-type="string">
            <text:p>-</text:p>
          </table:table-cell>
          <table:table-cell table:style-name="ce7" table:formula="of:=IF([.M274]=&quot;&quot;;&quot;?&quot;;IF([.O274]=&quot;&quot;;&quot;新規&quot;;IF([.M274]=[.O274];&quot;&quot;;&quot;○&quot;)))">
            <text:p/>
          </table:table-cell>
          <table:table-cell table:style-name="ce50" office:value-type="string" calcext:value-type="string">
            <text:p>-</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6"/>
        </table:table-row>
        <table:table-row table:style-name="ro67">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6]=&quot;&quot;;&quot;?&quot;;IF([.M276]=&quot;&quot;;&quot;新規&quot;;IF([.K276]=[.M276];&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6"/>
        </table:table-row>
        <table:table-row table:style-name="ro6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6"/>
        </table:table-row>
        <table:table-row table:style-name="ro68">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8]=&quot;&quot;;&quot;?&quot;;IF([.M278]=&quot;&quot;;&quot;新規&quot;;IF([.K278]=[.M278];&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50" table:number-columns-repeated="3"/>
          <table:table-cell table:style-name="ce58" table:formula="of:=IFERROR(VLOOKUP([.$C279];[$'verify-targets-to-chapters'.$A$1:.$B$999];2;0);IF([.$A279]=&quot;&quot;;&quot;&quot;;&quot;省略&quot;))">
            <text:p/>
          </table:table-cell>
          <table:table-cell table:number-columns-repeated="1006"/>
        </table:table-row>
        <table:table-row table:style-name="ro15">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0]=&quot;&quot;;&quot;?&quot;;IF([.M280]=&quot;&quot;;&quot;新規&quot;;IF([.K280]=[.M280];&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50" table:number-columns-repeated="3"/>
          <table:table-cell table:style-name="ce58" table:formula="of:=IFERROR(VLOOKUP([.$C280];[$'verify-targets-to-chapters'.$A$1:.$B$999];2;0);IF([.$A280]=&quot;&quot;;&quot;&quot;;&quot;省略&quot;))">
            <text:p/>
          </table:table-cell>
          <table:table-cell table:number-columns-repeated="1006"/>
        </table:table-row>
        <table:table-row table:style-name="ro2">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1]=&quot;&quot;;&quot;?&quot;;IF([.M281]=&quot;&quot;;&quot;新規&quot;;IF([.K281]=[.M281];&quot;&quot;;&quot;変更あり&quot;)))">
            <text:p/>
          </table:table-cell>
          <table:table-cell table:style-name="ce50"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50" table:number-columns-repeated="3"/>
          <table:table-cell table:style-name="ce58" table:formula="of:=IFERROR(VLOOKUP([.$C281];[$'verify-targets-to-chapters'.$A$1:.$B$999];2;0);IF([.$A281]=&quot;&quot;;&quot;&quot;;&quot;省略&quot;))">
            <text:p/>
          </table:table-cell>
          <table:table-cell table:number-columns-repeated="1006"/>
        </table:table-row>
        <table:table-row table:style-name="ro6">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2]=&quot;&quot;;&quot;?&quot;;IF([.M282]=&quot;&quot;;&quot;新規&quot;;IF([.K282]=[.M282];&quot;&quot;;&quot;変更あり&quot;)))">
            <text:p/>
          </table:table-cell>
          <table:table-cell table:style-name="ce50" office:value-type="string" calcext:value-type="string">
            <text:p>lockPref("browser.newtab.preload",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50" table:number-columns-repeated="3"/>
          <table:table-cell table:style-name="ce58" table:formula="of:=IFERROR(VLOOKUP([.$C282];[$'verify-targets-to-chapters'.$A$1:.$B$999];2;0);IF([.$A282]=&quot;&quot;;&quot;&quot;;&quot;省略&quot;))">
            <text:p/>
          </table:table-cell>
          <table:table-cell table:number-columns-repeated="1006"/>
        </table:table-row>
        <table:table-row table:style-name="ro6">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3]=&quot;&quot;;&quot;?&quot;;IF([.M283]=&quot;&quot;;&quot;新規&quot;;IF([.K283]=[.M283];&quot;&quot;;&quot;変更あり&quot;)))">
            <text:p/>
          </table:table-cell>
          <table:table-cell table:style-name="ce8" office:value-type="string" calcext:value-type="string">
            <text:p>clearPref("general.useragent.extra.microsoftdotnet");</text:p>
          </table:table-cell>
          <table:table-cell table:style-name="ce7" table:formula="of:=IF([.M283]=&quot;&quot;;&quot;?&quot;;IF([.O283]=&quot;&quot;;&quot;新規&quot;;IF([.M283]=[.O283];&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4]=&quot;&quot;;&quot;?&quot;;IF([.M284]=&quot;&quot;;&quot;新規&quot;;IF([.K284]=[.M284];&quot;&quot;;&quot;変更あり&quot;)))">
            <text:p/>
          </table:table-cell>
          <table:table-cell table:style-name="ce8" office:value-type="string" calcext:value-type="string">
            <text:p>-</text:p>
          </table:table-cell>
          <table:table-cell table:style-name="ce7" table:formula="of:=IF([.M284]=&quot;&quot;;&quot;?&quot;;IF([.O284]=&quot;&quot;;&quot;新規&quot;;IF([.M284]=[.O284];&quot;&quot;;&quot;○&quot;)))">
            <text:p/>
          </table:table-cell>
          <table:table-cell table:style-name="ce50" office:value-type="string" calcext:value-type="string">
            <text:p>-</text:p>
          </table:table-cell>
          <table:table-cell table:style-name="ce50" table:number-columns-repeated="2"/>
          <table:table-cell table:style-name="ce58" table:formula="of:=IFERROR(VLOOKUP([.$C284];[$'verify-targets-to-chapters'.$A$1:.$B$999];2;0);IF([.$A284]=&quot;&quot;;&quot;&quot;;&quot;省略&quot;))">
            <text:p/>
          </table:table-cell>
          <table:table-cell table:number-columns-repeated="1006"/>
        </table:table-row>
        <table:table-row table:style-name="ro2">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5]=&quot;&quot;;&quot;?&quot;;IF([.M285]=&quot;&quot;;&quot;新規&quot;;IF([.K285]=[.M285];&quot;&quot;;&quot;変更あり&quot;)))">
            <text:p/>
          </table:table-cell>
          <table:table-cell table:style-name="ce8" office:value-type="string" calcext:value-type="string">
            <text:p>lockPref("network.proxy.type", 0);</text:p>
          </table:table-cell>
          <table:table-cell table:style-name="ce7" table:formula="of:=IF([.M285]=&quot;&quot;;&quot;?&quot;;IF([.O285]=&quot;&quot;;&quot;新規&quot;;IF([.M285]=[.O285];&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5];[$'verify-targets-to-chapters'.$A$1:.$B$999];2;0);IF([.$A285]=&quot;&quot;;&quot;&quot;;&quot;省略&quot;))">
            <text:p/>
          </table:table-cell>
          <table:table-cell table:number-columns-repeated="1006"/>
        </table:table-row>
        <table:table-row table:style-name="ro35">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6]=&quot;&quot;;&quot;?&quot;;IF([.O286]=&quot;&quot;;&quot;新規&quot;;IF([.M286]=[.O286];&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86];[$'verify-targets-to-chapters'.$A$1:.$B$999];2;0);IF([.$A286]=&quot;&quot;;&quot;&quot;;&quot;省略&quot;))">
            <text:p/>
          </table:table-cell>
          <table:table-cell table:number-columns-repeated="1006"/>
        </table:table-row>
        <table:table-row table:style-name="ro69">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7]=&quot;&quot;;&quot;?&quot;;IF([.M287]=&quot;&quot;;&quot;新規&quot;;IF([.K287]=[.M287];&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7]=&quot;&quot;;&quot;?&quot;;IF([.O287]=&quot;&quot;;&quot;新規&quot;;IF([.M287]=[.O287];&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87];[$'verify-targets-to-chapters'.$A$1:.$B$999];2;0);IF([.$A287]=&quot;&quot;;&quot;&quot;;&quot;省略&quot;))">
            <text:p/>
          </table:table-cell>
          <table:table-cell table:number-columns-repeated="1006"/>
        </table:table-row>
        <table:table-row table:style-name="ro6">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4);</text:p>
          </table:table-cell>
          <table:table-cell table:style-name="ce7" table:formula="of:=IF([.M288]=&quot;&quot;;&quot;?&quot;;IF([.O288]=&quot;&quot;;&quot;新規&quot;;IF([.M288]=[.O288];&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88];[$'verify-targets-to-chapters'.$A$1:.$B$999];2;0);IF([.$A288]=&quot;&quot;;&quot;&quot;;&quot;省略&quot;))">
            <text:p/>
          </table:table-cell>
          <table:table-cell table:number-columns-repeated="1006"/>
        </table:table-row>
        <table:table-row table:style-name="ro2">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9]=&quot;&quot;;&quot;?&quot;;IF([.M289]=&quot;&quot;;&quot;新規&quot;;IF([.K289]=[.M289];&quot;&quot;;&quot;変更あり&quot;)))">
            <text:p/>
          </table:table-cell>
          <table:table-cell table:style-name="ce8" office:value-type="string" calcext:value-type="string">
            <text:p>lockPref("network.proxy.type", 5);</text:p>
          </table:table-cell>
          <table:table-cell table:style-name="ce7" table:formula="of:=IF([.M289]=&quot;&quot;;&quot;?&quot;;IF([.O289]=&quot;&quot;;&quot;新規&quot;;IF([.M289]=[.O289];&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89];[$'verify-targets-to-chapters'.$A$1:.$B$999];2;0);IF([.$A289]=&quot;&quot;;&quot;&quot;;&quot;省略&quot;))">
            <text:p/>
          </table:table-cell>
          <table:table-cell table:number-columns-repeated="1006"/>
        </table:table-row>
        <table:table-row table:style-name="ro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0]=&quot;&quot;;&quot;?&quot;;IF([.M290]=&quot;&quot;;&quot;新規&quot;;IF([.K290]=[.M290];&quot;&quot;;&quot;変更あり&quot;)))">
            <text:p/>
          </table:table-cell>
          <table:table-cell table:style-name="ce51" office:value-type="string" calcext:value-type="string">
            <text:p>Firefox 39時点で廃止</text:p>
          </table:table-cell>
          <table:table-cell table:style-name="ce7" table:formula="of:=IF([.M290]=&quot;&quot;;&quot;?&quot;;IF([.O290]=&quot;&quot;;&quot;新規&quot;;IF([.M290]=[.O290];&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0];[$'verify-targets-to-chapters'.$A$1:.$B$999];2;0);IF([.$A290]=&quot;&quot;;&quot;&quot;;&quot;省略&quot;))">
            <text:p/>
          </table:table-cell>
          <table:table-cell table:number-columns-repeated="1006"/>
        </table:table-row>
        <table:table-row table:style-name="ro2">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1]=&quot;&quot;;&quot;?&quot;;IF([.M291]=&quot;&quot;;&quot;新規&quot;;IF([.K291]=[.M291];&quot;&quot;;&quot;変更あり&quot;)))">
            <text:p/>
          </table:table-cell>
          <table:table-cell table:style-name="ce51" office:value-type="string" calcext:value-type="string">
            <text:p>Firefox 39時点で廃止</text:p>
          </table:table-cell>
          <table:table-cell table:style-name="ce7" table:formula="of:=IF([.M291]=&quot;&quot;;&quot;?&quot;;IF([.O291]=&quot;&quot;;&quot;新規&quot;;IF([.M291]=[.O291];&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1];[$'verify-targets-to-chapters'.$A$1:.$B$999];2;0);IF([.$A291]=&quot;&quot;;&quot;&quot;;&quot;省略&quot;))">
            <text:p/>
          </table:table-cell>
          <table:table-cell table:number-columns-repeated="1006"/>
        </table:table-row>
        <table:table-row table:style-name="ro21">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2]=&quot;&quot;;&quot;?&quot;;IF([.M292]=&quot;&quot;;&quot;新規&quot;;IF([.K292]=[.M292];&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2]=&quot;&quot;;&quot;?&quot;;IF([.O292]=&quot;&quot;;&quot;新規&quot;;IF([.M292]=[.O292];&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2];[$'verify-targets-to-chapters'.$A$1:.$B$999];2;0);IF([.$A292]=&quot;&quot;;&quot;&quot;;&quot;省略&quot;))">
            <text:p/>
          </table:table-cell>
          <table:table-cell table:number-columns-repeated="1006"/>
        </table:table-row>
        <table:table-row table:style-name="ro26">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3]=&quot;&quot;;&quot;?&quot;;IF([.M293]=&quot;&quot;;&quot;新規&quot;;IF([.K293]=[.M293];&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3]=&quot;&quot;;&quot;?&quot;;IF([.O293]=&quot;&quot;;&quot;新規&quot;;IF([.M293]=[.O293];&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3];[$'verify-targets-to-chapters'.$A$1:.$B$999];2;0);IF([.$A293]=&quot;&quot;;&quot;&quot;;&quot;省略&quot;))">
            <text:p/>
          </table:table-cell>
          <table:table-cell table:number-columns-repeated="1006"/>
        </table:table-row>
        <table:table-row table:style-name="ro70">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4]=&quot;&quot;;&quot;?&quot;;IF([.M294]=&quot;&quot;;&quot;新規&quot;;IF([.K294]=[.M294];&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4]=&quot;&quot;;&quot;?&quot;;IF([.O294]=&quot;&quot;;&quot;新規&quot;;IF([.M294]=[.O294];&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6"/>
        </table:table-row>
        <table:table-row table:style-name="ro3">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spdy.enabled",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50" table:number-columns-repeated="3"/>
          <table:table-cell table:style-name="ce58" table:formula="of:=IFERROR(VLOOKUP([.$C295];[$'verify-targets-to-chapters'.$A$1:.$B$999];2;0);IF([.$A295]=&quot;&quot;;&quot;&quot;;&quot;省略&quot;))">
            <text:p/>
          </table:table-cell>
          <table:table-cell table:number-columns-repeated="1006"/>
        </table:table-row>
        <table:table-row table:style-name="ro3">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6]=&quot;&quot;;&quot;?&quot;;IF([.M296]=&quot;&quot;;&quot;新規&quot;;IF([.K296]=[.M296];&quot;&quot;;&quot;変更あり&quot;)))">
            <text:p/>
          </table:table-cell>
          <table:table-cell table:style-name="ce8" office:value-type="string" calcext:value-type="string">
            <text:p>lockPref("network.http.spdy.enabled", false);</text:p>
          </table:table-cell>
          <table:table-cell table:style-name="ce7" table:formula="of:=IF([.M296]=&quot;&quot;;&quot;?&quot;;IF([.O296]=&quot;&quot;;&quot;新規&quot;;IF([.M296]=[.O296];&quot;&quot;;&quot;○&quot;)))" office:value-type="string" office:string-value="新規" calcext:value-type="string">
            <text:p>新規</text:p>
          </table:table-cell>
          <table:table-cell table:style-name="ce50" table:number-columns-repeated="3"/>
          <table:table-cell table:style-name="ce58" table:formula="of:=IFERROR(VLOOKUP([.$C296];[$'verify-targets-to-chapters'.$A$1:.$B$999];2;0);IF([.$A296]=&quot;&quot;;&quot;&quot;;&quot;省略&quot;))">
            <text:p/>
          </table:table-cell>
          <table:table-cell table:number-columns-repeated="1006"/>
        </table:table-row>
        <table:table-row table:style-name="ro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50" table:number-columns-repeated="3"/>
          <table:table-cell table:style-name="ce58" table:formula="of:=IFERROR(VLOOKUP([.$C297];[$'verify-targets-to-chapters'.$A$1:.$B$999];2;0);IF([.$A297]=&quot;&quot;;&quot;&quot;;&quot;省略&quot;))">
            <text:p/>
          </table:table-cell>
          <table:table-cell table:number-columns-repeated="1006"/>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8]=&quot;&quot;;&quot;?&quot;;IF([.M298]=&quot;&quot;;&quot;新規&quot;;IF([.K298]=[.M298];&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8]=&quot;&quot;;&quot;?&quot;;IF([.O298]=&quot;&quot;;&quot;新規&quot;;IF([.M298]=[.O298];&quot;&quot;;&quot;○&quot;)))" office:value-type="string" office:string-value="新規" calcext:value-type="string">
            <text:p>新規</text:p>
          </table:table-cell>
          <table:table-cell table:style-name="ce50" table:number-columns-repeated="3"/>
          <table:table-cell table:style-name="ce58" table:formula="of:=IFERROR(VLOOKUP([.$C298];[$'verify-targets-to-chapters'.$A$1:.$B$999];2;0);IF([.$A298]=&quot;&quot;;&quot;&quot;;&quot;省略&quot;))">
            <text:p/>
          </table:table-cell>
          <table:table-cell table:number-columns-repeated="1006"/>
        </table:table-row>
        <table:table-row table:style-name="ro3">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6"/>
        </table:table-row>
        <table:table-row table:style-name="ro3">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0]=&quot;&quot;;&quot;?&quot;;IF([.M300]=&quot;&quot;;&quot;新規&quot;;IF([.K300]=[.M300];&quot;&quot;;&quot;変更あり&quot;)))">
            <text:p/>
          </table:table-cell>
          <table:table-cell table:style-name="ce8" office:value-type="string" calcext:value-type="string">
            <text:p>lockPref("network.dns.disableIPv6", true);</text:p>
          </table:table-cell>
          <table:table-cell table:style-name="ce7" table:formula="of:=IF([.M300]=&quot;&quot;;&quot;?&quot;;IF([.O300]=&quot;&quot;;&quot;新規&quot;;IF([.M300]=[.O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6"/>
        </table:table-row>
        <table:table-row table:style-name="ro6">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1]=&quot;&quot;;&quot;?&quot;;IF([.M301]=&quot;&quot;;&quot;新規&quot;;IF([.K301]=[.M301];&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1]=&quot;&quot;;&quot;?&quot;;IF([.O301]=&quot;&quot;;&quot;新規&quot;;IF([.M301]=[.O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6"/>
        </table:table-row>
        <table:table-row table:style-name="ro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5" office:value-type="string" calcext:value-type="string">
            <text:p>-</text:p>
          </table:table-cell>
          <table:table-cell table:style-name="ce10" table:formula="of:=IF([.K302]=&quot;&quot;;&quot;?&quot;;IF([.M302]=&quot;&quot;;&quot;新規&quot;;IF([.K302]=[.M302];&quot;&quot;;&quot;変更あり&quot;)))">
            <text:p/>
          </table:table-cell>
          <table:table-cell table:style-name="ce45"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4]=&quot;&quot;;&quot;?&quot;;IF([.M304]=&quot;&quot;;&quot;新規&quot;;IF([.K304]=[.M304];&quot;&quot;;&quot;変更あり&quot;)))">
            <text:p/>
          </table:table-cell>
          <table:table-cell table:style-name="ce8" office:value-type="string" calcext:value-type="string">
            <text:p>lockPref("network.dns.blockDotOnion", true);</text:p>
          </table:table-cell>
          <table:table-cell table:style-name="ce7" table:formula="of:=IF([.M304]=&quot;&quot;;&quot;?&quot;;IF([.O304]=&quot;&quot;;&quot;新規&quot;;IF([.M304]=[.O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6"/>
        </table:table-row>
        <table:table-row table:style-name="ro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6"/>
        </table:table-row>
        <table:table-row table:style-name="ro2">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6]=&quot;&quot;;&quot;?&quot;;IF([.M306]=&quot;&quot;;&quot;新規&quot;;IF([.K306]=[.M306];&quot;&quot;;&quot;変更あり&quot;)))">
            <text:p/>
          </table:table-cell>
          <table:table-cell table:style-name="ce8" office:value-type="string" calcext:value-type="string">
            <text:p>lockPref("general.useragent.override", "（任意の内容）");</text:p>
          </table:table-cell>
          <table:table-cell table:style-name="ce7" table:formula="of:=IF([.M306]=&quot;&quot;;&quot;?&quot;;IF([.O306]=&quot;&quot;;&quot;新規&quot;;IF([.M306]=[.O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6"/>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6"/>
        </table:table-row>
        <table:table-row table:style-name="ro72">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8]=&quot;&quot;;&quot;?&quot;;IF([.M308]=&quot;&quot;;&quot;新規&quot;;IF([.K308]=[.M308];&quot;&quot;;&quot;変更あり&quot;)))">
            <text:p/>
          </table:table-cell>
          <table:table-cell table:style-name="ce8" office:value-type="string" calcext:value-type="string">
            <text:p>lockPref("network.jar.block-remote-files", true);</text:p>
          </table:table-cell>
          <table:table-cell table:style-name="ce7" table:formula="of:=IF([.M308]=&quot;&quot;;&quot;?&quot;;IF([.O308]=&quot;&quot;;&quot;新規&quot;;IF([.M308]=[.O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6"/>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09];[$'verify-targets-to-chapters'.$A$1:.$B$999];2;0);IF([.$A309]=&quot;&quot;;&quot;&quot;;&quot;省略&quot;))">
            <text:p/>
          </table:table-cell>
          <table:table-cell table:number-columns-repeated="1006"/>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0];[$'verify-targets-to-chapters'.$A$1:.$B$999];2;0);IF([.$A310]=&quot;&quot;;&quot;&quot;;&quot;省略&quot;))">
            <text:p/>
          </table:table-cell>
          <table:table-cell table:number-columns-repeated="1006"/>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6"/>
        </table:table-row>
        <table:table-row table:style-name="ro5">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6"/>
        </table:table-row>
        <table:table-row table:style-name="ro2">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7"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6"/>
        </table:table-row>
        <table:table-row table:style-name="ro2">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7" office:value-type="string" calcext:value-type="string">
            <text:p>トラフィックを抑える事を優先</text:p>
          </table:table-cell>
          <table:table-cell table:style-name="ce10" office:value-type="string" calcext:value-type="string">
            <text:p>MCDで設定を反映する</text:p>
          </table:table-cell>
          <table:table-cell table:style-name="ce37" office:value-type="string" calcext:value-type="string">
            <text:p>lockPref("network.http.pipelining.maxrequests", 8);</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6"/>
        </table:table-row>
        <table:table-row table:style-name="ro7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8]=&quot;&quot;;&quot;?&quot;;IF([.M318]=&quot;&quot;;&quot;新規&quot;;IF([.K318]=[.M318];&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8]=&quot;&quot;;&quot;?&quot;;IF([.O318]=&quot;&quot;;&quot;新規&quot;;IF([.M318]=[.O318];&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18];[$'verify-targets-to-chapters'.$A$1:.$B$999];2;0);IF([.$A318]=&quot;&quot;;&quot;&quot;;&quot;省略&quot;))">
            <text:p/>
          </table:table-cell>
          <table:table-cell table:number-columns-repeated="1006"/>
        </table:table-row>
        <table:table-row table:style-name="ro2">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9]=&quot;&quot;;&quot;?&quot;;IF([.M319]=&quot;&quot;;&quot;新規&quot;;IF([.K319]=[.M319];&quot;&quot;;&quot;変更あり&quot;)))">
            <text:p/>
          </table:table-cell>
          <table:table-cell table:style-name="ce8" office:value-type="string" calcext:value-type="string">
            <text:p>-</text:p>
          </table:table-cell>
          <table:table-cell table:style-name="ce7" table:formula="of:=IF([.M319]=&quot;&quot;;&quot;?&quot;;IF([.O319]=&quot;&quot;;&quot;新規&quot;;IF([.M319]=[.O319];&quot;&quot;;&quot;○&quot;)))">
            <text:p/>
          </table:table-cell>
          <table:table-cell table:style-name="ce50" office:value-type="string" calcext:value-type="string">
            <text:p>-</text:p>
          </table:table-cell>
          <table:table-cell table:style-name="ce50" table:number-columns-repeated="2"/>
          <table:table-cell table:style-name="ce58" table:formula="of:=IFERROR(VLOOKUP([.$C319];[$'verify-targets-to-chapters'.$A$1:.$B$999];2;0);IF([.$A319]=&quot;&quot;;&quot;&quot;;&quot;省略&quot;))">
            <text:p/>
          </table:table-cell>
          <table:table-cell table:number-columns-repeated="1006"/>
        </table:table-row>
        <table:table-row table:style-name="ro7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0]=&quot;&quot;;&quot;?&quot;;IF([.M320]=&quot;&quot;;&quot;新規&quot;;IF([.K320]=[.M320];&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0]=&quot;&quot;;&quot;?&quot;;IF([.O320]=&quot;&quot;;&quot;新規&quot;;IF([.M320]=[.O320];&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0];[$'verify-targets-to-chapters'.$A$1:.$B$999];2;0);IF([.$A320]=&quot;&quot;;&quot;&quot;;&quot;省略&quot;))">
            <text:p/>
          </table:table-cell>
          <table:table-cell table:number-columns-repeated="1006"/>
        </table:table-row>
        <table:table-row table:style-name="ro6">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1]=&quot;&quot;;&quot;?&quot;;IF([.M321]=&quot;&quot;;&quot;新規&quot;;IF([.K321]=[.M321];&quot;&quot;;&quot;変更あり&quot;)))">
            <text:p/>
          </table:table-cell>
          <table:table-cell table:style-name="ce8" office:value-type="string" calcext:value-type="string">
            <text:p>lockPref("extensions.update.enabled", true);</text:p>
          </table:table-cell>
          <table:table-cell table:style-name="ce7" table:formula="of:=IF([.M321]=&quot;&quot;;&quot;?&quot;;IF([.O321]=&quot;&quot;;&quot;新規&quot;;IF([.M321]=[.O321];&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1];[$'verify-targets-to-chapters'.$A$1:.$B$999];2;0);IF([.$A321]=&quot;&quot;;&quot;&quot;;&quot;省略&quot;))">
            <text:p/>
          </table:table-cell>
          <table:table-cell table:number-columns-repeated="1006"/>
        </table:table-row>
        <table:table-row table:style-name="ro21">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2]=&quot;&quot;;&quot;?&quot;;IF([.M322]=&quot;&quot;;&quot;新規&quot;;IF([.K322]=[.M322];&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M322]=&quot;&quot;;&quot;?&quot;;IF([.O322]=&quot;&quot;;&quot;新規&quot;;IF([.M322]=[.O322];&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2];[$'verify-targets-to-chapters'.$A$1:.$B$999];2;0);IF([.$A322]=&quot;&quot;;&quot;&quot;;&quot;省略&quot;))">
            <text:p/>
          </table:table-cell>
          <table:table-cell table:number-columns-repeated="1006"/>
        </table:table-row>
        <table:table-row table:style-name="ro2">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3]=&quot;&quot;;&quot;?&quot;;IF([.M323]=&quot;&quot;;&quot;新規&quot;;IF([.K323]=[.M323];&quot;&quot;;&quot;変更あり&quot;)))">
            <text:p/>
          </table:table-cell>
          <table:table-cell table:style-name="ce8" office:value-type="string" calcext:value-type="string">
            <text:p>lockPref("browser.search.update", true);</text:p>
          </table:table-cell>
          <table:table-cell table:style-name="ce7" table:formula="of:=IF([.M323]=&quot;&quot;;&quot;?&quot;;IF([.O323]=&quot;&quot;;&quot;新規&quot;;IF([.M323]=[.O323];&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3];[$'verify-targets-to-chapters'.$A$1:.$B$999];2;0);IF([.$A323]=&quot;&quot;;&quot;&quot;;&quot;省略&quot;))">
            <text:p/>
          </table:table-cell>
          <table:table-cell table:number-columns-repeated="1006"/>
        </table:table-row>
        <table:table-row table:style-name="ro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4]=&quot;&quot;;&quot;?&quot;;IF([.M324]=&quot;&quot;;&quot;新規&quot;;IF([.K324]=[.M324];&quot;&quot;;&quot;変更あり&quot;)))">
            <text:p/>
          </table:table-cell>
          <table:table-cell table:style-name="ce8" office:value-type="string" calcext:value-type="string">
            <text:p>lockPref("browser.search.update", false);</text:p>
          </table:table-cell>
          <table:table-cell table:style-name="ce7" table:formula="of:=IF([.M324]=&quot;&quot;;&quot;?&quot;;IF([.O324]=&quot;&quot;;&quot;新規&quot;;IF([.M324]=[.O324];&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5]=&quot;&quot;;&quot;?&quot;;IF([.M325]=&quot;&quot;;&quot;新規&quot;;IF([.K325]=[.M325];&quot;&quot;;&quot;変更あり&quot;)))">
            <text:p/>
          </table:table-cell>
          <table:table-cell table:style-name="ce50" office:value-type="string" calcext:value-type="string">
            <text:p>-</text:p>
          </table:table-cell>
          <table:table-cell table:style-name="ce7" table:formula="of:=IF([.M325]=&quot;&quot;;&quot;?&quot;;IF([.O325]=&quot;&quot;;&quot;新規&quot;;IF([.M325]=[.O325];&quot;&quot;;&quot;○&quot;)))">
            <text:p/>
          </table:table-cell>
          <table:table-cell table:style-name="ce50" office:value-type="string" calcext:value-type="string">
            <text:p>-</text:p>
          </table:table-cell>
          <table:table-cell table:style-name="ce50" table:number-columns-repeated="2"/>
          <table:table-cell table:style-name="ce58" table:formula="of:=IFERROR(VLOOKUP([.$C325];[$'verify-targets-to-chapters'.$A$1:.$B$999];2;0);IF([.$A325]=&quot;&quot;;&quot;&quot;;&quot;省略&quot;))">
            <text:p/>
          </table:table-cell>
          <table:table-cell table:number-columns-repeated="1006"/>
        </table:table-row>
        <table:table-row table:style-name="ro5">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6]=&quot;&quot;;&quot;?&quot;;IF([.M326]=&quot;&quot;;&quot;新規&quot;;IF([.K326]=[.M326];&quot;&quot;;&quot;変更あり&quot;)))">
            <text:p/>
          </table:table-cell>
          <table:table-cell table:style-name="ce50" office:value-type="string" calcext:value-type="string">
            <text:p>Firefox-setup.ini:</text:p>
            <text:p>MaintenanceService=false</text:p>
            <text:p/>
            <text:p>MCD:</text:p>
            <text:p><text:span text:style-name="T6">lockPref("app.update.service.enabled", false);</text:span></text:p>
          </table:table-cell>
          <table:table-cell table:style-name="ce7" table:formula="of:=IF([.M326]=&quot;&quot;;&quot;?&quot;;IF([.O326]=&quot;&quot;;&quot;新規&quot;;IF([.M326]=[.O326];&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26];[$'verify-targets-to-chapters'.$A$1:.$B$999];2;0);IF([.$A326]=&quot;&quot;;&quot;&quot;;&quot;省略&quot;))">
            <text:p/>
          </table:table-cell>
          <table:table-cell table:number-columns-repeated="1006"/>
        </table:table-row>
        <table:table-row table:style-name="ro2">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7]=&quot;&quot;;&quot;?&quot;;IF([.M327]=&quot;&quot;;&quot;新規&quot;;IF([.K327]=[.M327];&quot;&quot;;&quot;変更あり&quot;)))">
            <text:p/>
          </table:table-cell>
          <table:table-cell table:style-name="ce50" office:value-type="string" calcext:value-type="string">
            <text:p>lockPref("lightweightThemes.update.enabled", true);</text:p>
          </table:table-cell>
          <table:table-cell table:style-name="ce7" table:formula="of:=IF([.M327]=&quot;&quot;;&quot;?&quot;;IF([.O327]=&quot;&quot;;&quot;新規&quot;;IF([.M327]=[.O327];&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27];[$'verify-targets-to-chapters'.$A$1:.$B$999];2;0);IF([.$A327]=&quot;&quot;;&quot;&quot;;&quot;省略&quot;))">
            <text:p/>
          </table:table-cell>
          <table:table-cell table:number-columns-repeated="1006"/>
        </table:table-row>
        <table:table-row table:style-name="ro2">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8]=&quot;&quot;;&quot;?&quot;;IF([.M328]=&quot;&quot;;&quot;新規&quot;;IF([.K328]=[.M328];&quot;&quot;;&quot;変更あり&quot;)))">
            <text:p/>
          </table:table-cell>
          <table:table-cell table:style-name="ce50" office:value-type="string" calcext:value-type="string">
            <text:p>lockPref("lightweightThemes.update.enabled", false);</text:p>
          </table:table-cell>
          <table:table-cell table:style-name="ce7" table:formula="of:=IF([.M328]=&quot;&quot;;&quot;?&quot;;IF([.O328]=&quot;&quot;;&quot;新規&quot;;IF([.M328]=[.O328];&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28];[$'verify-targets-to-chapters'.$A$1:.$B$999];2;0);IF([.$A328]=&quot;&quot;;&quot;&quot;;&quot;省略&quot;))">
            <text:p/>
          </table:table-cell>
          <table:table-cell table:number-columns-repeated="1006"/>
        </table:table-row>
        <table:table-row table:style-name="ro6">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9]=&quot;&quot;;&quot;?&quot;;IF([.M329]=&quot;&quot;;&quot;新規&quot;;IF([.K329]=[.M329];&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9]=&quot;&quot;;&quot;?&quot;;IF([.O329]=&quot;&quot;;&quot;新規&quot;;IF([.M329]=[.O329];&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29];[$'verify-targets-to-chapters'.$A$1:.$B$999];2;0);IF([.$A329]=&quot;&quot;;&quot;&quot;;&quot;省略&quot;))">
            <text:p/>
          </table:table-cell>
          <table:table-cell table:number-columns-repeated="1006"/>
        </table:table-row>
        <table:table-row table:style-name="ro2">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0]=&quot;&quot;;&quot;?&quot;;IF([.M330]=&quot;&quot;;&quot;新規&quot;;IF([.K330]=[.M330];&quot;&quot;;&quot;変更あり&quot;)))">
            <text:p/>
          </table:table-cell>
          <table:table-cell table:style-name="ce8" office:value-type="string" calcext:value-type="string">
            <text:p>lockPref("pdfjs.disabled", true);</text:p>
          </table:table-cell>
          <table:table-cell table:style-name="ce7" table:formula="of:=IF([.M330]=&quot;&quot;;&quot;?&quot;;IF([.O330]=&quot;&quot;;&quot;新規&quot;;IF([.M330]=[.O330];&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0];[$'verify-targets-to-chapters'.$A$1:.$B$999];2;0);IF([.$A330]=&quot;&quot;;&quot;&quot;;&quot;省略&quot;))">
            <text:p/>
          </table:table-cell>
          <table:table-cell table:number-columns-repeated="1006"/>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1]=&quot;&quot;;&quot;?&quot;;IF([.M331]=&quot;&quot;;&quot;新規&quot;;IF([.K331]=[.M331];&quot;&quot;;&quot;変更あり&quot;)))">
            <text:p/>
          </table:table-cell>
          <table:table-cell table:style-name="ce50" office:value-type="string" calcext:value-type="string">
            <text:p>lockPref("accessibility.browsewithcaret_shortcut.enabled", true);</text:p>
          </table:table-cell>
          <table:table-cell table:style-name="ce7" table:formula="of:=IF([.M331]=&quot;&quot;;&quot;?&quot;;IF([.O331]=&quot;&quot;;&quot;新規&quot;;IF([.M331]=[.O331];&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6"/>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2]=&quot;&quot;;&quot;?&quot;;IF([.M332]=&quot;&quot;;&quot;新規&quot;;IF([.K332]=[.M332];&quot;&quot;;&quot;変更あり&quot;)))">
            <text:p/>
          </table:table-cell>
          <table:table-cell table:style-name="ce50" office:value-type="string" calcext:value-type="string">
            <text:p>lockPref("accessibility.browsewithcaret_shortcut.enabled", false);</text:p>
          </table:table-cell>
          <table:table-cell table:style-name="ce7" table:formula="of:=IF([.M332]=&quot;&quot;;&quot;?&quot;;IF([.O332]=&quot;&quot;;&quot;新規&quot;;IF([.M332]=[.O332];&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6"/>
        </table:table-row>
        <table:table-row table:style-name="ro3">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50" table:number-columns-repeated="3"/>
          <table:table-cell table:style-name="ce58" table:formula="of:=IFERROR(VLOOKUP([.$C333];[$'verify-targets-to-chapters'.$A$1:.$B$999];2;0);IF([.$A333]=&quot;&quot;;&quot;&quot;;&quot;省略&quot;))">
            <text:p/>
          </table:table-cell>
          <table:table-cell table:number-columns-repeated="1006"/>
        </table:table-row>
        <table:table-row table:style-name="ro1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4]=&quot;&quot;;&quot;?&quot;;IF([.M334]=&quot;&quot;;&quot;新規&quot;;IF([.K334]=[.M334];&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4]=&quot;&quot;;&quot;?&quot;;IF([.O334]=&quot;&quot;;&quot;新規&quot;;IF([.M334]=[.O334];&quot;&quot;;&quot;○&quot;)))" office:value-type="string" office:string-value="新規" calcext:value-type="string">
            <text:p>新規</text:p>
          </table:table-cell>
          <table:table-cell table:style-name="ce50" table:number-columns-repeated="3"/>
          <table:table-cell table:style-name="ce58" table:formula="of:=IFERROR(VLOOKUP([.$C334];[$'verify-targets-to-chapters'.$A$1:.$B$999];2;0);IF([.$A334]=&quot;&quot;;&quot;&quot;;&quot;省略&quot;))">
            <text:p/>
          </table:table-cell>
          <table:table-cell table:number-columns-repeated="1006"/>
        </table:table-row>
        <table:table-row table:style-name="ro7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5]=&quot;&quot;;&quot;?&quot;;IF([.M335]=&quot;&quot;;&quot;新規&quot;;IF([.K335]=[.M335];&quot;&quot;;&quot;変更あり&quot;)))">
            <text:p/>
          </table:table-cell>
          <table:table-cell table:style-name="ce5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5]=&quot;&quot;;&quot;?&quot;;IF([.O335]=&quot;&quot;;&quot;新規&quot;;IF([.M335]=[.O335];&quot;&quot;;&quot;○&quot;)))" office:value-type="string" office:string-value="新規" calcext:value-type="string">
            <text:p>新規</text:p>
          </table:table-cell>
          <table:table-cell table:style-name="ce50" table:number-columns-repeated="3"/>
          <table:table-cell table:style-name="ce58" table:formula="of:=IFERROR(VLOOKUP([.$C335];[$'verify-targets-to-chapters'.$A$1:.$B$999];2;0);IF([.$A335]=&quot;&quot;;&quot;&quot;;&quot;省略&quot;))">
            <text:p/>
          </table:table-cell>
          <table:table-cell table:number-columns-repeated="1006"/>
        </table:table-row>
        <table:table-row table:style-name="ro3">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6]=&quot;&quot;;&quot;?&quot;;IF([.M336]=&quot;&quot;;&quot;新規&quot;;IF([.K336]=[.M336];&quot;&quot;;&quot;変更あり&quot;)))">
            <text:p/>
          </table:table-cell>
          <table:table-cell table:style-name="ce52" office:value-type="string" calcext:value-type="string">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50" table:number-columns-repeated="3"/>
          <table:table-cell table:style-name="ce58" table:formula="of:=IFERROR(VLOOKUP([.$C336];[$'verify-targets-to-chapters'.$A$1:.$B$999];2;0);IF([.$A336]=&quot;&quot;;&quot;&quot;;&quot;省略&quot;))">
            <text:p/>
          </table:table-cell>
          <table:table-cell table:number-columns-repeated="1006"/>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7]=&quot;&quot;;&quot;?&quot;;IF([.M337]=&quot;&quot;;&quot;新規&quot;;IF([.K337]=[.M337];&quot;&quot;;&quot;変更あり&quot;)))">
            <text:p/>
          </table:table-cell>
          <table:table-cell table:style-name="ce8" office:value-type="string" calcext:value-type="string">
            <text:p>-</text:p>
          </table:table-cell>
          <table:table-cell table:style-name="ce7" table:formula="of:=IF([.M337]=&quot;&quot;;&quot;?&quot;;IF([.O337]=&quot;&quot;;&quot;新規&quot;;IF([.M337]=[.O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6"/>
        </table:table-row>
        <table:table-row table:style-name="ro2">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8]=&quot;&quot;;&quot;?&quot;;IF([.M338]=&quot;&quot;;&quot;新規&quot;;IF([.K338]=[.M338];&quot;&quot;;&quot;変更あり&quot;)))">
            <text:p/>
          </table:table-cell>
          <table:table-cell table:style-name="ce8" office:value-type="string" calcext:value-type="string">
            <text:p>lockPref("reader.parse-on-load.enabled", false)</text:p>
          </table:table-cell>
          <table:table-cell table:style-name="ce7" table:formula="of:=IF([.M338]=&quot;&quot;;&quot;?&quot;;IF([.O338]=&quot;&quot;;&quot;新規&quot;;IF([.M338]=[.O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6"/>
        </table:table-row>
        <table:table-row table:style-name="ro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0]=&quot;&quot;;&quot;?&quot;;IF([.M340]=&quot;&quot;;&quot;新規&quot;;IF([.K340]=[.M340];&quot;&quot;;&quot;変更あり&quot;)))">
            <text:p/>
          </table:table-cell>
          <table:table-cell table:style-name="ce8" office:value-type="string" calcext:value-type="string">
            <text:p>lockPref("layout.spellcheckDefault", 0);</text:p>
          </table:table-cell>
          <table:table-cell table:style-name="ce7" table:formula="of:=IF([.M340]=&quot;&quot;;&quot;?&quot;;IF([.O340]=&quot;&quot;;&quot;新規&quot;;IF([.M340]=[.O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6"/>
        </table:table-row>
        <table:table-row table:style-name="ro76">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1]=&quot;&quot;;&quot;?&quot;;IF([.M341]=&quot;&quot;;&quot;新規&quot;;IF([.K341]=[.M341];&quot;&quot;;&quot;変更あり&quot;)))">
            <text:p/>
          </table:table-cell>
          <table:table-cell table:style-name="ce50" office:value-type="string" calcext:value-type="string">
            <text:p>lockPref("dom.successive_dialog_time_limit", 0);</text:p>
          </table:table-cell>
          <table:table-cell table:style-name="ce7" table:formula="of:=IF([.M341]=&quot;&quot;;&quot;?&quot;;IF([.O341]=&quot;&quot;;&quot;新規&quot;;IF([.M341]=[.O341];&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2]=&quot;&quot;;&quot;?&quot;;IF([.M342]=&quot;&quot;;&quot;新規&quot;;IF([.K342]=[.M342];&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M342]=&quot;&quot;;&quot;?&quot;;IF([.O342]=&quot;&quot;;&quot;新規&quot;;IF([.M342]=[.O342];&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2];[$'verify-targets-to-chapters'.$A$1:.$B$999];2;0);IF([.$A342]=&quot;&quot;;&quot;&quot;;&quot;省略&quot;))">
            <text:p/>
          </table:table-cell>
          <table:table-cell table:number-columns-repeated="1006"/>
        </table:table-row>
        <table:table-row table:style-name="ro56">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3]=&quot;&quot;;&quot;?&quot;;IF([.M343]=&quot;&quot;;&quot;新規&quot;;IF([.K343]=[.M343];&quot;&quot;;&quot;変更あり&quot;)))">
            <text:p/>
          </table:table-cell>
          <table:table-cell table:style-name="ce50" office:value-type="string" calcext:value-type="string">
            <text:p>lockPref("dom.push.enabled", true);</text:p>
            <text:p>lockPref("dom.serviceWorkers.enabled", true);</text:p>
          </table:table-cell>
          <table:table-cell table:style-name="ce7" table:formula="of:=IF([.M343]=&quot;&quot;;&quot;?&quot;;IF([.O343]=&quot;&quot;;&quot;新規&quot;;IF([.M343]=[.O343];&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4]=&quot;&quot;;&quot;?&quot;;IF([.M344]=&quot;&quot;;&quot;新規&quot;;IF([.K344]=[.M344];&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2">clearPref("extensions.autopermission.sites.(site).lastValue");</text:span></text:p>
          </table:table-cell>
          <table:table-cell table:style-name="ce7" table:formula="of:=IF([.M344]=&quot;&quot;;&quot;?&quot;;IF([.O344]=&quot;&quot;;&quot;新規&quot;;IF([.M344]=[.O344];&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4];[$'verify-targets-to-chapters'.$A$1:.$B$999];2;0);IF([.$A344]=&quot;&quot;;&quot;&quot;;&quot;省略&quot;))">
            <text:p/>
          </table:table-cell>
          <table:table-cell table:number-columns-repeated="1006"/>
        </table:table-row>
        <table:table-row table:style-name="ro3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5]=&quot;&quot;;&quot;?&quot;;IF([.O345]=&quot;&quot;;&quot;新規&quot;;IF([.M345]=[.O345];&quot;&quot;;&quot;○&quot;)))" office:value-type="string" office:string-value="新規" calcext:value-type="string">
            <text:p>新規</text:p>
          </table:table-cell>
          <table:table-cell table:style-name="ce50" table:number-columns-repeated="3"/>
          <table:table-cell table:style-name="ce58" table:formula="of:=IFERROR(VLOOKUP([.$C345];[$'verify-targets-to-chapters'.$A$1:.$B$999];2;0);IF([.$A345]=&quot;&quot;;&quot;&quot;;&quot;省略&quot;))">
            <text:p/>
          </table:table-cell>
          <table:table-cell table:number-columns-repeated="1006"/>
        </table:table-row>
        <table:table-row table:style-name="ro33">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6]=&quot;&quot;;&quot;?&quot;;IF([.M346]=&quot;&quot;;&quot;新規&quot;;IF([.K346]=[.M346];&quot;&quot;;&quot;変更あり&quot;)))">
            <text:p/>
          </table:table-cell>
          <table:table-cell table:style-name="ce50"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6]=&quot;&quot;;&quot;?&quot;;IF([.O346]=&quot;&quot;;&quot;新規&quot;;IF([.M346]=[.O346];&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6"/>
        </table:table-row>
        <table:table-row table:style-name="ro2">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7]=&quot;&quot;;&quot;?&quot;;IF([.M347]=&quot;&quot;;&quot;新規&quot;;IF([.K347]=[.M347];&quot;&quot;;&quot;変更あり&quot;)))">
            <text:p/>
          </table:table-cell>
          <table:table-cell table:style-name="ce8" office:value-type="string" calcext:value-type="string">
            <text:p>lockPref("dom.gamepad.enabled",true);</text:p>
          </table:table-cell>
          <table:table-cell table:style-name="ce7" table:formula="of:=IF([.M347]=&quot;&quot;;&quot;?&quot;;IF([.O347]=&quot;&quot;;&quot;新規&quot;;IF([.M347]=[.O347];&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47];[$'verify-targets-to-chapters'.$A$1:.$B$999];2;0);IF([.$A347]=&quot;&quot;;&quot;&quot;;&quot;省略&quot;))">
            <text:p/>
          </table:table-cell>
          <table:table-cell table:number-columns-repeated="1006"/>
        </table:table-row>
        <table:table-row table:style-name="ro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8]=&quot;&quot;;&quot;?&quot;;IF([.M348]=&quot;&quot;;&quot;新規&quot;;IF([.K348]=[.M348];&quot;&quot;;&quot;変更あり&quot;)))">
            <text:p/>
          </table:table-cell>
          <table:table-cell table:style-name="ce8" office:value-type="string" calcext:value-type="string">
            <text:p>lockPref("dom.gamepad.enabled",false);</text:p>
          </table:table-cell>
          <table:table-cell table:style-name="ce7" table:formula="of:=IF([.M348]=&quot;&quot;;&quot;?&quot;;IF([.O348]=&quot;&quot;;&quot;新規&quot;;IF([.M348]=[.O348];&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48];[$'verify-targets-to-chapters'.$A$1:.$B$999];2;0);IF([.$A348]=&quot;&quot;;&quot;&quot;;&quot;省略&quot;))">
            <text:p/>
          </table:table-cell>
          <table:table-cell table:number-columns-repeated="1006"/>
        </table:table-row>
        <table:table-row table:style-name="ro2">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9]=&quot;&quot;;&quot;?&quot;;IF([.M349]=&quot;&quot;;&quot;新規&quot;;IF([.K349]=[.M349];&quot;&quot;;&quot;変更あり&quot;)))">
            <text:p/>
          </table:table-cell>
          <table:table-cell table:style-name="ce8" office:value-type="string" calcext:value-type="string">
            <text:p>defaultPref("dom.event.clipboardevents.enabled", true);</text:p>
          </table:table-cell>
          <table:table-cell table:style-name="ce7" table:formula="of:=IF([.M349]=&quot;&quot;;&quot;?&quot;;IF([.O349]=&quot;&quot;;&quot;新規&quot;;IF([.M349]=[.O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6"/>
        </table:table-row>
        <table:table-row table:style-name="ro2">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0]=&quot;&quot;;&quot;?&quot;;IF([.M350]=&quot;&quot;;&quot;新規&quot;;IF([.K350]=[.M350];&quot;&quot;;&quot;変更あり&quot;)))">
            <text:p/>
          </table:table-cell>
          <table:table-cell table:style-name="ce8" office:value-type="string" calcext:value-type="string">
            <text:p>lockPref("dom.event.clipboardevents.enabled", false);</text:p>
          </table:table-cell>
          <table:table-cell table:style-name="ce7" table:formula="of:=IF([.M350]=&quot;&quot;;&quot;?&quot;;IF([.O350]=&quot;&quot;;&quot;新規&quot;;IF([.M350]=[.O350];&quot;&quot;;&quot;○&quot;)))" office:value-type="string" office:string-value="新規" calcext:value-type="string">
            <text:p>新規</text:p>
          </table:table-cell>
          <table:table-cell table:style-name="ce50" table:number-columns-repeated="3"/>
          <table:table-cell table:style-name="ce58"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1]=&quot;&quot;;&quot;?&quot;;IF([.M351]=&quot;&quot;;&quot;新規&quot;;IF([.K351]=[.M351];&quot;&quot;;&quot;変更あり&quot;)))">
            <text:p/>
          </table:table-cell>
          <table:table-cell table:style-name="ce8" office:value-type="string" calcext:value-type="string">
            <text:p>-</text:p>
          </table:table-cell>
          <table:table-cell table:style-name="ce7" table:formula="of:=IF([.M351]=&quot;&quot;;&quot;?&quot;;IF([.O351]=&quot;&quot;;&quot;新規&quot;;IF([.M351]=[.O351];&quot;&quot;;&quot;○&quot;)))" office:value-type="string" office:string-value="新規" calcext:value-type="string">
            <text:p>新規</text:p>
          </table:table-cell>
          <table:table-cell table:style-name="ce50" table:number-columns-repeated="3"/>
          <table:table-cell table:style-name="ce58" table:formula="of:=IFERROR(VLOOKUP([.$C351];[$'verify-targets-to-chapters'.$A$1:.$B$999];2;0);IF([.$A351]=&quot;&quot;;&quot;&quot;;&quot;省略&quot;))">
            <text:p/>
          </table:table-cell>
          <table:table-cell table:number-columns-repeated="1006"/>
        </table:table-row>
        <table:table-row table:style-name="ro2">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ontextmenu.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50" table:number-columns-repeated="3"/>
          <table:table-cell table:style-name="ce58" table:formula="of:=IFERROR(VLOOKUP([.$C352];[$'verify-targets-to-chapters'.$A$1:.$B$999];2;0);IF([.$A352]=&quot;&quot;;&quot;&quot;;&quot;省略&quot;))">
            <text:p/>
          </table:table-cell>
          <table:table-cell table:number-columns-repeated="1006"/>
        </table:table-row>
        <table:table-row table:style-name="ro77">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7" office:value-type="string" calcext:value-type="string">
            <text:p>Firefox 31までの間で廃止</text:p>
          </table:table-cell>
          <table:table-cell table:style-name="ce10" table:formula="of:=IF([.K353]=&quot;&quot;;&quot;?&quot;;IF([.M353]=&quot;&quot;;&quot;新規&quot;;IF([.K353]=[.M35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3];[$'verify-targets-to-chapters'.$A$1:.$B$999];2;0);IF([.$A353]=&quot;&quot;;&quot;&quot;;&quot;省略&quot;))">
            <text:p/>
          </table:table-cell>
          <table:table-cell table:number-columns-repeated="1006"/>
        </table:table-row>
        <table:table-row table:style-name="ro77">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5" office:value-type="string" calcext:value-type="string">
            <text:p>// Firefox 31までの間で廃止</text:p>
            <text:p>lockPref("nglayout.events.dispatchLeftClickOnly", true);</text:p>
          </table:table-cell>
          <table:table-cell table:style-name="ce10" table:formula="of:=IF([.K354]=&quot;&quot;;&quot;?&quot;;IF([.M354]=&quot;&quot;;&quot;新規&quot;;IF([.K354]=[.M3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4];[$'verify-targets-to-chapters'.$A$1:.$B$999];2;0);IF([.$A354]=&quot;&quot;;&quot;&quot;;&quot;省略&quot;))">
            <text:p/>
          </table:table-cell>
          <table:table-cell table:number-columns-repeated="1006"/>
        </table:table-row>
        <table:table-row table:style-name="ro7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5]=&quot;&quot;;&quot;?&quot;;IF([.O355]=&quot;&quot;;&quot;新規&quot;;IF([.M355]=[.O355];&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5];[$'verify-targets-to-chapters'.$A$1:.$B$999];2;0);IF([.$A355]=&quot;&quot;;&quot;&quot;;&quot;省略&quot;))">
            <text:p/>
          </table:table-cell>
          <table:table-cell table:number-columns-repeated="1006"/>
        </table:table-row>
        <table:table-row table:style-name="ro7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6]=&quot;&quot;;&quot;?&quot;;IF([.O356]=&quot;&quot;;&quot;新規&quot;;IF([.M356]=[.O356];&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56];[$'verify-targets-to-chapters'.$A$1:.$B$999];2;0);IF([.$A356]=&quot;&quot;;&quot;&quot;;&quot;省略&quot;))">
            <text:p/>
          </table:table-cell>
          <table:table-cell table:number-columns-repeated="1006"/>
        </table:table-row>
        <table:table-row table:style-name="ro67">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7]=&quot;&quot;;&quot;?&quot;;IF([.O357]=&quot;&quot;;&quot;新規&quot;;IF([.M357]=[.O357];&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8]=&quot;&quot;;&quot;?&quot;;IF([.O358]=&quot;&quot;;&quot;新規&quot;;IF([.M358]=[.O358];&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9]=&quot;&quot;;&quot;?&quot;;IF([.O359]=&quot;&quot;;&quot;新規&quot;;IF([.M359]=[.O359];&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0]=&quot;&quot;;&quot;?&quot;;IF([.O360]=&quot;&quot;;&quot;新規&quot;;IF([.M360]=[.O360];&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M361]=&quot;&quot;;&quot;?&quot;;IF([.O361]=&quot;&quot;;&quot;新規&quot;;IF([.M361]=[.O361];&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M362]=&quot;&quot;;&quot;?&quot;;IF([.O362]=&quot;&quot;;&quot;新規&quot;;IF([.M362]=[.O362];&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M363]=&quot;&quot;;&quot;?&quot;;IF([.O363]=&quot;&quot;;&quot;新規&quot;;IF([.M363]=[.O363];&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6"/>
        </table:table-row>
        <table:table-row table:style-name="ro2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4]=&quot;&quot;;&quot;?&quot;;IF([.O364]=&quot;&quot;;&quot;新規&quot;;IF([.M364]=[.O364];&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6"/>
        </table:table-row>
        <table:table-row table:style-name="ro2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5]=&quot;&quot;;&quot;?&quot;;IF([.O365]=&quot;&quot;;&quot;新規&quot;;IF([.M365]=[.O365];&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6"/>
        </table:table-row>
        <table:table-row table:style-name="ro2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6]=&quot;&quot;;&quot;?&quot;;IF([.O366]=&quot;&quot;;&quot;新規&quot;;IF([.M366]=[.O366];&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6"/>
        </table:table-row>
        <table:table-row table:style-name="ro2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7]=&quot;&quot;;&quot;?&quot;;IF([.O367]=&quot;&quot;;&quot;新規&quot;;IF([.M367]=[.O367];&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6"/>
        </table:table-row>
        <table:table-row table:style-name="ro2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8]=&quot;&quot;;&quot;?&quot;;IF([.O368]=&quot;&quot;;&quot;新規&quot;;IF([.M368]=[.O368];&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6"/>
        </table:table-row>
        <table:table-row table:style-name="ro2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9]=&quot;&quot;;&quot;?&quot;;IF([.O369]=&quot;&quot;;&quot;新規&quot;;IF([.M369]=[.O369];&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6"/>
        </table:table-row>
        <table:table-row table:style-name="ro3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0]=&quot;&quot;;&quot;?&quot;;IF([.O370]=&quot;&quot;;&quot;新規&quot;;IF([.M370]=[.O370];&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6"/>
        </table:table-row>
        <table:table-row table:style-name="ro3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1]=&quot;&quot;;&quot;?&quot;;IF([.O371]=&quot;&quot;;&quot;新規&quot;;IF([.M371]=[.O371];&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2]=&quot;&quot;;&quot;?&quot;;IF([.O372]=&quot;&quot;;&quot;新規&quot;;IF([.M372]=[.O372];&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3]=&quot;&quot;;&quot;?&quot;;IF([.O373]=&quot;&quot;;&quot;新規&quot;;IF([.M373]=[.O373];&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4]=&quot;&quot;;&quot;?&quot;;IF([.O374]=&quot;&quot;;&quot;新規&quot;;IF([.M374]=[.O374];&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5]=&quot;&quot;;&quot;?&quot;;IF([.O375]=&quot;&quot;;&quot;新規&quot;;IF([.M375]=[.O375];&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6"/>
        </table:table-row>
        <table:table-row table:style-name="ro3">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6]=&quot;&quot;;&quot;?&quot;;IF([.M376]=&quot;&quot;;&quot;新規&quot;;IF([.K376]=[.M376];&quot;&quot;;&quot;変更あり&quot;)))">
            <text:p/>
          </table:table-cell>
          <table:table-cell table:style-name="ce8" office:value-type="string" calcext:value-type="string">
            <text:p>-</text:p>
          </table:table-cell>
          <table:table-cell table:style-name="ce7" table:formula="of:=IF([.M376]=&quot;&quot;;&quot;?&quot;;IF([.O376]=&quot;&quot;;&quot;新規&quot;;IF([.M376]=[.O376];&quot;&quot;;&quot;○&quot;)))">
            <text:p/>
          </table:table-cell>
          <table:table-cell table:style-name="ce50" office:value-type="string" calcext:value-type="string">
            <text:p>-</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6"/>
        </table:table-row>
        <table:table-row table:style-name="ro6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7]=&quot;&quot;;&quot;?&quot;;IF([.M377]=&quot;&quot;;&quot;新規&quot;;IF([.K377]=[.M377];&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7]=&quot;&quot;;&quot;?&quot;;IF([.O377]=&quot;&quot;;&quot;新規&quot;;IF([.M377]=[.O377];&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6"/>
        </table:table-row>
        <table:table-row table:style-name="ro80">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8]=&quot;&quot;;&quot;?&quot;;IF([.M378]=&quot;&quot;;&quot;新規&quot;;IF([.K378]=[.M37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8]=&quot;&quot;;&quot;?&quot;;IF([.O378]=&quot;&quot;;&quot;新規&quot;;IF([.M378]=[.O378];&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78];[$'verify-targets-to-chapters'.$A$1:.$B$999];2;0);IF([.$A378]=&quot;&quot;;&quot;&quot;;&quot;省略&quot;))">
            <text:p/>
          </table:table-cell>
          <table:table-cell table:number-columns-repeated="1006"/>
        </table:table-row>
        <table:table-row table:style-name="ro2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9]=&quot;&quot;;&quot;?&quot;;IF([.M379]=&quot;&quot;;&quot;新規&quot;;IF([.K379]=[.M37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9]=&quot;&quot;;&quot;?&quot;;IF([.O379]=&quot;&quot;;&quot;新規&quot;;IF([.M379]=[.O379];&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6"/>
        </table:table-row>
        <table:table-row table:style-name="ro28">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0]=&quot;&quot;;&quot;?&quot;;IF([.O380]=&quot;&quot;;&quot;新規&quot;;IF([.M380]=[.O380];&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6"/>
        </table:table-row>
        <table:table-row table:style-name="ro3">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1]=&quot;&quot;;&quot;?&quot;;IF([.M381]=&quot;&quot;;&quot;新規&quot;;IF([.K381]=[.M381];&quot;&quot;;&quot;変更あり&quot;)))">
            <text:p/>
          </table:table-cell>
          <table:table-cell table:style-name="ce8" office:value-type="string" calcext:value-type="string">
            <text:p>lockPref("plugin.default.state", 0);</text:p>
          </table:table-cell>
          <table:table-cell table:style-name="ce7" table:formula="of:=IF([.M381]=&quot;&quot;;&quot;?&quot;;IF([.O381]=&quot;&quot;;&quot;新規&quot;;IF([.M381]=[.O381];&quot;&quot;;&quot;○&quot;)))" office:value-type="string" office:string-value="新規" calcext:value-type="string">
            <text:p>新規</text:p>
          </table:table-cell>
          <table:table-cell table:style-name="ce50" table:number-columns-repeated="3"/>
          <table:table-cell table:style-name="ce58" table:formula="of:=IFERROR(VLOOKUP([.$C381];[$'verify-targets-to-chapters'.$A$1:.$B$999];2;0);IF([.$A381]=&quot;&quot;;&quot;&quot;;&quot;省略&quot;))">
            <text:p/>
          </table:table-cell>
          <table:table-cell table:number-columns-repeated="1006"/>
        </table:table-row>
        <table:table-row table:style-name="ro3">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2]=&quot;&quot;;&quot;?&quot;;IF([.M382]=&quot;&quot;;&quot;新規&quot;;IF([.K382]=[.M382];&quot;&quot;;&quot;変更あり&quot;)))">
            <text:p/>
          </table:table-cell>
          <table:table-cell table:style-name="ce8" office:value-type="string" calcext:value-type="string">
            <text:p>lockPref("plugin.default.state", 2);</text:p>
          </table:table-cell>
          <table:table-cell table:style-name="ce7" table:formula="of:=IF([.M382]=&quot;&quot;;&quot;?&quot;;IF([.O382]=&quot;&quot;;&quot;新規&quot;;IF([.M382]=[.O382];&quot;&quot;;&quot;○&quot;)))" office:value-type="string" office:string-value="新規" calcext:value-type="string">
            <text:p>新規</text:p>
          </table:table-cell>
          <table:table-cell table:style-name="ce50" table:number-columns-repeated="3"/>
          <table:table-cell table:style-name="ce58" table:formula="of:=IFERROR(VLOOKUP([.$C382];[$'verify-targets-to-chapters'.$A$1:.$B$999];2;0);IF([.$A382]=&quot;&quot;;&quot;&quot;;&quot;省略&quot;))">
            <text:p/>
          </table:table-cell>
          <table:table-cell table:number-columns-repeated="1006"/>
        </table:table-row>
        <table:table-row table:style-name="ro2">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1);</text:p>
          </table:table-cell>
          <table:table-cell table:style-name="ce7" table:formula="of:=IF([.M383]=&quot;&quot;;&quot;?&quot;;IF([.O383]=&quot;&quot;;&quot;新規&quot;;IF([.M383]=[.O383];&quot;&quot;;&quot;○&quot;)))" office:value-type="string" office:string-value="新規" calcext:value-type="string">
            <text:p>新規</text:p>
          </table:table-cell>
          <table:table-cell table:style-name="ce50" table:number-columns-repeated="3"/>
          <table:table-cell table:style-name="ce58" table:formula="of:=IFERROR(VLOOKUP([.$C383];[$'verify-targets-to-chapters'.$A$1:.$B$999];2;0);IF([.$A383]=&quot;&quot;;&quot;&quot;;&quot;省略&quot;))">
            <text:p/>
          </table:table-cell>
          <table:table-cell table:number-columns-repeated="1006"/>
        </table:table-row>
        <table:table-row table:style-name="ro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4]=&quot;&quot;;&quot;?&quot;;IF([.M384]=&quot;&quot;;&quot;新規&quot;;IF([.K384]=[.M384];&quot;&quot;;&quot;変更あり&quot;)))">
            <text:p/>
          </table:table-cell>
          <table:table-cell table:style-name="ce8" office:value-type="string" calcext:value-type="string">
            <text:p>lockPref("browser.helperApps.deleteTempFileOnExit", true);</text:p>
          </table:table-cell>
          <table:table-cell table:style-name="ce7" table:formula="of:=IF([.M384]=&quot;&quot;;&quot;?&quot;;IF([.O384]=&quot;&quot;;&quot;新規&quot;;IF([.M384]=[.O384];&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6"/>
        </table:table-row>
        <table:table-row table:style-name="ro5">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5]=&quot;&quot;;&quot;?&quot;;IF([.M385]=&quot;&quot;;&quot;新規&quot;;IF([.K385]=[.M385];&quot;&quot;;&quot;変更あり&quot;)))">
            <text:p/>
          </table:table-cell>
          <table:table-cell table:style-name="ce8" office:value-type="string" calcext:value-type="string">
            <text:p>lockPref("browser.helperApps.deleteTempFileOnExit", false);</text:p>
          </table:table-cell>
          <table:table-cell table:style-name="ce7" table:formula="of:=IF([.M385]=&quot;&quot;;&quot;?&quot;;IF([.O385]=&quot;&quot;;&quot;新規&quot;;IF([.M385]=[.O385];&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6]=&quot;&quot;;&quot;?&quot;;IF([.M386]=&quot;&quot;;&quot;新規&quot;;IF([.K386]=[.M38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6]=&quot;&quot;;&quot;?&quot;;IF([.O386]=&quot;&quot;;&quot;新規&quot;;IF([.M386]=[.O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7]=&quot;&quot;;&quot;?&quot;;IF([.M387]=&quot;&quot;;&quot;新規&quot;;IF([.K387]=[.M38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7]=&quot;&quot;;&quot;?&quot;;IF([.O387]=&quot;&quot;;&quot;新規&quot;;IF([.M387]=[.O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6"/>
        </table:table-row>
        <table:table-row table:style-name="ro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8]=&quot;&quot;;&quot;?&quot;;IF([.M388]=&quot;&quot;;&quot;新規&quot;;IF([.K388]=[.M388];&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88];[$'verify-targets-to-chapters'.$A$1:.$B$999];2;0);IF([.$A388]=&quot;&quot;;&quot;&quot;;&quot;省略&quot;))">
            <text:p/>
          </table:table-cell>
          <table:table-cell table:number-columns-repeated="1006"/>
        </table:table-row>
        <table:table-row table:style-name="ro18">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9]=&quot;&quot;;&quot;?&quot;;IF([.M389]=&quot;&quot;;&quot;新規&quot;;IF([.K389]=[.M389];&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89];[$'verify-targets-to-chapters'.$A$1:.$B$999];2;0);IF([.$A389]=&quot;&quot;;&quot;&quot;;&quot;省略&quot;))">
            <text:p/>
          </table:table-cell>
          <table:table-cell table:number-columns-repeated="1006"/>
        </table:table-row>
        <table:table-row table:style-name="ro4">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1]=&quot;&quot;;&quot;?&quot;;IF([.M391]=&quot;&quot;;&quot;新規&quot;;IF([.K391]=[.M391];&quot;&quot;;&quot;変更あり&quot;)))">
            <text:p/>
          </table:table-cell>
          <table:table-cell table:style-name="ce7" office:value-type="string" calcext:value-type="string">
            <text:p>-</text:p>
          </table:table-cell>
          <table:table-cell table:style-name="ce7" table:formula="of:=IF([.M391]=&quot;&quot;;&quot;?&quot;;IF([.O391]=&quot;&quot;;&quot;新規&quot;;IF([.M391]=[.O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6"/>
        </table:table-row>
        <table:table-row table:style-name="ro21">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2]=&quot;&quot;;&quot;?&quot;;IF([.M392]=&quot;&quot;;&quot;新規&quot;;IF([.K392]=[.M39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2]=&quot;&quot;;&quot;?&quot;;IF([.O392]=&quot;&quot;;&quot;新規&quot;;IF([.M392]=[.O392];&quot;&quot;;&quot;○&quot;)))" office:value-type="string" office:string-value="新規" calcext:value-type="string">
            <text:p>新規</text:p>
          </table:table-cell>
          <table:table-cell table:style-name="ce50" table:number-columns-repeated="3"/>
          <table:table-cell table:style-name="ce58"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8" office:value-type="string" calcext:value-type="string">
            <text:p>制御しない（既定）</text:p>
          </table:table-cell>
          <table:table-cell table:number-columns-repeated="2" table:style-name="ce38"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50" table:number-columns-repeated="3"/>
          <table:table-cell table:style-name="ce58" table:formula="of:=IFERROR(VLOOKUP([.$C393];[$'verify-targets-to-chapters'.$A$1:.$B$999];2;0);IF([.$A393]=&quot;&quot;;&quot;&quot;;&quot;省略&quot;))">
            <text:p/>
          </table:table-cell>
          <table:table-cell table:number-columns-repeated="1006"/>
        </table:table-row>
        <table:table-row table:style-name="ro8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 パネルから除去したアイテム */</text:span></text:p>
            <text:p><text:span text:style-name="T1">  ],</text:span></text:p>
            <text:p><text:span text:style-name="T1">  "dirtyAreaCache": [</text:span></text:p>
            <text:p><text:span text:style-name="T1">    "PanelUI-contents",</text:span></text:p>
            <text:p><text:span text:style-name="T1">    "nav-bar"</text:span></text:p>
            <text:p><text:span text:style-name="T1">  ],</text:span></text:p>
            <text:p><text:span text:style-name="T1">  "currentVersion": 6,</text:span></text:p>
            <text:p><text:span text:style-name="T1">  "newElementCount": 16</text:span></text:p>
            <text:p><text:span text:style-name="T1">}));</text:span></text:p>
          </table:table-cell>
          <table:table-cell table:style-name="ce10"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4]=&quot;&quot;;&quot;?&quot;;IF([.O394]=&quot;&quot;;&quot;新規&quot;;IF([.M394]=[.O394];&quot;&quot;;&quot;○&quot;)))" office:value-type="string" office:string-value="新規" calcext:value-type="string">
            <text:p>新規</text:p>
          </table:table-cell>
          <table:table-cell table:style-name="ce50" table:number-columns-repeated="3"/>
          <table:table-cell table:style-name="ce58" table:formula="of:=IFERROR(VLOOKUP([.$C394];[$'verify-targets-to-chapters'.$A$1:.$B$999];2;0);IF([.$A394]=&quot;&quot;;&quot;&quot;;&quot;省略&quot;))">
            <text:p/>
          </table:table-cell>
          <table:table-cell table:number-columns-repeated="1006"/>
        </table:table-row>
        <table:table-row table:style-name="ro2">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6"/>
        </table:table-row>
        <table:table-row table:style-name="ro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6]=&quot;&quot;;&quot;?&quot;;IF([.M396]=&quot;&quot;;&quot;新規&quot;;IF([.K396]=[.M396];&quot;&quot;;&quot;変更あり&quot;)))">
            <text:p/>
          </table:table-cell>
          <table:table-cell table:style-name="ce7" office:value-type="string" calcext:value-type="string">
            <text:p>lockPref("browser.cache.memory.capacity", （整数値、単位：キロバイト）); </text:p>
          </table:table-cell>
          <table:table-cell table:style-name="ce7" table:formula="of:=IF([.M396]=&quot;&quot;;&quot;?&quot;;IF([.O396]=&quot;&quot;;&quot;新規&quot;;IF([.M396]=[.O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6"/>
        </table:table-row>
        <table:table-row table:style-name="ro2">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7]=&quot;&quot;;&quot;?&quot;;IF([.M397]=&quot;&quot;;&quot;新規&quot;;IF([.K397]=[.M397];&quot;&quot;;&quot;変更あり&quot;)))">
            <text:p/>
          </table:table-cell>
          <table:table-cell table:style-name="ce7" office:value-type="string" calcext:value-type="string">
            <text:p>// defaultPref("content.notify.interval", 120000);</text:p>
          </table:table-cell>
          <table:table-cell table:style-name="ce7" table:formula="of:=IF([.M397]=&quot;&quot;;&quot;?&quot;;IF([.O397]=&quot;&quot;;&quot;新規&quot;;IF([.M397]=[.O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6"/>
        </table:table-row>
        <table:table-row table:style-name="ro2">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8]=&quot;&quot;;&quot;?&quot;;IF([.M398]=&quot;&quot;;&quot;新規&quot;;IF([.K398]=[.M398];&quot;&quot;;&quot;変更あり&quot;)))">
            <text:p/>
          </table:table-cell>
          <table:table-cell table:style-name="ce7" office:value-type="string" calcext:value-type="string">
            <text:p>lockPref("content.notify.interval", （整数値、単位：マイクロ秒）);</text:p>
          </table:table-cell>
          <table:table-cell table:style-name="ce7" table:formula="of:=IF([.M398]=&quot;&quot;;&quot;?&quot;;IF([.O398]=&quot;&quot;;&quot;新規&quot;;IF([.M398]=[.O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6"/>
        </table:table-row>
        <table:table-row table:style-name="ro2">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9]=&quot;&quot;;&quot;?&quot;;IF([.M399]=&quot;&quot;;&quot;新規&quot;;IF([.K399]=[.M399];&quot;&quot;;&quot;変更あり&quot;)))">
            <text:p/>
          </table:table-cell>
          <table:table-cell table:style-name="ce7" office:value-type="string" calcext:value-type="string">
            <text:p>-</text:p>
          </table:table-cell>
          <table:table-cell table:style-name="ce7" table:formula="of:=IF([.M399]=&quot;&quot;;&quot;?&quot;;IF([.O399]=&quot;&quot;;&quot;新規&quot;;IF([.M399]=[.O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6"/>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0]=&quot;&quot;;&quot;?&quot;;IF([.M400]=&quot;&quot;;&quot;新規&quot;;IF([.K400]=[.M40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0]=&quot;&quot;;&quot;?&quot;;IF([.O400]=&quot;&quot;;&quot;新規&quot;;IF([.M400]=[.O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6"/>
        </table:table-row>
        <table:table-row table:style-name="ro4">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1]=&quot;&quot;;&quot;?&quot;;IF([.O401]=&quot;&quot;;&quot;新規&quot;;IF([.M401]=[.O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6"/>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2]=&quot;&quot;;&quot;?&quot;;IF([.O402]=&quot;&quot;;&quot;新規&quot;;IF([.M402]=[.O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6"/>
        </table:table-row>
        <table:table-row table:style-name="ro2">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3]=&quot;&quot;;&quot;?&quot;;IF([.O403]=&quot;&quot;;&quot;新規&quot;;IF([.M403]=[.O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6"/>
        </table:table-row>
        <table:table-row table:style-name="ro2">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useWizeShoppy", false);</text:p>
          </table:table-cell>
          <table:table-cell table:style-name="ce7" table:formula="of:=IF([.M404]=&quot;&quot;;&quot;?&quot;;IF([.O404]=&quot;&quot;;&quot;新規&quot;;IF([.M404]=[.O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6"/>
        </table:table-row>
        <table:table-row table:style-name="ro6">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5]=&quot;&quot;;&quot;?&quot;;IF([.O405]=&quot;&quot;;&quot;新規&quot;;IF([.M405]=[.O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6"/>
        </table:table-row>
        <table:table-row table:style-name="ro6">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6]=&quot;&quot;;&quot;?&quot;;IF([.O406]=&quot;&quot;;&quot;新規&quot;;IF([.M406]=[.O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6"/>
        </table:table-row>
        <table:table-row table:style-name="ro6">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7]=&quot;&quot;;&quot;?&quot;;IF([.O407]=&quot;&quot;;&quot;新規&quot;;IF([.M407]=[.O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6"/>
        </table:table-row>
        <table:table-row table:style-name="ro6">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6"/>
        </table:table-row>
        <table:table-row table:style-name="ro6">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6"/>
        </table:table-row>
        <table:table-row table:style-name="ro6">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6"/>
        </table:table-row>
        <table:table-row table:style-name="ro6">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6"/>
        </table:table-row>
        <table:table-row table:style-name="ro6">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2]=&quot;&quot;;&quot;?&quot;;IF([.O412]=&quot;&quot;;&quot;新規&quot;;IF([.M412]=[.O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6"/>
        </table:table-row>
        <table:table-row table:style-name="ro6">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3]=&quot;&quot;;&quot;?&quot;;IF([.O413]=&quot;&quot;;&quot;新規&quot;;IF([.M413]=[.O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6"/>
        </table:table-row>
        <table:table-row table:style-name="ro2">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4]=&quot;&quot;;&quot;?&quot;;IF([.M414]=&quot;&quot;;&quot;新規&quot;;IF([.K414]=[.M414];&quot;&quot;;&quot;変更あり&quot;)))">
            <text:p/>
          </table:table-cell>
          <table:table-cell table:style-name="ce7" office:value-type="string" calcext:value-type="string">
            <text:p>-</text:p>
          </table:table-cell>
          <table:table-cell table:style-name="ce7" table:formula="of:=IF([.M414]=&quot;&quot;;&quot;?&quot;;IF([.O414]=&quot;&quot;;&quot;新規&quot;;IF([.M414]=[.O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6"/>
        </table:table-row>
        <table:table-row table:style-name="ro4">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5]=&quot;&quot;;&quot;?&quot;;IF([.M415]=&quot;&quot;;&quot;新規&quot;;IF([.K415]=[.M41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5]=&quot;&quot;;&quot;?&quot;;IF([.O415]=&quot;&quot;;&quot;新規&quot;;IF([.M415]=[.O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6"/>
        </table:table-row>
        <table:table-row table:style-name="ro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6"/>
        </table:table-row>
        <table:table-row table:style-name="ro4">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7]=&quot;&quot;;&quot;?&quot;;IF([.O417]=&quot;&quot;;&quot;新規&quot;;IF([.M417]=[.O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6"/>
        </table:table-row>
        <table:table-row table:style-name="ro2">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6"/>
        </table:table-row>
        <table:table-row table:style-name="ro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autoSwitchOnRuleMiss", "fx"); </text:p>
          </table:table-cell>
          <table:table-cell table:style-name="ce7" table:formula="of:=IF([.M419]=&quot;&quot;;&quot;?&quot;;IF([.O419]=&quot;&quot;;&quot;新規&quot;;IF([.M419]=[.O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6"/>
        </table:table-row>
        <table:table-row table:style-name="ro2">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0]=&quot;&quot;;&quot;?&quot;;IF([.M420]=&quot;&quot;;&quot;新規&quot;;IF([.K420]=[.M420];&quot;&quot;;&quot;変更あり&quot;)))">
            <text:p/>
          </table:table-cell>
          <table:table-cell table:style-name="ce7" office:value-type="string" calcext:value-type="string">
            <text:p>lockPref("extensions.fireie.autoSwitchOnRuleMiss", "ie"); </text:p>
          </table:table-cell>
          <table:table-cell table:style-name="ce7" table:formula="of:=IF([.M420]=&quot;&quot;;&quot;?&quot;;IF([.O420]=&quot;&quot;;&quot;新規&quot;;IF([.M420]=[.O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6"/>
        </table:table-row>
        <table:table-row table:style-name="ro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1]=&quot;&quot;;&quot;?&quot;;IF([.M421]=&quot;&quot;;&quot;新規&quot;;IF([.K421]=[.M421];&quot;&quot;;&quot;変更あり&quot;)))">
            <text:p/>
          </table:table-cell>
          <table:table-cell table:style-name="ce7" office:value-type="string" calcext:value-type="string">
            <text:p>-</text:p>
          </table:table-cell>
          <table:table-cell table:style-name="ce7" table:formula="of:=IF([.M421]=&quot;&quot;;&quot;?&quot;;IF([.O421]=&quot;&quot;;&quot;新規&quot;;IF([.M421]=[.O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6"/>
        </table:table-row>
        <table:table-row table:style-name="ro21">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2]=&quot;&quot;;&quot;?&quot;;IF([.O422]=&quot;&quot;;&quot;新規&quot;;IF([.M422]=[.O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6"/>
        </table:table-row>
        <table:table-row table:style-name="ro3">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48" table:number-columns-repeated="2"/>
          <table:table-cell table:style-name="ce11" table:number-columns-repeated="2"/>
          <table:table-cell table:style-name="ce57" table:number-columns-repeated="3"/>
          <table:table-cell table:style-name="ce59"/>
          <table:table-cell table:number-columns-repeated="1006"/>
        </table:table-row>
        <table:table-row table:style-name="ro3">
          <table:table-cell table:number-columns-repeated="5"/>
          <table:table-cell table:style-name="ce28" table:number-columns-repeated="3"/>
          <table:table-cell table:number-columns-repeated="9"/>
          <table:table-cell table:style-name="ce59"/>
          <table:table-cell table:number-columns-repeated="1006"/>
        </table:table-row>
        <table:table-row table:style-name="ro3" table:number-rows-repeated="1047566">
          <table:table-cell table:number-columns-repeated="1024"/>
        </table:table-row>
        <table:table-row table:style-name="ro3">
          <table:table-cell table:number-columns-repeated="1024"/>
        </table:table-row>
        <calcext:conditional-formats>
          <calcext:conditional-format calcext:target-range-address="'customization-items'.F2:'customization-items'.H1009">
            <calcext:condition calcext:apply-style-name="廃止された選択肢" calcext:value="formula-is(ISNUMBER(FIND(&quot;廃止&quot;;[.$D2])))" calcext:base-cell-address="'customization-items'.F2"/>
            <calcext:condition calcext:apply-style-name="新規作成され、選択された選択肢" calcext:value="formula-is(AND(COUNTIFS([.$A$2:.$A$1009];&quot;&quot;;[.$D$2:.$D$1009];[.$D2])&lt;&gt;COUNTIF([.$D$2:.$D$1009];[.$D2]);[.$L2]=&quot;新規&quot;))" calcext:base-cell-address="'customization-items'.F2"/>
            <calcext:condition calcext:apply-style-name="選択された選択肢" calcext:value="formula-is(COUNTIFS([.$A$2:.$A$1009];&quot;&quot;;[.$D$2:.$D$1009];[.$D2])&lt;&gt;COUNTIF([.$D$2:.$D$1009];[.$D2]))" calcext:base-cell-address="'customization-items'.F2"/>
          </calcext:conditional-format>
          <calcext:conditional-format calcext:target-range-address="'customization-items'.R2:'customization-items'.R100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08 'customization-items'.I2:'customization-items'.Q1008">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83">
          <table:table-cell table:style-name="ce43" office:value-type="string" calcext:value-type="string" table:number-columns-spanned="1" table:number-rows-spanned="2">
            <text:p>選択</text:p>
          </table:table-cell>
          <table:table-cell table:style-name="ce43"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3"/>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60" office:value-type="string" calcext:value-type="string">
            <text:p>MenuShortcut-1</text:p>
          </table:table-cell>
          <table:table-cell table:style-name="ce60" office:value-type="string" calcext:value-type="string">
            <text:p>閉じたタブを開き直す</text:p>
          </table:table-cell>
          <table:table-cell table:style-name="ce60" office:value-type="string" calcext:value-type="string">
            <text:p>undoCloseTab</text:p>
          </table:table-cell>
          <table:table-cell table:style-name="ce60" office:value-type="string" calcext:value-type="string">
            <text:p>Ctrl-Shift-T</text:p>
          </table:table-cell>
          <table:table-cell table:style-name="ce6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60" office:value-type="string" calcext:value-type="string">
            <text:p>MenuShortcut-2</text:p>
          </table:table-cell>
          <table:table-cell table:style-name="ce60" office:value-type="string" calcext:value-type="string">
            <text:p>閉じたウィンドウを開き直す</text:p>
          </table:table-cell>
          <table:table-cell table:style-name="ce60" office:value-type="string" calcext:value-type="string">
            <text:p>undoCloseWindow</text:p>
          </table:table-cell>
          <table:table-cell table:style-name="ce60" office:value-type="string" calcext:value-type="string">
            <text:p>Ctrl-Shift-N</text:p>
          </table:table-cell>
          <table:table-cell table:style-name="ce60" office:value-type="string" calcext:value-type="string">
            <text:p>#key_undoCloseWindow,</text:p>
            <text:p>#History\:UndoCloseWindow,</text:p>
            <text:p>#historyUndoWindowMenu,</text:p>
            <text:p>#PanelUI-recentlyClosedWindows-separator,</text:p>
            <text:p>#PanelUI-recentlyClosedWindow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60" office:value-type="string" calcext:value-type="string">
            <text:p>MenuShortcut-3</text:p>
          </table:table-cell>
          <table:table-cell table:style-name="ce60" office:value-type="string" calcext:value-type="string">
            <text:p>ファイル＞新しいプライベートウィンドウを開く</text:p>
          </table:table-cell>
          <table:table-cell table:style-name="ce60" office:value-type="string" calcext:value-type="string">
            <text:p>undoCloseWindow</text:p>
          </table:table-cell>
          <table:table-cell table:style-name="ce60" office:value-type="string" calcext:value-type="string">
            <text:p>Ctrl-Shift-P</text:p>
          </table:table-cell>
          <table:table-cell table:style-name="ce6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21">
          <table:table-cell table:style-name="ce6"/>
          <table:table-cell table:style-name="ce6" table:formula="of:=IF(AND([.$A8]&lt;&gt;&quot;&quot;;NOT(ISNUMBER(FIND(&quot;廃止&quot;;[.$C8]))));MAX([.$B$1:.$B7])+1;&quot;&quot;)">
            <text:p/>
          </table:table-cell>
          <table:table-cell table:style-name="ce60" office:value-type="string" calcext:value-type="string">
            <text:p>MenuShortcut-4</text:p>
          </table:table-cell>
          <table:table-cell table:style-name="ce60" office:value-type="string" calcext:value-type="string">
            <text:p>ファイル＞ページのURLをメールで送信（ページのURLをメールで送信ボタン）</text:p>
          </table:table-cell>
          <table:table-cell table:style-name="ce60" office:value-type="string" calcext:value-type="string">
            <text:p>browser_sendLink</text:p>
          </table:table-cell>
          <table:table-cell table:style-name="ce60" office:value-type="string" calcext:value-type="string">
            <text:p>-</text:p>
          </table:table-cell>
          <table:table-cell table:style-name="ce60" office:value-type="string" calcext:value-type="string">
            <text:p>#Browser\:SendLink,</text:p>
            <text:p>#menu_sendLink,</text:p>
            <text:p>#context-sendpage,</text:p>
            <text:p>#email-link-button,</text:p>
            <text:p>#wrapper-email-link-button</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2">
          <table:table-cell table:style-name="ce6"/>
          <table:table-cell table:style-name="ce6" table:formula="of:=IF(AND([.$A9]&lt;&gt;&quot;&quot;;NOT(ISNUMBER(FIND(&quot;廃止&quot;;[.$C9]))));MAX([.$B$1:.$B8])+1;&quot;&quot;)">
            <text:p/>
          </table:table-cell>
          <table:table-cell table:style-name="ce60" office:value-type="string" calcext:value-type="string">
            <text:p>MenuShortcut-5</text:p>
          </table:table-cell>
          <table:table-cell table:style-name="ce60" office:value-type="string" calcext:value-type="string">
            <text:p>ファイル＞オフライン作業</text:p>
          </table:table-cell>
          <table:table-cell table:style-name="ce60" office:value-type="string" calcext:value-type="string">
            <text:p>goOfflineMenuitem</text:p>
          </table:table-cell>
          <table:table-cell table:style-name="ce60" office:value-type="string" calcext:value-type="string">
            <text:p>-</text:p>
          </table:table-cell>
          <table:table-cell table:style-name="ce60" office:value-type="string" calcext:value-type="string">
            <text:p>#goOfflineMenuitem,</text:p>
            <text:p>[oncommand="BrowserOffline.toggleOfflineStatu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20">
          <table:table-cell table:style-name="ce6"/>
          <table:table-cell table:style-name="ce6" table:formula="of:=IF(AND([.$A10]&lt;&gt;&quot;&quot;;NOT(ISNUMBER(FIND(&quot;廃止&quot;;[.$C10]))));MAX([.$B$1:.$B9])+1;&quot;&quot;)">
            <text:p/>
          </table:table-cell>
          <table:table-cell table:style-name="ce60" office:value-type="string" calcext:value-type="string">
            <text:p>MenuShortcut-6（廃止）</text:p>
          </table:table-cell>
          <table:table-cell table:style-name="ce60" office:value-type="string" calcext:value-type="string">
            <text:p>ツール＞プライベートブラウジングの開始</text:p>
          </table:table-cell>
          <table:table-cell table:style-name="ce60" office:value-type="string" calcext:value-type="string">
            <text:p>privatebrowsing</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21">
          <table:table-cell table:style-name="ce6"/>
          <table:table-cell table:style-name="ce6" table:formula="of:=IF(AND([.$A11]&lt;&gt;&quot;&quot;;NOT(ISNUMBER(FIND(&quot;廃止&quot;;[.$C11]))));MAX([.$B$1:.$B10])+1;&quot;&quot;)">
            <text:p/>
          </table:table-cell>
          <table:table-cell table:style-name="ce60" office:value-type="string" calcext:value-type="string">
            <text:p>MenuShortcut-7</text:p>
          </table:table-cell>
          <table:table-cell table:style-name="ce60" office:value-type="string" calcext:value-type="string">
            <text:p>ツール＞ダウンロード</text:p>
            <text:p>（旧バージョンでは「ダウンロードマネージャ」）</text:p>
          </table:table-cell>
          <table:table-cell table:style-name="ce60" office:value-type="string" calcext:value-type="string">
            <text:p>openDownloads</text:p>
          </table:table-cell>
          <table:table-cell table:style-name="ce60" office:value-type="string" calcext:value-type="string">
            <text:p>Ctrl-J</text:p>
          </table:table-cell>
          <table:table-cell table:style-name="ce60" office:value-type="string" calcext:value-type="string">
            <text:p>#key_openDownloads,</text:p>
            <text:p>#Tools\:Downloads,</text:p>
            <text:p>#menu_openDownloads,</text:p>
            <text:p>#downloads-button,</text:p>
            <text:p>#wrapper-downloads-button</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20">
          <table:table-cell table:style-name="ce6"/>
          <table:table-cell table:style-name="ce6" table:formula="of:=IF(AND([.$A12]&lt;&gt;&quot;&quot;;NOT(ISNUMBER(FIND(&quot;廃止&quot;;[.$C12]))));MAX([.$B$1:.$B11])+1;&quot;&quot;)">
            <text:p/>
          </table:table-cell>
          <table:table-cell table:style-name="ce60" office:value-type="string" calcext:value-type="string">
            <text:p>MenuShortcut-8（廃止）</text:p>
          </table:table-cell>
          <table:table-cell table:style-name="ce60" office:value-type="string" calcext:value-type="string">
            <text:p>ツール＞ページの調査</text:p>
          </table:table-cell>
          <table:table-cell table:style-name="ce60" office:value-type="string" calcext:value-type="string">
            <text:p>inspectPage</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6">
          <table:table-cell table:style-name="ce6"/>
          <table:table-cell table:style-name="ce6" table:formula="of:=IF(AND([.$A13]&lt;&gt;&quot;&quot;;NOT(ISNUMBER(FIND(&quot;廃止&quot;;[.$C13]))));MAX([.$B$1:.$B12])+1;&quot;&quot;)">
            <text:p/>
          </table:table-cell>
          <table:table-cell table:style-name="ce60" office:value-type="string" calcext:value-type="string">
            <text:p>MenuShortcut-9（廃止）</text:p>
          </table:table-cell>
          <table:table-cell table:style-name="ce60" office:value-type="string" calcext:value-type="string">
            <text:p>ツール＞アプリ</text:p>
          </table:table-cell>
          <table:table-cell table:style-name="ce60" office:value-type="string" calcext:value-type="string">
            <text:p>openApps</text:p>
          </table:table-cell>
          <table:table-cell table:style-name="ce60" office:value-type="string" calcext:value-type="string">
            <text:p>Firefox 45で廃止</text:p>
          </table:table-cell>
          <table:table-cell table:style-name="ce60"/>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4">
          <table:table-cell table:style-name="ce6"/>
          <table:table-cell table:style-name="ce6" table:formula="of:=IF(AND([.$A14]&lt;&gt;&quot;&quot;;NOT(ISNUMBER(FIND(&quot;廃止&quot;;[.$C14]))));MAX([.$B$1:.$B13])+1;&quot;&quot;)">
            <text:p/>
          </table:table-cell>
          <table:table-cell table:style-name="ce60" office:value-type="string" calcext:value-type="string">
            <text:p>MenuShortcut-10</text:p>
          </table:table-cell>
          <table:table-cell table:style-name="ce60" office:value-type="string" calcext:value-type="string">
            <text:p>ツール＞ウェブ開発（開発ツールボタン）</text:p>
          </table:table-cell>
          <table:table-cell table:style-name="ce60" office:value-type="string" calcext:value-type="string">
            <text:p>webDeveloper</text:p>
          </table:table-cell>
          <table:table-cell table:style-name="ce60" office:value-type="string" calcext:value-type="string">
            <text:p>-</text:p>
          </table:table-cell>
          <table:table-cell table:style-name="ce60" office:value-type="string" calcext:value-type="string">
            <text:p>#webDeveloperMenu,</text:p>
            <text:p>#developer-button,</text:p>
            <text:p>#wrapper-developer-button,</text:p>
            <text:p>#devTools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60" office:value-type="string" calcext:value-type="string">
            <text:p>MenuShortcut-11</text:p>
          </table:table-cell>
          <table:table-cell table:style-name="ce60" office:value-type="string" calcext:value-type="string">
            <text:p>ツール＞ウェブ開発＞開発ツールを表示</text:p>
          </table:table-cell>
          <table:table-cell table:style-name="ce60" office:value-type="string" calcext:value-type="string">
            <text:p>devToolbox</text:p>
          </table:table-cell>
          <table:table-cell table:style-name="ce60" office:value-type="string" calcext:value-type="string">
            <text:p>Ctrl-Shift-I,</text:p>
            <text:p>F12</text:p>
          </table:table-cell>
          <table:table-cell table:style-name="ce60" office:value-type="string" calcext:value-type="string">
            <text:p>#menu_devToolbox,</text:p>
            <text:p>#key_devToolboxMenuItem,</text:p>
            <text:p>#key_devToolboxMenuItemF12,</text:p>
            <text:p>[key='key_devToolboxMenuItem']</text:p>
          </table:table-cell>
          <table:table-cell table:style-name="ce6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60" office:value-type="string" calcext:value-type="string">
            <text:p>MenuShortcut-12</text:p>
          </table:table-cell>
          <table:table-cell table:style-name="ce60" office:value-type="string" calcext:value-type="string">
            <text:p>ツール＞ウェブ開発＞インスペクタ</text:p>
          </table:table-cell>
          <table:table-cell table:style-name="ce60" office:value-type="string" calcext:value-type="string">
            <text:p>inspector</text:p>
          </table:table-cell>
          <table:table-cell table:style-name="ce60" office:value-type="string" calcext:value-type="string">
            <text:p>Ctrl-Shift-C</text:p>
          </table:table-cell>
          <table:table-cell table:style-name="ce60" office:value-type="string" calcext:value-type="string">
            <text:p>#key_inspector,</text:p>
            <text:p>#menu_inspector,</text:p>
            <text:p><text:span text:style-name="T2">[key='key_inspecto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60" office:value-type="string" calcext:value-type="string">
            <text:p>MenuShortcut-13</text:p>
          </table:table-cell>
          <table:table-cell table:style-name="ce60" office:value-type="string" calcext:value-type="string">
            <text:p>ツール＞ウェブ開発＞Webコンソール</text:p>
          </table:table-cell>
          <table:table-cell table:style-name="ce60" office:value-type="string" calcext:value-type="string">
            <text:p>webconsole</text:p>
          </table:table-cell>
          <table:table-cell table:style-name="ce60" office:value-type="string" calcext:value-type="string">
            <text:p>Ctrl-Shift-K</text:p>
          </table:table-cell>
          <table:table-cell table:style-name="ce60" office:value-type="string" calcext:value-type="string">
            <text:p>#key_webconsole,</text:p>
            <text:p><text:span text:style-name="T2">#menu_webconsole,</text:span></text:p>
            <text:p><text:span text:style-name="T2">[key='key_webconsol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60" office:value-type="string" calcext:value-type="string">
            <text:p>MenuShortcut-14</text:p>
          </table:table-cell>
          <table:table-cell table:style-name="ce60" office:value-type="string" calcext:value-type="string">
            <text:p>ツール＞ウェブ開発＞デバッガ</text:p>
          </table:table-cell>
          <table:table-cell table:style-name="ce60" office:value-type="string" calcext:value-type="string">
            <text:p>jsdebugger</text:p>
          </table:table-cell>
          <table:table-cell table:style-name="ce60" office:value-type="string" calcext:value-type="string">
            <text:p>Ctrl-Shift-S</text:p>
          </table:table-cell>
          <table:table-cell table:style-name="ce60" office:value-type="string" calcext:value-type="string">
            <text:p>#key_jsdebugger,</text:p>
            <text:p><text:span text:style-name="T2">#menu_jsdebugger,</text:span></text:p>
            <text:p><text:span text:style-name="T2">[key='key_jsdebugge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60" office:value-type="string" calcext:value-type="string">
            <text:p>MenuShortcut-15</text:p>
          </table:table-cell>
          <table:table-cell table:style-name="ce60" office:value-type="string" calcext:value-type="string">
            <text:p>ツール＞ウェブ開発＞スタイルエディタ</text:p>
          </table:table-cell>
          <table:table-cell table:style-name="ce60" office:value-type="string" calcext:value-type="string">
            <text:p>styleeditor</text:p>
          </table:table-cell>
          <table:table-cell table:style-name="ce60" office:value-type="string" calcext:value-type="string">
            <text:p>Shift-F7</text:p>
          </table:table-cell>
          <table:table-cell table:style-name="ce60" office:value-type="string" calcext:value-type="string">
            <text:p>#key_styleeditor,</text:p>
            <text:p><text:span text:style-name="T2">#menu_styleeditor,</text:span></text:p>
            <text:p><text:span text:style-name="T2">[key='key_styleedito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60" office:value-type="string" calcext:value-type="string">
            <text:p>MenuShortcut-16</text:p>
          </table:table-cell>
          <table:table-cell table:style-name="ce60" office:value-type="string" calcext:value-type="string">
            <text:p>ツール＞ウェブ開発＞パフォーマンス</text:p>
            <text:p>（旧バージョンでは「プロファイラ」）</text:p>
          </table:table-cell>
          <table:table-cell table:style-name="ce60" office:value-type="string" calcext:value-type="string">
            <text:p>jsprofiler</text:p>
          </table:table-cell>
          <table:table-cell table:style-name="ce60" office:value-type="string" calcext:value-type="string">
            <text:p>Shift-F5</text:p>
          </table:table-cell>
          <table:table-cell table:style-name="ce60" office:value-type="string" calcext:value-type="string">
            <text:p>#key_performance,</text:p>
            <text:p><text:span text:style-name="T2">#menu_performance,</text:span></text:p>
            <text:p><text:span text:style-name="T2">[key='key_performanc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60" office:value-type="string" calcext:value-type="string">
            <text:p>MenuShortcut-17</text:p>
          </table:table-cell>
          <table:table-cell table:style-name="ce60" office:value-type="string" calcext:value-type="string">
            <text:p>ツール＞ウェブ開発＞ネットワーク</text:p>
          </table:table-cell>
          <table:table-cell table:style-name="ce60" office:value-type="string" calcext:value-type="string">
            <text:p>netmonitor</text:p>
          </table:table-cell>
          <table:table-cell table:style-name="ce60" office:value-type="string" calcext:value-type="string">
            <text:p>Ctrl-Shift-Q</text:p>
          </table:table-cell>
          <table:table-cell table:style-name="ce60" office:value-type="string" calcext:value-type="string">
            <text:p>#key_netmonitor,</text:p>
            <text:p><text:span text:style-name="T2">#menu_netmonitor,</text:span></text:p>
            <text:p><text:span text:style-name="T2">[key='key_netmonito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60" office:value-type="string" calcext:value-type="string">
            <text:p>MenuShortcut-18</text:p>
          </table:table-cell>
          <table:table-cell table:style-name="ce60" office:value-type="string" calcext:value-type="string">
            <text:p>ツール＞ウェブ開発＞開発ツールバー</text:p>
          </table:table-cell>
          <table:table-cell table:style-name="ce60" office:value-type="string" calcext:value-type="string">
            <text:p>devToolbar</text:p>
          </table:table-cell>
          <table:table-cell table:style-name="ce60" office:value-type="string" calcext:value-type="string">
            <text:p>Shift-F2</text:p>
          </table:table-cell>
          <table:table-cell table:style-name="ce60" office:value-type="string" calcext:value-type="string">
            <text:p>#key_devToolbar,</text:p>
            <text:p><text:span text:style-name="T2">#menu_devToolbar,</text:span></text:p>
            <text:p><text:span text:style-name="T2">[key='key_devToolba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20">
          <table:table-cell table:style-name="ce6"/>
          <table:table-cell table:style-name="ce6" table:formula="of:=IF(AND([.$A23]&lt;&gt;&quot;&quot;;NOT(ISNUMBER(FIND(&quot;廃止&quot;;[.$C23]))));MAX([.$B$1:.$B22])+1;&quot;&quot;)">
            <text:p/>
          </table:table-cell>
          <table:table-cell table:style-name="ce60" office:value-type="string" calcext:value-type="string">
            <text:p>MenuShortcut-19（廃止）</text:p>
          </table:table-cell>
          <table:table-cell table:style-name="ce60" office:value-type="string" calcext:value-type="string">
            <text:p>ツール＞ウェブ開発＞アプリマネージャ</text:p>
          </table:table-cell>
          <table:table-cell table:style-name="ce60" office:value-type="string" calcext:value-type="string">
            <text:p>devAppMgr</text:p>
          </table:table-cell>
          <table:table-cell table:style-name="ce60" office:value-type="string" calcext:value-type="string">
            <text:p>Firefox 38で廃止</text:p>
          </table:table-cell>
          <table:table-cell table:style-name="ce6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60" office:value-type="string" calcext:value-type="string">
            <text:p>MenuShortcut-20</text:p>
          </table:table-cell>
          <table:table-cell table:style-name="ce60" office:value-type="string" calcext:value-type="string">
            <text:p>ツール＞ウェブ開発＞WebIDE</text:p>
          </table:table-cell>
          <table:table-cell table:style-name="ce60" office:value-type="string" calcext:value-type="string">
            <text:p>webide</text:p>
          </table:table-cell>
          <table:table-cell table:style-name="ce60" office:value-type="string" calcext:value-type="string">
            <text:p>Shift-F8</text:p>
          </table:table-cell>
          <table:table-cell table:style-name="ce60" office:value-type="string" calcext:value-type="string">
            <text:p>#key_webide,</text:p>
            <text:p><text:span text:style-name="T2">#menu_webide,</text:span></text:p>
            <text:p><text:span text:style-name="T2">[key='key_webid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6">
          <table:table-cell table:style-name="ce6"/>
          <table:table-cell table:style-name="ce6" table:formula="of:=IF(AND([.$A25]&lt;&gt;&quot;&quot;;NOT(ISNUMBER(FIND(&quot;廃止&quot;;[.$C25]))));MAX([.$B$1:.$B24])+1;&quot;&quot;)">
            <text:p/>
          </table:table-cell>
          <table:table-cell table:style-name="ce60" office:value-type="string" calcext:value-type="string">
            <text:p>MenuShortcut-21</text:p>
          </table:table-cell>
          <table:table-cell table:style-name="ce60" office:value-type="string" calcext:value-type="string">
            <text:p>ツール＞ウェブ開発＞ブラウザツールボックス</text:p>
          </table:table-cell>
          <table:table-cell table:style-name="ce60" office:value-type="string" calcext:value-type="string">
            <text:p>browserToolbox</text:p>
          </table:table-cell>
          <table:table-cell table:style-name="ce60" office:value-type="string" calcext:value-type="string">
            <text:p>Ctrl-Shift-Alt-I</text:p>
          </table:table-cell>
          <table:table-cell table:style-name="ce60" office:value-type="string" calcext:value-type="string">
            <text:p>#key_browserToolbox,</text:p>
            <text:p><text:span text:style-name="T2">#menu_browserToolbox,</text:span></text:p>
            <text:p><text:span text:style-name="T2">[key='key_browserToolbox']</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60" office:value-type="string" calcext:value-type="string">
            <text:p>MenuShortcut-22</text:p>
          </table:table-cell>
          <table:table-cell table:style-name="ce60" office:value-type="string" calcext:value-type="string">
            <text:p>ツール＞ウェブ開発＞ブラウザコンソール</text:p>
          </table:table-cell>
          <table:table-cell table:style-name="ce60" office:value-type="string" calcext:value-type="string">
            <text:p>browserConsole</text:p>
          </table:table-cell>
          <table:table-cell table:style-name="ce60"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60" office:value-type="string" calcext:value-type="string">
            <text:p>MenuShortcut-23</text:p>
          </table:table-cell>
          <table:table-cell table:style-name="ce60" office:value-type="string" calcext:value-type="string">
            <text:p>ツール＞ウェブ開発＞レスポンシブデザインビュー</text:p>
          </table:table-cell>
          <table:table-cell table:style-name="ce60" office:value-type="string" calcext:value-type="string">
            <text:p>resposiveUI</text:p>
          </table:table-cell>
          <table:table-cell table:style-name="ce60" office:value-type="string" calcext:value-type="string">
            <text:p>Ctrl-Shift-M</text:p>
          </table:table-cell>
          <table:table-cell table:style-name="ce60" office:value-type="string" calcext:value-type="string">
            <text:p><text:span text:style-name="T1">#key_responsiveUI,</text:span></text:p>
            <text:p><text:span text:style-name="T2">#menu_responsiveUI,</text:span></text:p>
            <text:p><text:span text:style-name="T2">[key='key_responsiveUI']</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6">
          <table:table-cell table:style-name="ce6"/>
          <table:table-cell table:style-name="ce6" table:formula="of:=IF(AND([.$A28]&lt;&gt;&quot;&quot;;NOT(ISNUMBER(FIND(&quot;廃止&quot;;[.$C28]))));MAX([.$B$1:.$B27])+1;&quot;&quot;)">
            <text:p/>
          </table:table-cell>
          <table:table-cell table:style-name="ce60" office:value-type="string" calcext:value-type="string">
            <text:p>MenuShortcut-24</text:p>
          </table:table-cell>
          <table:table-cell table:style-name="ce60" office:value-type="string" calcext:value-type="string">
            <text:p>ツール＞ウェブ開発＞スポイト</text:p>
          </table:table-cell>
          <table:table-cell table:style-name="ce60" office:value-type="string" calcext:value-type="string">
            <text:p>eyedropper</text:p>
          </table:table-cell>
          <table:table-cell table:style-name="ce60" office:value-type="string" calcext:value-type="string">
            <text:p>-</text:p>
          </table:table-cell>
          <table:table-cell table:style-name="ce60"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60" office:value-type="string" calcext:value-type="string">
            <text:p>MenuShortcut-25</text:p>
          </table:table-cell>
          <table:table-cell table:style-name="ce60" office:value-type="string" calcext:value-type="string">
            <text:p>ツール＞ウェブ開発＞スクラッチパッド</text:p>
          </table:table-cell>
          <table:table-cell table:style-name="ce60" office:value-type="string" calcext:value-type="string">
            <text:p>scratchpad</text:p>
          </table:table-cell>
          <table:table-cell table:style-name="ce60"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6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60" office:value-type="string" calcext:value-type="string">
            <text:p>MenuShortcut-26</text:p>
          </table:table-cell>
          <table:table-cell table:style-name="ce60" office:value-type="string" calcext:value-type="string">
            <text:p>ツール＞ウェブ開発＞ページのソース</text:p>
          </table:table-cell>
          <table:table-cell table:style-name="ce60" office:value-type="string" calcext:value-type="string">
            <text:p>viewSource</text:p>
          </table:table-cell>
          <table:table-cell table:style-name="ce60" office:value-type="string" calcext:value-type="string">
            <text:p>Ctrl-U</text:p>
          </table:table-cell>
          <table:table-cell table:style-name="ce60"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6">
          <table:table-cell table:style-name="ce6"/>
          <table:table-cell table:style-name="ce6" table:formula="of:=IF(AND([.$A31]&lt;&gt;&quot;&quot;;NOT(ISNUMBER(FIND(&quot;廃止&quot;;[.$C31]))));MAX([.$B$1:.$B30])+1;&quot;&quot;)">
            <text:p/>
          </table:table-cell>
          <table:table-cell table:style-name="ce60" office:value-type="string" calcext:value-type="string">
            <text:p>MenuShortcut-27（廃止）</text:p>
          </table:table-cell>
          <table:table-cell table:style-name="ce60" office:value-type="string" calcext:value-type="string">
            <text:p>ツール＞ウェブ開発＞エラーコンソール</text:p>
          </table:table-cell>
          <table:table-cell table:style-name="ce60" office:value-type="string" calcext:value-type="string">
            <text:p>errorConsole</text:p>
          </table:table-cell>
          <table:table-cell table:style-name="ce60" office:value-type="string" calcext:value-type="string">
            <text:p>Firefox 48で廃止</text:p>
          </table:table-cell>
          <table:table-cell table:style-name="ce6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6">
          <table:table-cell table:style-name="ce6"/>
          <table:table-cell table:style-name="ce6" table:formula="of:=IF(AND([.$A32]&lt;&gt;&quot;&quot;;NOT(ISNUMBER(FIND(&quot;廃止&quot;;[.$C32]))));MAX([.$B$1:.$B31])+1;&quot;&quot;)">
            <text:p/>
          </table:table-cell>
          <table:table-cell table:style-name="ce60" office:value-type="string" calcext:value-type="string">
            <text:p>MenuShortcut-28</text:p>
          </table:table-cell>
          <table:table-cell table:style-name="ce60" office:value-type="string" calcext:value-type="string">
            <text:p>ツール＞ウェブ開発＞接続...</text:p>
          </table:table-cell>
          <table:table-cell table:style-name="ce60" office:value-type="string" calcext:value-type="string">
            <text:p>devtools_connect</text:p>
          </table:table-cell>
          <table:table-cell table:style-name="ce60" office:value-type="string" calcext:value-type="string">
            <text:p>-</text:p>
          </table:table-cell>
          <table:table-cell table:style-name="ce60" office:value-type="string" calcext:value-type="string">
            <text:p>#menu_devtools_connect,</text:p>
            <text:p><text:span text:style-name="T2">.subviewbutton[label='接続...'],</text:span></text:p>
            <text:p><text:span text:style-name="T2">.subviewbutton[label='Connect…']</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6">
          <table:table-cell table:style-name="ce6"/>
          <table:table-cell table:style-name="ce6" table:formula="of:=IF(AND([.$A33]&lt;&gt;&quot;&quot;;NOT(ISNUMBER(FIND(&quot;廃止&quot;;[.$C33]))));MAX([.$B$1:.$B32])+1;&quot;&quot;)">
            <text:p/>
          </table:table-cell>
          <table:table-cell table:style-name="ce60" office:value-type="string" calcext:value-type="string">
            <text:p>MenuShortcut-29</text:p>
          </table:table-cell>
          <table:table-cell table:style-name="ce60" office:value-type="string" calcext:value-type="string">
            <text:p>ツール＞ウェブ開発＞その他のツールを入手</text:p>
          </table:table-cell>
          <table:table-cell table:style-name="ce60" office:value-type="string" calcext:value-type="string">
            <text:p>getMoreDevtools</text:p>
          </table:table-cell>
          <table:table-cell table:style-name="ce60" office:value-type="string" calcext:value-type="string">
            <text:p>-</text:p>
          </table:table-cell>
          <table:table-cell table:style-name="ce60"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6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4">
          <table:table-cell table:style-name="ce6"/>
          <table:table-cell table:style-name="ce6" table:formula="of:=IF(AND([.$A34]&lt;&gt;&quot;&quot;;NOT(ISNUMBER(FIND(&quot;廃止&quot;;[.$C34]))));MAX([.$B$1:.$B33])+1;&quot;&quot;)">
            <text:p/>
          </table:table-cell>
          <table:table-cell table:style-name="ce60" office:value-type="string" calcext:value-type="string">
            <text:p>MenuShortcut-30</text:p>
          </table:table-cell>
          <table:table-cell table:style-name="ce60" office:value-type="string" calcext:value-type="string">
            <text:p>ヘルプ＞Firefoxヘルプ</text:p>
            <text:p>（旧バージョンでは「ヘルプ」）</text:p>
          </table:table-cell>
          <table:table-cell table:style-name="ce60" office:value-type="string" calcext:value-type="string">
            <text:p>openHelp</text:p>
          </table:table-cell>
          <table:table-cell table:style-name="ce60" office:value-type="string" calcext:value-type="string">
            <text:p>-</text:p>
          </table:table-cell>
          <table:table-cell table:style-name="ce60" office:value-type="string" calcext:value-type="string">
            <text:p>#menu_openHelp,</text:p>
            <text:p>#key_openHelpMac,</text:p>
            <text:p>.subviewbutton[oncommand^='openHelp'][oncommand*='firefox-help']</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2">
          <table:table-cell table:style-name="ce6"/>
          <table:table-cell table:style-name="ce6" table:formula="of:=IF(AND([.$A35]&lt;&gt;&quot;&quot;;NOT(ISNUMBER(FIND(&quot;廃止&quot;;[.$C35]))));MAX([.$B$1:.$B34])+1;&quot;&quot;)">
            <text:p/>
          </table:table-cell>
          <table:table-cell table:style-name="ce60" office:value-type="string" calcext:value-type="string">
            <text:p>MenuShortcut-31</text:p>
          </table:table-cell>
          <table:table-cell table:style-name="ce60" office:value-type="string" calcext:value-type="string">
            <text:p>ヘルプ＞Firefoxツアー</text:p>
          </table:table-cell>
          <table:table-cell table:style-name="ce60" office:value-type="string" calcext:value-type="string">
            <text:p>tour</text:p>
          </table:table-cell>
          <table:table-cell table:style-name="ce60" office:value-type="string" calcext:value-type="string">
            <text:p>-</text:p>
          </table:table-cell>
          <table:table-cell table:style-name="ce60" office:value-type="string" calcext:value-type="string">
            <text:p>#menu_openTour,</text:p>
            <text:p>.subviewbutton[oncommand^='openTourPage']</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6">
          <table:table-cell table:style-name="ce6"/>
          <table:table-cell table:style-name="ce6" table:formula="of:=IF(AND([.$A36]&lt;&gt;&quot;&quot;;NOT(ISNUMBER(FIND(&quot;廃止&quot;;[.$C36]))));MAX([.$B$1:.$B35])+1;&quot;&quot;)">
            <text:p/>
          </table:table-cell>
          <table:table-cell table:style-name="ce60" office:value-type="string" calcext:value-type="string">
            <text:p>MenuShortcut-32</text:p>
          </table:table-cell>
          <table:table-cell table:style-name="ce60" office:value-type="string" calcext:value-type="string">
            <text:p>ヘルプ＞キーボードショートカット</text:p>
          </table:table-cell>
          <table:table-cell table:style-name="ce60" office:value-type="string" calcext:value-type="string">
            <text:p>keyboardShortcuts</text:p>
          </table:table-cell>
          <table:table-cell table:style-name="ce60" office:value-type="string" calcext:value-type="string">
            <text:p>-</text:p>
          </table:table-cell>
          <table:table-cell table:style-name="ce60" office:value-type="string" calcext:value-type="string">
            <text:p>#menu_keyboardShortcuts,</text:p>
            <text:p><text:span text:style-name="T6">.subviewbutton[oncommand^='openHelp'][oncommand*='keyboard-shortcuts']</text:span></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2">
          <table:table-cell table:style-name="ce6"/>
          <table:table-cell table:style-name="ce6" table:formula="of:=IF(AND([.$A37]&lt;&gt;&quot;&quot;;NOT(ISNUMBER(FIND(&quot;廃止&quot;;[.$C37]))));MAX([.$B$1:.$B36])+1;&quot;&quot;)">
            <text:p/>
          </table:table-cell>
          <table:table-cell table:style-name="ce60" office:value-type="string" calcext:value-type="string">
            <text:p>MenuShortcut-33</text:p>
          </table:table-cell>
          <table:table-cell table:style-name="ce60" office:value-type="string" calcext:value-type="string">
            <text:p>ヘルプ＞Firefoxヘルスレポート</text:p>
          </table:table-cell>
          <table:table-cell table:style-name="ce60" office:value-type="string" calcext:value-type="string">
            <text:p>healthReport</text:p>
          </table:table-cell>
          <table:table-cell table:style-name="ce60" office:value-type="string" calcext:value-type="string">
            <text:p>-</text:p>
          </table:table-cell>
          <table:table-cell table:style-name="ce60" office:value-type="string" calcext:value-type="string">
            <text:p>#healthReport,</text:p>
            <text:p>.subviewbutton[oncommand^='openHealthReport']</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20">
          <table:table-cell table:style-name="ce6"/>
          <table:table-cell table:style-name="ce6" table:formula="of:=IF(AND([.$A38]&lt;&gt;&quot;&quot;;NOT(ISNUMBER(FIND(&quot;廃止&quot;;[.$C38]))));MAX([.$B$1:.$B37])+1;&quot;&quot;)">
            <text:p/>
          </table:table-cell>
          <table:table-cell table:style-name="ce60" office:value-type="string" calcext:value-type="string">
            <text:p>MenuShortcut-34（廃止）</text:p>
          </table:table-cell>
          <table:table-cell table:style-name="ce60" office:value-type="string" calcext:value-type="string">
            <text:p>ヘルプ＞使いこなそう</text:p>
          </table:table-cell>
          <table:table-cell table:style-name="ce60" office:value-type="string" calcext:value-type="string">
            <text:p>gettingStarted</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2">
          <table:table-cell table:style-name="ce6"/>
          <table:table-cell table:style-name="ce6" table:formula="of:=IF(AND([.$A39]&lt;&gt;&quot;&quot;;NOT(ISNUMBER(FIND(&quot;廃止&quot;;[.$C39]))));MAX([.$B$1:.$B38])+1;&quot;&quot;)">
            <text:p/>
          </table:table-cell>
          <table:table-cell table:style-name="ce60" office:value-type="string" calcext:value-type="string">
            <text:p>MenuShortcut-35</text:p>
          </table:table-cell>
          <table:table-cell table:style-name="ce60" office:value-type="string" calcext:value-type="string">
            <text:p>ヘルプ＞トラブルシューティング情報</text:p>
          </table:table-cell>
          <table:table-cell table:style-name="ce60" office:value-type="string" calcext:value-type="string">
            <text:p>troubleshootingInfo</text:p>
          </table:table-cell>
          <table:table-cell table:style-name="ce60" office:value-type="string" calcext:value-type="string">
            <text:p>-</text:p>
          </table:table-cell>
          <table:table-cell table:style-name="ce60" office:value-type="string" calcext:value-type="string">
            <text:p>#troubleShooting,</text:p>
            <text:p>.subviewbutton[oncommand^='openTroubleshootingPage']</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6">
          <table:table-cell table:style-name="ce6"/>
          <table:table-cell table:style-name="ce6" table:formula="of:=IF(AND([.$A40]&lt;&gt;&quot;&quot;;NOT(ISNUMBER(FIND(&quot;廃止&quot;;[.$C40]))));MAX([.$B$1:.$B39])+1;&quot;&quot;)">
            <text:p/>
          </table:table-cell>
          <table:table-cell table:style-name="ce60" office:value-type="string" calcext:value-type="string">
            <text:p>MenuShortcut-36</text:p>
          </table:table-cell>
          <table:table-cell table:style-name="ce60" office:value-type="string" calcext:value-type="string">
            <text:p>ヘルプ＞フィードバックを送信</text:p>
          </table:table-cell>
          <table:table-cell table:style-name="ce60" office:value-type="string" calcext:value-type="string">
            <text:p>feedbackPage</text:p>
          </table:table-cell>
          <table:table-cell table:style-name="ce60" office:value-type="string" calcext:value-type="string">
            <text:p>-</text:p>
          </table:table-cell>
          <table:table-cell table:style-name="ce60" office:value-type="string" calcext:value-type="string">
            <text:p>#feedbackPage,</text:p>
            <text:p>.subviewbutton[oncommand^='openFeedbackPage']</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2">
          <table:table-cell table:style-name="ce6"/>
          <table:table-cell table:style-name="ce6" table:formula="of:=IF(AND([.$A41]&lt;&gt;&quot;&quot;;NOT(ISNUMBER(FIND(&quot;廃止&quot;;[.$C41]))));MAX([.$B$1:.$B40])+1;&quot;&quot;)">
            <text:p/>
          </table:table-cell>
          <table:table-cell table:style-name="ce60" office:value-type="string" calcext:value-type="string">
            <text:p>MenuShortcut-37</text:p>
          </table:table-cell>
          <table:table-cell table:style-name="ce60" office:value-type="string" calcext:value-type="string">
            <text:p>ヘルプ＞アドオンを無効にして再起動</text:p>
          </table:table-cell>
          <table:table-cell table:style-name="ce60" office:value-type="string" calcext:value-type="string">
            <text:p>helpSafeMode</text:p>
          </table:table-cell>
          <table:table-cell table:style-name="ce60" office:value-type="string" calcext:value-type="string">
            <text:p>-</text:p>
          </table:table-cell>
          <table:table-cell table:style-name="ce60" office:value-type="string" calcext:value-type="string">
            <text:p>#helpSafeMode,</text:p>
            <text:p>.subviewbutton[oncommand^='safeModeRestart']</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6">
          <table:table-cell table:style-name="ce6"/>
          <table:table-cell table:style-name="ce6" table:formula="of:=IF(AND([.$A42]&lt;&gt;&quot;&quot;;NOT(ISNUMBER(FIND(&quot;廃止&quot;;[.$C42]))));MAX([.$B$1:.$B41])+1;&quot;&quot;)">
            <text:p/>
          </table:table-cell>
          <table:table-cell table:style-name="ce60" office:value-type="string" calcext:value-type="string">
            <text:p>MenuShortcut-38</text:p>
          </table:table-cell>
          <table:table-cell table:style-name="ce60" office:value-type="string" calcext:value-type="string">
            <text:p>ヘルプ＞詐欺サイトを報告</text:p>
          </table:table-cell>
          <table:table-cell table:style-name="ce60" office:value-type="string" calcext:value-type="string">
            <text:p>reportPhishingtoolmenu</text:p>
          </table:table-cell>
          <table:table-cell table:style-name="ce60" office:value-type="string" calcext:value-type="string">
            <text:p>-</text:p>
          </table:table-cell>
          <table:table-cell table:style-name="ce60" office:value-type="string" calcext:value-type="string">
            <text:p>#menu_HelpPopup_reportPhishingtoolmenu,</text:p>
            <text:p>.subviewbutton[oncommand*='getReportURL'][oncommand*='Phish']</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6">
          <table:table-cell table:style-name="ce6"/>
          <table:table-cell table:style-name="ce6" table:formula="of:=IF(AND([.$A43]&lt;&gt;&quot;&quot;;NOT(ISNUMBER(FIND(&quot;廃止&quot;;[.$C43]))));MAX([.$B$1:.$B42])+1;&quot;&quot;)">
            <text:p/>
          </table:table-cell>
          <table:table-cell table:style-name="ce60" office:value-type="string" calcext:value-type="string">
            <text:p>MenuShortcut-39</text:p>
          </table:table-cell>
          <table:table-cell table:style-name="ce60" office:value-type="string" calcext:value-type="string">
            <text:p>ヘルプ＞誤警告を報告</text:p>
          </table:table-cell>
          <table:table-cell table:style-name="ce60" office:value-type="string" calcext:value-type="string">
            <text:p>reportPhishingErrortoolmenu</text:p>
          </table:table-cell>
          <table:table-cell table:style-name="ce60" office:value-type="string" calcext:value-type="string">
            <text:p>-</text:p>
          </table:table-cell>
          <table:table-cell table:style-name="ce60" office:value-type="string" calcext:value-type="string">
            <text:p>#menu_HelpPopup_reportPhishingErrortoolmenu,</text:p>
            <text:p>.subviewbutton[oncommand*='getReportURL'][oncommand*='Error']</text:p>
          </table:table-cell>
          <table:table-cell table:style-name="ce6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2">
          <table:table-cell table:style-name="ce6"/>
          <table:table-cell table:style-name="ce6" table:formula="of:=IF(AND([.$A44]&lt;&gt;&quot;&quot;;NOT(ISNUMBER(FIND(&quot;廃止&quot;;[.$C44]))));MAX([.$B$1:.$B43])+1;&quot;&quot;)">
            <text:p/>
          </table:table-cell>
          <table:table-cell table:style-name="ce60" office:value-type="string" calcext:value-type="string">
            <text:p>MenuShortcut-40</text:p>
          </table:table-cell>
          <table:table-cell table:style-name="ce60" office:value-type="string" calcext:value-type="string">
            <text:p>ヘルプ＞Firefoxについて のセパレータ</text:p>
          </table:table-cell>
          <table:table-cell table:style-name="ce60" office:value-type="string" calcext:value-type="string">
            <text:p>aboutSeparator</text:p>
          </table:table-cell>
          <table:table-cell table:style-name="ce60" office:value-type="string" calcext:value-type="string">
            <text:p>-</text:p>
          </table:table-cell>
          <table:table-cell table:style-name="ce60" office:value-type="string" calcext:value-type="string">
            <text:p>#about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5">
          <table:table-cell table:style-name="ce6"/>
          <table:table-cell table:style-name="ce6" table:formula="of:=IF(AND([.$A45]&lt;&gt;&quot;&quot;;NOT(ISNUMBER(FIND(&quot;廃止&quot;;[.$C45]))));MAX([.$B$1:.$B44])+1;&quot;&quot;)">
            <text:p/>
          </table:table-cell>
          <table:table-cell table:style-name="ce60" office:value-type="string" calcext:value-type="string">
            <text:p>MenuShortcut-41</text:p>
          </table:table-cell>
          <table:table-cell table:style-name="ce60" office:value-type="string" calcext:value-type="string">
            <text:p>編集＞テキストの記述方向を切り替える</text:p>
          </table:table-cell>
          <table:table-cell table:style-name="ce60" office:value-type="string" calcext:value-type="string">
            <text:p>textfieldDirection</text:p>
          </table:table-cell>
          <table:table-cell table:style-name="ce60" office:value-type="string" calcext:value-type="string">
            <text:p>Ctrl-Shift-X</text:p>
          </table:table-cell>
          <table:table-cell table:style-name="ce60" office:value-type="string" calcext:value-type="string">
            <text:p>#textfieldDirection-separator,</text:p>
            <text:p>#textfieldDirection-swap,</text:p>
            <text:p>#key_switchTextDirection,</text:p>
            <text:p>#context-bidi-text-direction-toggle,</text:p>
            <text:p>#context-sep-bidi</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4">
          <table:table-cell table:style-name="ce6"/>
          <table:table-cell table:style-name="ce6" table:formula="of:=IF(AND([.$A46]&lt;&gt;&quot;&quot;;NOT(ISNUMBER(FIND(&quot;廃止&quot;;[.$C46]))));MAX([.$B$1:.$B45])+1;&quot;&quot;)">
            <text:p/>
          </table:table-cell>
          <table:table-cell table:style-name="ce60" office:value-type="string" calcext:value-type="string">
            <text:p>MenuShortcut-42</text:p>
          </table:table-cell>
          <table:table-cell table:style-name="ce60" office:value-type="string" calcext:value-type="string">
            <text:p>表示＞ページの記述方向を切り替える</text:p>
          </table:table-cell>
          <table:table-cell table:style-name="ce60" office:value-type="string" calcext:value-type="string">
            <text:p>documentDirection</text:p>
          </table:table-cell>
          <table:table-cell table:style-name="ce60" office:value-type="string" calcext:value-type="string">
            <text:p>-</text:p>
          </table:table-cell>
          <table:table-cell table:style-name="ce60"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2">
          <table:table-cell table:style-name="ce6"/>
          <table:table-cell table:style-name="ce6" table:formula="of:=IF(AND([.$A47]&lt;&gt;&quot;&quot;;NOT(ISNUMBER(FIND(&quot;廃止&quot;;[.$C47]))));MAX([.$B$1:.$B46])+1;&quot;&quot;)">
            <text:p/>
          </table:table-cell>
          <table:table-cell table:style-name="ce60" office:value-type="string" calcext:value-type="string">
            <text:p>MenuShortcut-43</text:p>
          </table:table-cell>
          <table:table-cell table:style-name="ce60" office:value-type="string" calcext:value-type="string">
            <text:p>履歴＞（メニュー内のセパレータ）</text:p>
          </table:table-cell>
          <table:table-cell table:style-name="ce60" office:value-type="string" calcext:value-type="string">
            <text:p>historySeparator</text:p>
          </table:table-cell>
          <table:table-cell table:style-name="ce60" office:value-type="string" calcext:value-type="string">
            <text:p>-</text:p>
          </table:table-cell>
          <table:table-cell table:style-name="ce60" office:value-type="string" calcext:value-type="string">
            <text:p>#startHistory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60" office:value-type="string" calcext:value-type="string">
            <text:p>MenuShortcut-44</text:p>
          </table:table-cell>
          <table:table-cell table:style-name="ce60" office:value-type="string" calcext:value-type="string">
            <text:p>ブックマーク＞ブックマークツールバー</text:p>
            <text:p>（およびそれに付随する各項目）</text:p>
          </table:table-cell>
          <table:table-cell table:style-name="ce60" office:value-type="string" calcext:value-type="string">
            <text:p>bookmarksToolbarFolder</text:p>
          </table:table-cell>
          <table:table-cell table:style-name="ce60" office:value-type="string" calcext:value-type="string">
            <text:p>-</text:p>
          </table:table-cell>
          <table:table-cell table:style-name="ce6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2">
          <table:table-cell table:style-name="ce6"/>
          <table:table-cell table:style-name="ce6" table:formula="of:=IF(AND([.$A49]&lt;&gt;&quot;&quot;;NOT(ISNUMBER(FIND(&quot;廃止&quot;;[.$C49]))));MAX([.$B$1:.$B48])+1;&quot;&quot;)">
            <text:p/>
          </table:table-cell>
          <table:table-cell table:style-name="ce60" office:value-type="string" calcext:value-type="string">
            <text:p>MenuShortcut-45（廃止）</text:p>
          </table:table-cell>
          <table:table-cell table:style-name="ce60" office:value-type="string" calcext:value-type="string">
            <text:p>コンテンツ領域のコンテキストメニュー＞リンクを保存する...</text:p>
          </table:table-cell>
          <table:table-cell table:style-name="ce60" office:value-type="string" calcext:value-type="string">
            <text:p>context-marklink</text:p>
          </table:table-cell>
          <table:table-cell table:style-name="ce60" office:value-type="string" calcext:value-type="string">
            <text:p>Firefox 51で廃止</text:p>
          </table:table-cell>
          <table:table-cell table:style-name="ce6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2">
          <table:table-cell table:style-name="ce6"/>
          <table:table-cell table:style-name="ce6" table:formula="of:=IF(AND([.$A50]&lt;&gt;&quot;&quot;;NOT(ISNUMBER(FIND(&quot;廃止&quot;;[.$C50]))));MAX([.$B$1:.$B49])+1;&quot;&quot;)">
            <text:p/>
          </table:table-cell>
          <table:table-cell table:style-name="ce60" office:value-type="string" calcext:value-type="string">
            <text:p>MenuShortcut-46</text:p>
          </table:table-cell>
          <table:table-cell table:style-name="ce60" office:value-type="string" calcext:value-type="string">
            <text:p>コンテンツ領域のコンテキストメニュー＞このリンクを共有</text:p>
          </table:table-cell>
          <table:table-cell table:style-name="ce60" office:value-type="string" calcext:value-type="string">
            <text:p>context-sharelink</text:p>
          </table:table-cell>
          <table:table-cell table:style-name="ce60" office:value-type="string" calcext:value-type="string">
            <text:p>-</text:p>
          </table:table-cell>
          <table:table-cell table:style-name="ce60" office:value-type="string" calcext:value-type="string">
            <text:p>#context-sharelink</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2">
          <table:table-cell table:style-name="ce6"/>
          <table:table-cell table:style-name="ce6" table:formula="of:=IF(AND([.$A51]&lt;&gt;&quot;&quot;;NOT(ISNUMBER(FIND(&quot;廃止&quot;;[.$C51]))));MAX([.$B$1:.$B50])+1;&quot;&quot;)">
            <text:p/>
          </table:table-cell>
          <table:table-cell table:style-name="ce60" office:value-type="string" calcext:value-type="string">
            <text:p>MenuShortcut-47</text:p>
          </table:table-cell>
          <table:table-cell table:style-name="ce60" office:value-type="string" calcext:value-type="string">
            <text:p>コンテンツ領域のコンテキストメニュー＞画像のURLをメールで送信</text:p>
          </table:table-cell>
          <table:table-cell table:style-name="ce60" office:value-type="string" calcext:value-type="string">
            <text:p>context-sendimage</text:p>
          </table:table-cell>
          <table:table-cell table:style-name="ce60" office:value-type="string" calcext:value-type="string">
            <text:p>-</text:p>
          </table:table-cell>
          <table:table-cell table:style-name="ce60" office:value-type="string" calcext:value-type="string">
            <text:p>#context-sendimag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2">
          <table:table-cell table:style-name="ce6"/>
          <table:table-cell table:style-name="ce6" table:formula="of:=IF(AND([.$A52]&lt;&gt;&quot;&quot;;NOT(ISNUMBER(FIND(&quot;廃止&quot;;[.$C52]))));MAX([.$B$1:.$B51])+1;&quot;&quot;)">
            <text:p/>
          </table:table-cell>
          <table:table-cell table:style-name="ce60" office:value-type="string" calcext:value-type="string">
            <text:p>MenuShortcut-48</text:p>
          </table:table-cell>
          <table:table-cell table:style-name="ce60" office:value-type="string" calcext:value-type="string">
            <text:p>コンテンツ領域のコンテキストメニュー＞この画像を共有</text:p>
          </table:table-cell>
          <table:table-cell table:style-name="ce60" office:value-type="string" calcext:value-type="string">
            <text:p>context-shareimage</text:p>
          </table:table-cell>
          <table:table-cell table:style-name="ce60" office:value-type="string" calcext:value-type="string">
            <text:p>-</text:p>
          </table:table-cell>
          <table:table-cell table:style-name="ce60" office:value-type="string" calcext:value-type="string">
            <text:p>#context-shareimag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2">
          <table:table-cell table:style-name="ce6"/>
          <table:table-cell table:style-name="ce6" table:formula="of:=IF(AND([.$A53]&lt;&gt;&quot;&quot;;NOT(ISNUMBER(FIND(&quot;廃止&quot;;[.$C53]))));MAX([.$B$1:.$B52])+1;&quot;&quot;)">
            <text:p/>
          </table:table-cell>
          <table:table-cell table:style-name="ce60" office:value-type="string" calcext:value-type="string">
            <text:p>MenuShortcut-49</text:p>
          </table:table-cell>
          <table:table-cell table:style-name="ce60" office:value-type="string" calcext:value-type="string">
            <text:p>コンテンツ領域のコンテキストメニュー＞動画のURLをメールで送信</text:p>
          </table:table-cell>
          <table:table-cell table:style-name="ce60" office:value-type="string" calcext:value-type="string">
            <text:p>context-sendvideo</text:p>
          </table:table-cell>
          <table:table-cell table:style-name="ce60" office:value-type="string" calcext:value-type="string">
            <text:p>-</text:p>
          </table:table-cell>
          <table:table-cell table:style-name="ce60" office:value-type="string" calcext:value-type="string">
            <text:p>#context-sendvideo</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2">
          <table:table-cell table:style-name="ce6"/>
          <table:table-cell table:style-name="ce6" table:formula="of:=IF(AND([.$A54]&lt;&gt;&quot;&quot;;NOT(ISNUMBER(FIND(&quot;廃止&quot;;[.$C54]))));MAX([.$B$1:.$B53])+1;&quot;&quot;)">
            <text:p/>
          </table:table-cell>
          <table:table-cell table:style-name="ce60" office:value-type="string" calcext:value-type="string">
            <text:p>MenuShortcut-50</text:p>
          </table:table-cell>
          <table:table-cell table:style-name="ce60" office:value-type="string" calcext:value-type="string">
            <text:p>コンテンツ領域のコンテキストメニュー＞この動画を共有</text:p>
          </table:table-cell>
          <table:table-cell table:style-name="ce60" office:value-type="string" calcext:value-type="string">
            <text:p>context-sharevideo</text:p>
          </table:table-cell>
          <table:table-cell table:style-name="ce60" office:value-type="string" calcext:value-type="string">
            <text:p>-</text:p>
          </table:table-cell>
          <table:table-cell table:style-name="ce60" office:value-type="string" calcext:value-type="string">
            <text:p>#context-sharevideo</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2">
          <table:table-cell table:style-name="ce6"/>
          <table:table-cell table:style-name="ce6" table:formula="of:=IF(AND([.$A55]&lt;&gt;&quot;&quot;;NOT(ISNUMBER(FIND(&quot;廃止&quot;;[.$C55]))));MAX([.$B$1:.$B54])+1;&quot;&quot;)">
            <text:p/>
          </table:table-cell>
          <table:table-cell table:style-name="ce60" office:value-type="string" calcext:value-type="string">
            <text:p>MenuShortcut-51</text:p>
          </table:table-cell>
          <table:table-cell table:style-name="ce60" office:value-type="string" calcext:value-type="string">
            <text:p>コンテンツ領域のコンテキストメニュー＞オーディオのURLをメールで送信</text:p>
          </table:table-cell>
          <table:table-cell table:style-name="ce60" office:value-type="string" calcext:value-type="string">
            <text:p>context-sendaudio</text:p>
          </table:table-cell>
          <table:table-cell table:style-name="ce60" office:value-type="string" calcext:value-type="string">
            <text:p>-</text:p>
          </table:table-cell>
          <table:table-cell table:style-name="ce60" office:value-type="string" calcext:value-type="string">
            <text:p>#context-sendaudio</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2">
          <table:table-cell table:style-name="ce6"/>
          <table:table-cell table:style-name="ce6" table:formula="of:=IF(AND([.$A56]&lt;&gt;&quot;&quot;;NOT(ISNUMBER(FIND(&quot;廃止&quot;;[.$C56]))));MAX([.$B$1:.$B55])+1;&quot;&quot;)">
            <text:p/>
          </table:table-cell>
          <table:table-cell table:style-name="ce60" office:value-type="string" calcext:value-type="string">
            <text:p>MenuShortcut-52</text:p>
          </table:table-cell>
          <table:table-cell table:style-name="ce60" office:value-type="string" calcext:value-type="string">
            <text:p>コンテンツ領域のコンテキストメニュー＞このページを共有</text:p>
          </table:table-cell>
          <table:table-cell table:style-name="ce60" office:value-type="string" calcext:value-type="string">
            <text:p>context-sharepage</text:p>
          </table:table-cell>
          <table:table-cell table:style-name="ce60"/>
          <table:table-cell table:style-name="ce60" office:value-type="string" calcext:value-type="string">
            <text:p>#context-sharepag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2">
          <table:table-cell table:style-name="ce6"/>
          <table:table-cell table:style-name="ce6" table:formula="of:=IF(AND([.$A57]&lt;&gt;&quot;&quot;;NOT(ISNUMBER(FIND(&quot;廃止&quot;;[.$C57]))));MAX([.$B$1:.$B56])+1;&quot;&quot;)">
            <text:p/>
          </table:table-cell>
          <table:table-cell table:style-name="ce60" office:value-type="string" calcext:value-type="string">
            <text:p>MenuShortcut-53（廃止）</text:p>
          </table:table-cell>
          <table:table-cell table:style-name="ce60" office:value-type="string" calcext:value-type="string">
            <text:p>コンテンツ領域のコンテキストメニュー＞ページを保存する...</text:p>
          </table:table-cell>
          <table:table-cell table:style-name="ce60" office:value-type="string" calcext:value-type="string">
            <text:p>context-markpageMenu</text:p>
          </table:table-cell>
          <table:table-cell table:style-name="ce60" office:value-type="string" calcext:value-type="string">
            <text:p>Firefox 51で廃止</text:p>
          </table:table-cell>
          <table:table-cell table:style-name="ce6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2">
          <table:table-cell table:style-name="ce6"/>
          <table:table-cell table:style-name="ce6" table:formula="of:=IF(AND([.$A58]&lt;&gt;&quot;&quot;;NOT(ISNUMBER(FIND(&quot;廃止&quot;;[.$C58]))));MAX([.$B$1:.$B57])+1;&quot;&quot;)">
            <text:p/>
          </table:table-cell>
          <table:table-cell table:style-name="ce60" office:value-type="string" calcext:value-type="string">
            <text:p>MenuShortcut-54</text:p>
          </table:table-cell>
          <table:table-cell table:style-name="ce60" office:value-type="string" calcext:value-type="string">
            <text:p>コンテンツ領域のコンテキストメニュー＞選択範囲を共有</text:p>
          </table:table-cell>
          <table:table-cell table:style-name="ce60" office:value-type="string" calcext:value-type="string">
            <text:p>context-shareselect</text:p>
          </table:table-cell>
          <table:table-cell table:style-name="ce60" office:value-type="string" calcext:value-type="string">
            <text:p>-</text:p>
          </table:table-cell>
          <table:table-cell table:style-name="ce60" office:value-type="string" calcext:value-type="string">
            <text:p>#context-shareselect</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6">
          <table:table-cell table:style-name="ce6"/>
          <table:table-cell table:style-name="ce6" table:formula="of:=IF(AND([.$A59]&lt;&gt;&quot;&quot;;NOT(ISNUMBER(FIND(&quot;廃止&quot;;[.$C59]))));MAX([.$B$1:.$B58])+1;&quot;&quot;)">
            <text:p/>
          </table:table-cell>
          <table:table-cell table:style-name="ce60" office:value-type="string" calcext:value-type="string">
            <text:p>MenuShortcut-55</text:p>
          </table:table-cell>
          <table:table-cell table:style-name="ce60" office:value-type="string" calcext:value-type="string">
            <text:p>コンテンツ領域のコンテキストメニュー＞デスクトップの背景に設定</text:p>
          </table:table-cell>
          <table:table-cell table:style-name="ce60" office:value-type="string" calcext:value-type="string">
            <text:p>context-setDesktopBackground</text:p>
          </table:table-cell>
          <table:table-cell table:style-name="ce60" office:value-type="string" calcext:value-type="string">
            <text:p>-</text:p>
          </table:table-cell>
          <table:table-cell table:style-name="ce60" office:value-type="string" calcext:value-type="string">
            <text:p>#context-setDesktopBackground</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20">
          <table:table-cell table:style-name="ce6"/>
          <table:table-cell table:style-name="ce6" table:formula="of:=IF(AND([.$A60]&lt;&gt;&quot;&quot;;NOT(ISNUMBER(FIND(&quot;廃止&quot;;[.$C60]))));MAX([.$B$1:.$B59])+1;&quot;&quot;)">
            <text:p/>
          </table:table-cell>
          <table:table-cell table:style-name="ce60" office:value-type="string" calcext:value-type="string">
            <text:p>MenuShortcut-56（廃止）</text:p>
          </table:table-cell>
          <table:table-cell table:style-name="ce60" office:value-type="string" calcext:value-type="string">
            <text:p>コンテンツ領域のコンテキストメニュー＞画像をブロック</text:p>
          </table:table-cell>
          <table:table-cell table:style-name="ce60" office:value-type="string" calcext:value-type="string">
            <text:p>context-blockimage</text:p>
          </table:table-cell>
          <table:table-cell table:style-name="ce60" office:value-type="string" calcext:value-type="string">
            <text:p>Firefox 31で廃止</text:p>
          </table:table-cell>
          <table:table-cell table:style-name="ce60"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2">
          <table:table-cell table:style-name="ce6"/>
          <table:table-cell table:style-name="ce6" table:formula="of:=IF(AND([.$A61]&lt;&gt;&quot;&quot;;NOT(ISNUMBER(FIND(&quot;廃止&quot;;[.$C61]))));MAX([.$B$1:.$B60])+1;&quot;&quot;)">
            <text:p/>
          </table:table-cell>
          <table:table-cell table:style-name="ce60" office:value-type="string" calcext:value-type="string">
            <text:p>MenuShortcut-57</text:p>
          </table:table-cell>
          <table:table-cell table:style-name="ce60" office:value-type="string" calcext:value-type="string">
            <text:p>コンテンツ領域のコンテキストメニュー＞要素を調査</text:p>
          </table:table-cell>
          <table:table-cell table:style-name="ce60" office:value-type="string" calcext:value-type="string">
            <text:p>context-inspect</text:p>
          </table:table-cell>
          <table:table-cell table:style-name="ce60" office:value-type="string" calcext:value-type="string">
            <text:p>-</text:p>
          </table:table-cell>
          <table:table-cell table:style-name="ce60" office:value-type="string" calcext:value-type="string">
            <text:p>#context-inspect,</text:p>
            <text:p>#inspect-separator</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2">
          <table:table-cell table:style-name="ce6"/>
          <table:table-cell table:style-name="ce6" table:formula="of:=IF(AND([.$A62]&lt;&gt;&quot;&quot;;NOT(ISNUMBER(FIND(&quot;廃止&quot;;[.$C62]))));MAX([.$B$1:.$B61])+1;&quot;&quot;)">
            <text:p/>
          </table:table-cell>
          <table:table-cell table:style-name="ce60" office:value-type="string" calcext:value-type="string">
            <text:p>MenuShortcut-58</text:p>
          </table:table-cell>
          <table:table-cell table:style-name="ce60" office:value-type="string" calcext:value-type="string">
            <text:p>ポップアップブロック＞このサイトによるポップアップを許可する</text:p>
          </table:table-cell>
          <table:table-cell table:style-name="ce60" office:value-type="string" calcext:value-type="string">
            <text:p>blockedPopupAllowSite</text:p>
          </table:table-cell>
          <table:table-cell table:style-name="ce60" office:value-type="string" calcext:value-type="string">
            <text:p>-</text:p>
          </table:table-cell>
          <table:table-cell table:style-name="ce60" office:value-type="string" calcext:value-type="string">
            <text:p>#blockedPopupOptions menuitem[observes='blockedPopupAllowSite']</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2">
          <table:table-cell table:style-name="ce6"/>
          <table:table-cell table:style-name="ce6" table:formula="of:=IF(AND([.$A63]&lt;&gt;&quot;&quot;;NOT(ISNUMBER(FIND(&quot;廃止&quot;;[.$C63]))));MAX([.$B$1:.$B62])+1;&quot;&quot;)">
            <text:p/>
          </table:table-cell>
          <table:table-cell table:style-name="ce60" office:value-type="string" calcext:value-type="string">
            <text:p>MenuShortcut-59</text:p>
          </table:table-cell>
          <table:table-cell table:style-name="ce60" office:value-type="string" calcext:value-type="string">
            <text:p>ポップアップブロック＞ポップアップブロック設定を変更</text:p>
          </table:table-cell>
          <table:table-cell table:style-name="ce60" office:value-type="string" calcext:value-type="string">
            <text:p>blockedPopupEditSettings</text:p>
          </table:table-cell>
          <table:table-cell table:style-name="ce60" office:value-type="string" calcext:value-type="string">
            <text:p>-</text:p>
          </table:table-cell>
          <table:table-cell table:style-name="ce60" office:value-type="string" calcext:value-type="string">
            <text:p>#blockedPopupOptions menuitem[observes='blockedPopupEditSettings']</text:p>
          </table:table-cell>
          <table:table-cell table:style-name="ce6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60" office:value-type="string" calcext:value-type="string">
            <text:p>MenuShortcut-60（廃止）</text:p>
          </table:table-cell>
          <table:table-cell table:style-name="ce60" office:value-type="string" calcext:value-type="string">
            <text:p>ポップアップブロック、アドオンのインストール警告、オフラインデータの許可の編集（Cookie以外の権限に関するサイトごとの権限設定）</text:p>
          </table:table-cell>
          <table:table-cell table:style-name="ce60" office:value-type="string" calcext:value-type="string">
            <text:p>permissions</text:p>
          </table:table-cell>
          <table:table-cell table:style-name="ce60" office:value-type="string" calcext:value-type="string">
            <text:p>-</text:p>
          </table:table-cell>
          <table:table-cell table:style-name="ce60" office:value-type="string" calcext:value-type="string">
            <text:p>Hide-4に移動</text:p>
          </table:table-cell>
          <table:table-cell table:style-name="ce6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2">
          <table:table-cell table:style-name="ce6"/>
          <table:table-cell table:style-name="ce6" table:formula="of:=IF(AND([.$A65]&lt;&gt;&quot;&quot;;NOT(ISNUMBER(FIND(&quot;廃止&quot;;[.$C65]))));MAX([.$B$1:.$B64])+1;&quot;&quot;)">
            <text:p/>
          </table:table-cell>
          <table:table-cell table:style-name="ce60" office:value-type="string" calcext:value-type="string">
            <text:p>MenuShortcut-61（廃止）</text:p>
          </table:table-cell>
          <table:table-cell table:style-name="ce60" office:value-type="string" calcext:value-type="string">
            <text:p>キャレットブラウズモード</text:p>
          </table:table-cell>
          <table:table-cell table:style-name="ce60" office:value-type="string" calcext:value-type="string">
            <text:p>caretbrowse</text:p>
          </table:table-cell>
          <table:table-cell table:style-name="ce60" office:value-type="string" calcext:value-type="string">
            <text:p>-</text:p>
          </table:table-cell>
          <table:table-cell table:style-name="ce60" office:value-type="string" calcext:value-type="string">
            <text:p>Ui-2を参照</text:p>
          </table:table-cell>
          <table:table-cell table:style-name="ce60"/>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2">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60"/>
          <table:table-cell table:style-name="ce60" office:value-type="string" calcext:value-type="string">
            <text:p>Ctrl-T</text:p>
          </table:table-cell>
          <table:table-cell table:style-name="ce60" office:value-type="string" calcext:value-type="string">
            <text:p>#menu_newNavigatorTab,#key_newNavigatorTab</text:p>
          </table:table-cell>
          <table:table-cell table:style-name="ce6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2">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60"/>
          <table:table-cell table:style-name="ce60" office:value-type="string" calcext:value-type="string">
            <text:p>-</text:p>
          </table:table-cell>
          <table:table-cell table:style-name="ce60" office:value-type="string" calcext:value-type="string">
            <text:p>#context-openlinkintab</text:p>
          </table:table-cell>
          <table:table-cell table:style-name="ce60"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6">
          <table:table-cell table:style-name="ce6"/>
          <table:table-cell table:style-name="ce6" table:formula="of:=IF(AND([.$A68]&lt;&gt;&quot;&quot;;NOT(ISNUMBER(FIND(&quot;廃止&quot;;[.$C68]))));MAX([.$B$1:.$B67])+1;&quot;&quot;)">
            <text:p/>
          </table:table-cell>
          <table:table-cell table:style-name="ce60" office:value-type="string" calcext:value-type="string">
            <text:p>MenuShortcut-64</text:p>
          </table:table-cell>
          <table:table-cell table:style-name="ce60" office:value-type="string" calcext:value-type="string">
            <text:p>ツール＞ウェブ開発＞Service Worker</text:p>
          </table:table-cell>
          <table:table-cell table:style-name="ce60" office:value-type="string" calcext:value-type="string">
            <text:p>devtools_connect</text:p>
          </table:table-cell>
          <table:table-cell table:style-name="ce60" office:value-type="string" calcext:value-type="string">
            <text:p>-</text:p>
          </table:table-cell>
          <table:table-cell table:style-name="ce60"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6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4">
          <table:table-cell table:style-name="ce6"/>
          <table:table-cell table:style-name="ce6" table:formula="of:=IF(AND([.$A69]&lt;&gt;&quot;&quot;;NOT(ISNUMBER(FIND(&quot;廃止&quot;;[.$C69]))));MAX([.$B$1:.$B68])+1;&quot;&quot;)">
            <text:p/>
          </table:table-cell>
          <table:table-cell table:style-name="ce60" office:value-type="string" calcext:value-type="string">
            <text:p>MenuShortcut-65</text:p>
          </table:table-cell>
          <table:table-cell table:style-name="ce60" office:value-type="string" calcext:value-type="string">
            <text:p>ツール＞ウェブ開発＞ブラウザーコンテンツツールボックス</text:p>
          </table:table-cell>
          <table:table-cell table:style-name="ce60" office:value-type="string" calcext:value-type="string">
            <text:p>devtools_connect</text:p>
          </table:table-cell>
          <table:table-cell table:style-name="ce60"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6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1]&lt;&gt;&quot;&quot;;MAX([.$B$1:.$B70])+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2]&lt;&gt;&quot;&quot;;MAX([.$B$1:.$B71])+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3]&lt;&gt;&quot;&quot;;MAX([.$B$1:.$B72])+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4]&lt;&gt;&quot;&quot;;MAX([.$B$1:.$B73])+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5]&lt;&gt;&quot;&quot;;MAX([.$B$1:.$B74])+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6]&lt;&gt;&quot;&quot;;MAX([.$B$1:.$B75])+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7]&lt;&gt;&quot;&quot;;MAX([.$B$1:.$B76])+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8]&lt;&gt;&quot;&quot;;MAX([.$B$1:.$B77])+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79]&lt;&gt;&quot;&quot;;MAX([.$B$1:.$B78])+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0]&lt;&gt;&quot;&quot;;MAX([.$B$1:.$B79])+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1]&lt;&gt;&quot;&quot;;MAX([.$B$1:.$B80])+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2]&lt;&gt;&quot;&quot;;MAX([.$B$1:.$B81])+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3]&lt;&gt;&quot;&quot;;MAX([.$B$1:.$B82])+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4]&lt;&gt;&quot;&quot;;MAX([.$B$1:.$B83])+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5]&lt;&gt;&quot;&quot;;MAX([.$B$1:.$B84])+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6]&lt;&gt;&quot;&quot;;MAX([.$B$1:.$B85])+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7]&lt;&gt;&quot;&quot;;MAX([.$B$1:.$B86])+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8]&lt;&gt;&quot;&quot;;MAX([.$B$1:.$B87])+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89]&lt;&gt;&quot;&quot;;MAX([.$B$1:.$B88])+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0]&lt;&gt;&quot;&quot;;MAX([.$B$1:.$B89])+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1]&lt;&gt;&quot;&quot;;MAX([.$B$1:.$B90])+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2]&lt;&gt;&quot;&quot;;MAX([.$B$1:.$B91])+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3]&lt;&gt;&quot;&quot;;MAX([.$B$1:.$B92])+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4]&lt;&gt;&quot;&quot;;MAX([.$B$1:.$B93])+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5]&lt;&gt;&quot;&quot;;MAX([.$B$1:.$B94])+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6]&lt;&gt;&quot;&quot;;MAX([.$B$1:.$B95])+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7]&lt;&gt;&quot;&quot;;MAX([.$B$1:.$B96])+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8]&lt;&gt;&quot;&quot;;MAX([.$B$1:.$B97])+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99]&lt;&gt;&quot;&quot;;MAX([.$B$1:.$B98])+1;&quot;&quot;)">
            <text:p/>
          </table:table-cell>
          <table:table-cell table:style-name="ce62" table:number-columns-repeated="6"/>
          <table:table-cell table:number-columns-repeated="20"/>
          <table:table-cell table:style-name="ce68"/>
          <table:table-cell table:number-columns-repeated="995"/>
        </table:table-row>
        <table:table-row table:style-name="ro3">
          <table:table-cell/>
          <table:table-cell table:formula="of:=IF([.$A100]&lt;&gt;&quot;&quot;;MAX([.$B$1:.$B99])+1;&quot;&quot;)">
            <text:p/>
          </table:table-cell>
          <table:table-cell table:style-name="ce62" table:number-columns-repeated="6"/>
          <table:table-cell table:number-columns-repeated="20"/>
          <table:table-cell table:style-name="ce68"/>
          <table:table-cell table:number-columns-repeated="995"/>
        </table:table-row>
        <table:table-row table:style-name="ro3" table:number-rows-repeated="899">
          <table:table-cell table:number-columns-repeated="2"/>
          <table:table-cell table:style-name="ce62" table:number-columns-repeated="6"/>
          <table:table-cell table:number-columns-repeated="20"/>
          <table:table-cell table:style-name="ce68"/>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2" table:default-cell-style-name="ce71"/>
        <table:table-row table:style-name="ro8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39">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6">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68">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87">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0">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8">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74">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28">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39">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35">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3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3">
          <table:table-cell/>
          <table:table-cell table:style-name="ce73" table:formula="of:=IF([.$A14]&lt;&gt;&quot;&quot;;MAX([.$B$1:.$B1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3"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customization-items'.$B$1:'customization-items'.$C$1009];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0000/00/00</text:date>, <text:time style:data-style-name="N2" text:time-value="15:54:02.52874315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8T11:19:47.555065475</dc:date>
    <meta:editing-duration>P8DT13H24M20S</meta:editing-duration>
    <meta:editing-cycles>454</meta:editing-cycles>
    <meta:document-statistic meta:table-count="5" meta:cell-count="8287" meta:object-count="0"/>
  </office:meta>
</office:document-meta>
</file>